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nnz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lpkkt240.mtx</text:p>
          </table:table-cell>
          <table:table-cell table:number-columns-repeated="2" office:value-type="float" office:value="27993600" calcext:value-type="float">
            <text:p>27993600</text:p>
          </table:table-cell>
          <table:table-cell office:value-type="float" office:value="401232976" calcext:value-type="float">
            <text:p>4012329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]=[.C2];&quot;yes&quot;;&quot;no&quot;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Real</text:p>
          </table:table-cell>
          <table:table-cell table:formula="of:=COUNTIF([.F1:.F1949];&quot;real&quot;)" office:value-type="float" office:value="1588" calcext:value-type="float">
            <text:p>1588</text:p>
          </table:table-cell>
          <table:table-cell/>
          <table:table-cell office:value-type="string" calcext:value-type="string">
            <text:p>Symmetric</text:p>
          </table:table-cell>
          <table:table-cell table:formula="of:=COUNTIF([.G1:.G1949];&quot;symmetric&quot;)"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HV15R.mtx</text:p>
          </table:table-cell>
          <table:table-cell table:number-columns-repeated="2" office:value-type="float" office:value="2017169" calcext:value-type="float">
            <text:p>2017169</text:p>
          </table:table-cell>
          <table:table-cell office:value-type="float" office:value="283073458" calcext:value-type="float">
            <text:p>28307345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]=[.C3];&quot;yes&quot;;&quot;no&quot;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Integer</text:p>
          </table:table-cell>
          <table:table-cell table:formula="of:=COUNTIF([.F1:.F1949];&quot;integer&quot;)" office:value-type="float" office:value="360" calcext:value-type="float">
            <text:p>360</text:p>
          </table:table-cell>
          <table:table-cell/>
          <table:table-cell office:value-type="string" calcext:value-type="string">
            <text:p>General</text:p>
          </table:table-cell>
          <table:table-cell table:formula="of:=COUNTIF([.G1:.G1949];&quot;general&quot;)"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nlpkkt200.mtx</text:p>
          </table:table-cell>
          <table:table-cell table:number-columns-repeated="2" office:value-type="float" office:value="16240000" calcext:value-type="float">
            <text:p>16240000</text:p>
          </table:table-cell>
          <table:table-cell office:value-type="float" office:value="232232816" calcext:value-type="float">
            <text:p>2322328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]=[.C4];&quot;yes&quot;;&quot;no&quot;)" office:value-type="string" office:string-value="yes" calcext:value-type="string">
            <text:p>yes</text:p>
          </table:table-cell>
          <table:table-cell table:number-columns-repeated="4"/>
          <table:table-cell office:value-type="string" calcext:value-type="string">
            <text:p>skew symmetric</text:p>
          </table:table-cell>
          <table:table-cell table:formula="of:=COUNTIF([.G1:.G1949];&quot;skew-symmetric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lpkkt160.mtx</text:p>
          </table:table-cell>
          <table:table-cell table:number-columns-repeated="2" office:value-type="float" office:value="8345600" calcext:value-type="float">
            <text:p>8345600</text:p>
          </table:table-cell>
          <table:table-cell office:value-type="float" office:value="118931856" calcext:value-type="float">
            <text:p>11893185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]=[.C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_Geer.mtx</text:p>
          </table:table-cell>
          <table:table-cell table:number-columns-repeated="2" office:value-type="float" office:value="1504002" calcext:value-type="float">
            <text:p>1504002</text:p>
          </table:table-cell>
          <table:table-cell office:value-type="float" office:value="110879972" calcext:value-type="float">
            <text:p>11087997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]=[.C6];&quot;yes&quot;;&quot;no&quot;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Total Matrices</text:p>
          </table:table-cell>
          <table:table-cell table:formula="of:=SUM([.K2:.K3])" office:value-type="float" office:value="1948" calcext:value-type="float">
            <text:p>1948</text:p>
          </table:table-cell>
          <table:table-cell table:number-columns-repeated="2"/>
          <table:table-cell table:formula="of:=SUM([.N2:.N4])"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cage15.mtx</text:p>
          </table:table-cell>
          <table:table-cell table:number-columns-repeated="2" office:value-type="float" office:value="5154859" calcext:value-type="float">
            <text:p>5154859</text:p>
          </table:table-cell>
          <table:table-cell office:value-type="float" office:value="99199551" calcext:value-type="float">
            <text:p>9919955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]=[.C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on_g500-logn21.mtx</text:p>
          </table:table-cell>
          <table:table-cell table:number-columns-repeated="2" office:value-type="float" office:value="2097152" calcext:value-type="float">
            <text:p>2097152</text:p>
          </table:table-cell>
          <table:table-cell office:value-type="float" office:value="91042010" calcext:value-type="float">
            <text:p>9104201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8]=[.C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be_Coup_dt0.mtx</text:p>
          </table:table-cell>
          <table:table-cell table:number-columns-repeated="2" office:value-type="float" office:value="2164760" calcext:value-type="float">
            <text:p>2164760</text:p>
          </table:table-cell>
          <table:table-cell office:value-type="float" office:value="64685452" calcext:value-type="float">
            <text:p>646854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]=[.C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be_Coup_dt6.mtx</text:p>
          </table:table-cell>
          <table:table-cell table:number-columns-repeated="2" office:value-type="float" office:value="2164760" calcext:value-type="float">
            <text:p>2164760</text:p>
          </table:table-cell>
          <table:table-cell office:value-type="float" office:value="64685452" calcext:value-type="float">
            <text:p>646854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]=[.C1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rcuit5M.mtx</text:p>
          </table:table-cell>
          <table:table-cell table:number-columns-repeated="2" office:value-type="float" office:value="5558326" calcext:value-type="float">
            <text:p>5558326</text:p>
          </table:table-cell>
          <table:table-cell office:value-type="float" office:value="59524291" calcext:value-type="float">
            <text:p>5952429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]=[.C1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an_1565.mtx</text:p>
          </table:table-cell>
          <table:table-cell table:number-columns-repeated="2" office:value-type="float" office:value="1564794" calcext:value-type="float">
            <text:p>1564794</text:p>
          </table:table-cell>
          <table:table-cell office:value-type="float" office:value="59485419" calcext:value-type="float">
            <text:p>5948541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]=[.C1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lpkkt120.mtx</text:p>
          </table:table-cell>
          <table:table-cell table:number-columns-repeated="2" office:value-type="float" office:value="3542400" calcext:value-type="float">
            <text:p>3542400</text:p>
          </table:table-cell>
          <table:table-cell office:value-type="float" office:value="50194096" calcext:value-type="float">
            <text:p>501940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3]=[.C1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lFilterV3real.mtx</text:p>
          </table:table-cell>
          <table:table-cell table:number-columns-repeated="2" office:value-type="float" office:value="1102824" calcext:value-type="float">
            <text:p>1102824</text:p>
          </table:table-cell>
          <table:table-cell office:value-type="float" office:value="45204422" calcext:value-type="float">
            <text:p>4520442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4]=[.C1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on_g500-logn20.mtx</text:p>
          </table:table-cell>
          <table:table-cell table:number-columns-repeated="2" office:value-type="float" office:value="1048576" calcext:value-type="float">
            <text:p>1048576</text:p>
          </table:table-cell>
          <table:table-cell office:value-type="float" office:value="44620272" calcext:value-type="float">
            <text:p>4462027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5]=[.C1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ng_Coup_dt6.mtx</text:p>
          </table:table-cell>
          <table:table-cell table:number-columns-repeated="2" office:value-type="float" office:value="1470152" calcext:value-type="float">
            <text:p>1470152</text:p>
          </table:table-cell>
          <table:table-cell office:value-type="float" office:value="44279572" calcext:value-type="float">
            <text:p>4427957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]=[.C1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ng_Coup_dt0.mtx</text:p>
          </table:table-cell>
          <table:table-cell table:number-columns-repeated="2" office:value-type="float" office:value="1470152" calcext:value-type="float">
            <text:p>1470152</text:p>
          </table:table-cell>
          <table:table-cell office:value-type="float" office:value="44279572" calcext:value-type="float">
            <text:p>4427957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]=[.C1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dikw_1.mtx</text:p>
          </table:table-cell>
          <table:table-cell table:number-columns-repeated="2" office:value-type="float" office:value="943695" calcext:value-type="float">
            <text:p>943695</text:p>
          </table:table-cell>
          <table:table-cell office:value-type="float" office:value="39297771" calcext:value-type="float">
            <text:p>3929777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]=[.C1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M07R.mtx</text:p>
          </table:table-cell>
          <table:table-cell table:number-columns-repeated="2" office:value-type="float" office:value="381689" calcext:value-type="float">
            <text:p>381689</text:p>
          </table:table-cell>
          <table:table-cell office:value-type="float" office:value="37464962" calcext:value-type="float">
            <text:p>3746496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9]=[.C1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ne010.mtx</text:p>
          </table:table-cell>
          <table:table-cell table:number-columns-repeated="2" office:value-type="float" office:value="986703" calcext:value-type="float">
            <text:p>986703</text:p>
          </table:table-cell>
          <table:table-cell office:value-type="float" office:value="36326514" calcext:value-type="float">
            <text:p>3632651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0]=[.C2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ena.mtx</text:p>
          </table:table-cell>
          <table:table-cell table:number-columns-repeated="2" office:value-type="float" office:value="1391349" calcext:value-type="float">
            <text:p>1391349</text:p>
          </table:table-cell>
          <table:table-cell office:value-type="float" office:value="32961525" calcext:value-type="float">
            <text:p>329615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1]=[.C2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o_1438.mtx</text:p>
          </table:table-cell>
          <table:table-cell table:number-columns-repeated="2" office:value-type="float" office:value="1437960" calcext:value-type="float">
            <text:p>1437960</text:p>
          </table:table-cell>
          <table:table-cell office:value-type="float" office:value="32297325" calcext:value-type="float">
            <text:p>322973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2]=[.C2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ok_1498.mtx</text:p>
          </table:table-cell>
          <table:table-cell table:number-columns-repeated="2" office:value-type="float" office:value="1498023" calcext:value-type="float">
            <text:p>1498023</text:p>
          </table:table-cell>
          <table:table-cell office:value-type="float" office:value="31207734" calcext:value-type="float">
            <text:p>3120773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3]=[.C2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neS10.mtx</text:p>
          </table:table-cell>
          <table:table-cell table:number-columns-repeated="2" office:value-type="float" office:value="914898" calcext:value-type="float">
            <text:p>914898</text:p>
          </table:table-cell>
          <table:table-cell office:value-type="float" office:value="28191660" calcext:value-type="float">
            <text:p>2819166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4]=[.C2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_Laplace.mtx</text:p>
          </table:table-cell>
          <table:table-cell table:number-columns-repeated="2" office:value-type="float" office:value="377002" calcext:value-type="float">
            <text:p>377002</text:p>
          </table:table-cell>
          <table:table-cell office:value-type="float" office:value="27689972" calcext:value-type="float">
            <text:p>2768997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5]=[.C2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ge14.mtx</text:p>
          </table:table-cell>
          <table:table-cell table:number-columns-repeated="2" office:value-type="float" office:value="1505785" calcext:value-type="float">
            <text:p>1505785</text:p>
          </table:table-cell>
          <table:table-cell office:value-type="float" office:value="27130349" calcext:value-type="float">
            <text:p>2713034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6]=[.C2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_shell10.mtx</text:p>
          </table:table-cell>
          <table:table-cell table:number-columns-repeated="2" office:value-type="float" office:value="1508065" calcext:value-type="float">
            <text:p>1508065</text:p>
          </table:table-cell>
          <table:table-cell office:value-type="float" office:value="27090195" calcext:value-type="float">
            <text:p>2709019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7]=[.C2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llChip.mtx</text:p>
          </table:table-cell>
          <table:table-cell table:number-columns-repeated="2" office:value-type="float" office:value="2987012" calcext:value-type="float">
            <text:p>2987012</text:p>
          </table:table-cell>
          <table:table-cell office:value-type="float" office:value="26621990" calcext:value-type="float">
            <text:p>2662199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8]=[.C2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lFilterV2real.mtx</text:p>
          </table:table-cell>
          <table:table-cell table:number-columns-repeated="2" office:value-type="float" office:value="1157456" calcext:value-type="float">
            <text:p>1157456</text:p>
          </table:table-cell>
          <table:table-cell office:value-type="float" office:value="24848204" calcext:value-type="float">
            <text:p>2484820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9]=[.C2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door.mtx</text:p>
          </table:table-cell>
          <table:table-cell table:number-columns-repeated="2" office:value-type="float" office:value="952203" calcext:value-type="float">
            <text:p>952203</text:p>
          </table:table-cell>
          <table:table-cell office:value-type="float" office:value="23737339" calcext:value-type="float">
            <text:p>2373733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0]=[.C3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port.mtx</text:p>
          </table:table-cell>
          <table:table-cell table:number-columns-repeated="2" office:value-type="float" office:value="1602111" calcext:value-type="float">
            <text:p>1602111</text:p>
          </table:table-cell>
          <table:table-cell office:value-type="float" office:value="23500731" calcext:value-type="float">
            <text:p>2350073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1]=[.C3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pCons3D.mtx</text:p>
          </table:table-cell>
          <table:table-cell table:number-columns-repeated="2" office:value-type="float" office:value="416800" calcext:value-type="float">
            <text:p>416800</text:p>
          </table:table-cell>
          <table:table-cell office:value-type="float" office:value="22322336" calcext:value-type="float">
            <text:p>2232233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2]=[.C3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on_g500-logn19.mtx</text:p>
          </table:table-cell>
          <table:table-cell table:number-columns-repeated="2" office:value-type="float" office:value="524288" calcext:value-type="float">
            <text:p>524288</text:p>
          </table:table-cell>
          <table:table-cell office:value-type="float" office:value="21781478" calcext:value-type="float">
            <text:p>2178147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33]=[.C3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ilia_923.mtx</text:p>
          </table:table-cell>
          <table:table-cell table:number-columns-repeated="2" office:value-type="float" office:value="923136" calcext:value-type="float">
            <text:p>923136</text:p>
          </table:table-cell>
          <table:table-cell office:value-type="float" office:value="20964171" calcext:value-type="float">
            <text:p>2096417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4]=[.C3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31.mtx</text:p>
          </table:table-cell>
          <table:table-cell table:number-columns-repeated="2" office:value-type="float" office:value="4690002" calcext:value-type="float">
            <text:p>4690002</text:p>
          </table:table-cell>
          <table:table-cell office:value-type="float" office:value="20316253" calcext:value-type="float">
            <text:p>203162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5]=[.C3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rcuit5M_dc.mtx</text:p>
          </table:table-cell>
          <table:table-cell table:number-columns-repeated="2" office:value-type="float" office:value="3523317" calcext:value-type="float">
            <text:p>3523317</text:p>
          </table:table-cell>
          <table:table-cell office:value-type="float" office:value="19194193" calcext:value-type="float">
            <text:p>1919419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6]=[.C3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scale1.mtx</text:p>
          </table:table-cell>
          <table:table-cell table:number-columns-repeated="2" office:value-type="float" office:value="3428755" calcext:value-type="float">
            <text:p>3428755</text:p>
          </table:table-cell>
          <table:table-cell office:value-type="float" office:value="18920347" calcext:value-type="float">
            <text:p>1892034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7]=[.C3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line_1.mtx</text:p>
          </table:table-cell>
          <table:table-cell table:number-columns-repeated="2" office:value-type="float" office:value="503712" calcext:value-type="float">
            <text:p>503712</text:p>
          </table:table-cell>
          <table:table-cell office:value-type="float" office:value="18660027" calcext:value-type="float">
            <text:p>1866002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8]=[.C3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RS_b2383.mtx</text:p>
          </table:table-cell>
          <table:table-cell table:number-columns-repeated="2" office:value-type="float" office:value="38120" calcext:value-type="float">
            <text:p>38120</text:p>
          </table:table-cell>
          <table:table-cell office:value-type="float" office:value="16171169" calcext:value-type="float">
            <text:p>1617116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9]=[.C3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RS_b2383_c1.mtx</text:p>
          </table:table-cell>
          <table:table-cell table:number-columns-repeated="2" office:value-type="float" office:value="38120" calcext:value-type="float">
            <text:p>38120</text:p>
          </table:table-cell>
          <table:table-cell office:value-type="float" office:value="16171169" calcext:value-type="float">
            <text:p>1617116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0]=[.C4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lpkkt80.mtx</text:p>
          </table:table-cell>
          <table:table-cell table:number-columns-repeated="2" office:value-type="float" office:value="1062400" calcext:value-type="float">
            <text:p>1062400</text:p>
          </table:table-cell>
          <table:table-cell office:value-type="float" office:value="14883536" calcext:value-type="float">
            <text:p>1488353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1]=[.C4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hip.mtx</text:p>
          </table:table-cell>
          <table:table-cell table:number-columns-repeated="2" office:value-type="float" office:value="2707524" calcext:value-type="float">
            <text:p>2707524</text:p>
          </table:table-cell>
          <table:table-cell office:value-type="float" office:value="14810202" calcext:value-type="float">
            <text:p>1481020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2]=[.C4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ult_639.mtx</text:p>
          </table:table-cell>
          <table:table-cell table:number-columns-repeated="2" office:value-type="float" office:value="638802" calcext:value-type="float">
            <text:p>638802</text:p>
          </table:table-cell>
          <table:table-cell office:value-type="float" office:value="14626683" calcext:value-type="float">
            <text:p>1462668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3]=[.C4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use_gene.mtx</text:p>
          </table:table-cell>
          <table:table-cell table:number-columns-repeated="2" office:value-type="float" office:value="45101" calcext:value-type="float">
            <text:p>45101</text:p>
          </table:table-cell>
          <table:table-cell office:value-type="float" office:value="14506196" calcext:value-type="float">
            <text:p>145061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4]=[.C4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lCurl_4.mtx</text:p>
          </table:table-cell>
          <table:table-cell table:number-columns-repeated="2" office:value-type="float" office:value="2380515" calcext:value-type="float">
            <text:p>2380515</text:p>
          </table:table-cell>
          <table:table-cell office:value-type="float" office:value="14448191" calcext:value-type="float">
            <text:p>1444819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5]=[.C4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d24k.mtx</text:p>
          </table:table-cell>
          <table:table-cell table:number-columns-repeated="2" office:value-type="float" office:value="72000" calcext:value-type="float">
            <text:p>72000</text:p>
          </table:table-cell>
          <table:table-cell office:value-type="float" office:value="14393817" calcext:value-type="float">
            <text:p>1439381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6]=[.C4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1.mtx</text:p>
          </table:table-cell>
          <table:table-cell table:number-columns-repeated="2" office:value-type="float" office:value="343791" calcext:value-type="float">
            <text:p>343791</text:p>
          </table:table-cell>
          <table:table-cell office:value-type="float" office:value="13590452" calcext:value-type="float">
            <text:p>135904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7]=[.C4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ne010_M.mtx</text:p>
          </table:table-cell>
          <table:table-cell table:number-columns-repeated="2" office:value-type="float" office:value="986703" calcext:value-type="float">
            <text:p>986703</text:p>
          </table:table-cell>
          <table:table-cell office:value-type="float" office:value="12437739" calcext:value-type="float">
            <text:p>1243773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8]=[.C4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man_gene1.mtx</text:p>
          </table:table-cell>
          <table:table-cell table:number-columns-repeated="2" office:value-type="float" office:value="22283" calcext:value-type="float">
            <text:p>22283</text:p>
          </table:table-cell>
          <table:table-cell office:value-type="float" office:value="12345963" calcext:value-type="float">
            <text:p>1234596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9]=[.C4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F-1465.mtx</text:p>
          </table:table-cell>
          <table:table-cell table:number-columns-repeated="2" office:value-type="float" office:value="1465137" calcext:value-type="float">
            <text:p>1465137</text:p>
          </table:table-cell>
          <table:table-cell office:value-type="float" office:value="11235263" calcext:value-type="float">
            <text:p>1123526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0]=[.C5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m_106857.mtx</text:p>
          </table:table-cell>
          <table:table-cell table:number-columns-repeated="2" office:value-type="float" office:value="589446" calcext:value-type="float">
            <text:p>589446</text:p>
          </table:table-cell>
          <table:table-cell office:value-type="float" office:value="11174185" calcext:value-type="float">
            <text:p>111741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1]=[.C5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hne2.mtx</text:p>
          </table:table-cell>
          <table:table-cell table:number-columns-repeated="2" office:value-type="float" office:value="181343" calcext:value-type="float">
            <text:p>181343</text:p>
          </table:table-cell>
          <table:table-cell office:value-type="float" office:value="11063545" calcext:value-type="float">
            <text:p>1106354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2]=[.C5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on_g500-logn18.mtx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float" office:value="10583222" calcext:value-type="float">
            <text:p>1058322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53]=[.C5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door.mtx</text:p>
          </table:table-cell>
          <table:table-cell table:number-columns-repeated="2" office:value-type="float" office:value="415863" calcext:value-type="float">
            <text:p>415863</text:p>
          </table:table-cell>
          <table:table-cell office:value-type="float" office:value="10328399" calcext:value-type="float">
            <text:p>1032839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4]=[.C5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mosmodl.mtx</text:p>
          </table:table-cell>
          <table:table-cell table:number-columns-repeated="2" office:value-type="float" office:value="1489752" calcext:value-type="float">
            <text:p>1489752</text:p>
          </table:table-cell>
          <table:table-cell office:value-type="float" office:value="10319760" calcext:value-type="float">
            <text:p>1031976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5]=[.C5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mosmodm.mtx</text:p>
          </table:table-cell>
          <table:table-cell table:number-columns-repeated="2" office:value-type="float" office:value="1489752" calcext:value-type="float">
            <text:p>1489752</text:p>
          </table:table-cell>
          <table:table-cell office:value-type="float" office:value="10319760" calcext:value-type="float">
            <text:p>1031976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56]=[.C5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neS10_M.mtx</text:p>
          </table:table-cell>
          <table:table-cell table:number-columns-repeated="2" office:value-type="float" office:value="914898" calcext:value-type="float">
            <text:p>914898</text:p>
          </table:table-cell>
          <table:table-cell office:value-type="float" office:value="9702186" calcext:value-type="float">
            <text:p>970218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7]=[.C5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41As41H72.mtx</text:p>
          </table:table-cell>
          <table:table-cell table:number-columns-repeated="2" office:value-type="float" office:value="268096" calcext:value-type="float">
            <text:p>268096</text:p>
          </table:table-cell>
          <table:table-cell office:value-type="float" office:value="9378286" calcext:value-type="float">
            <text:p>937828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8]=[.C5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_shell2.mtx</text:p>
          </table:table-cell>
          <table:table-cell table:number-columns-repeated="2" office:value-type="float" office:value="504855" calcext:value-type="float">
            <text:p>504855</text:p>
          </table:table-cell>
          <table:table-cell office:value-type="float" office:value="9046865" calcext:value-type="float">
            <text:p>904686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9]=[.C5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_shell8.mtx</text:p>
          </table:table-cell>
          <table:table-cell table:number-columns-repeated="2" office:value-type="float" office:value="504855" calcext:value-type="float">
            <text:p>504855</text:p>
          </table:table-cell>
          <table:table-cell office:value-type="float" office:value="9046865" calcext:value-type="float">
            <text:p>904686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0]=[.C6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_shell5.mtx</text:p>
          </table:table-cell>
          <table:table-cell table:number-columns-repeated="2" office:value-type="float" office:value="504855" calcext:value-type="float">
            <text:p>504855</text:p>
          </table:table-cell>
          <table:table-cell office:value-type="float" office:value="9046865" calcext:value-type="float">
            <text:p>904686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1]=[.C6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_shell3.mtx</text:p>
          </table:table-cell>
          <table:table-cell table:number-columns-repeated="2" office:value-type="float" office:value="504855" calcext:value-type="float">
            <text:p>504855</text:p>
          </table:table-cell>
          <table:table-cell office:value-type="float" office:value="9046865" calcext:value-type="float">
            <text:p>904686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2]=[.C6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_shell1.mtx</text:p>
          </table:table-cell>
          <table:table-cell table:number-columns-repeated="2" office:value-type="float" office:value="504855" calcext:value-type="float">
            <text:p>504855</text:p>
          </table:table-cell>
          <table:table-cell office:value-type="float" office:value="9046865" calcext:value-type="float">
            <text:p>904686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3]=[.C6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_shell4.mtx</text:p>
          </table:table-cell>
          <table:table-cell table:number-columns-repeated="2" office:value-type="float" office:value="504855" calcext:value-type="float">
            <text:p>504855</text:p>
          </table:table-cell>
          <table:table-cell office:value-type="float" office:value="9046865" calcext:value-type="float">
            <text:p>904686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4]=[.C6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_shell6.mtx</text:p>
          </table:table-cell>
          <table:table-cell table:number-columns-repeated="2" office:value-type="float" office:value="504855" calcext:value-type="float">
            <text:p>504855</text:p>
          </table:table-cell>
          <table:table-cell office:value-type="float" office:value="9046865" calcext:value-type="float">
            <text:p>904686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5]=[.C6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_shell7.mtx</text:p>
          </table:table-cell>
          <table:table-cell table:number-columns-repeated="2" office:value-type="float" office:value="504855" calcext:value-type="float">
            <text:p>504855</text:p>
          </table:table-cell>
          <table:table-cell office:value-type="float" office:value="9046865" calcext:value-type="float">
            <text:p>904686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6]=[.C6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_shell9.mtx</text:p>
          </table:table-cell>
          <table:table-cell table:number-columns-repeated="2" office:value-type="float" office:value="504855" calcext:value-type="float">
            <text:p>504855</text:p>
          </table:table-cell>
          <table:table-cell office:value-type="float" office:value="9046865" calcext:value-type="float">
            <text:p>904686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7]=[.C6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man_gene2.mtx</text:p>
          </table:table-cell>
          <table:table-cell table:number-columns-repeated="2" office:value-type="float" office:value="14340" calcext:value-type="float">
            <text:p>14340</text:p>
          </table:table-cell>
          <table:table-cell office:value-type="float" office:value="9041364" calcext:value-type="float">
            <text:p>904136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8]=[.C6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_3_k101.mtx</text:p>
          </table:table-cell>
          <table:table-cell table:number-columns-repeated="2" office:value-type="float" office:value="503625" calcext:value-type="float">
            <text:p>503625</text:p>
          </table:table-cell>
          <table:table-cell office:value-type="float" office:value="9027150" calcext:value-type="float">
            <text:p>902715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9]=[.C6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_4_k101.mtx</text:p>
          </table:table-cell>
          <table:table-cell table:number-columns-repeated="2" office:value-type="float" office:value="503625" calcext:value-type="float">
            <text:p>503625</text:p>
          </table:table-cell>
          <table:table-cell office:value-type="float" office:value="9027150" calcext:value-type="float">
            <text:p>902715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70]=[.C7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_2_k101.mtx</text:p>
          </table:table-cell>
          <table:table-cell table:number-columns-repeated="2" office:value-type="float" office:value="503625" calcext:value-type="float">
            <text:p>503625</text:p>
          </table:table-cell>
          <table:table-cell office:value-type="float" office:value="9027150" calcext:value-type="float">
            <text:p>902715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71]=[.C7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_5_k101.mtx</text:p>
          </table:table-cell>
          <table:table-cell table:number-columns-repeated="2" office:value-type="float" office:value="503625" calcext:value-type="float">
            <text:p>503625</text:p>
          </table:table-cell>
          <table:table-cell office:value-type="float" office:value="9027150" calcext:value-type="float">
            <text:p>902715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72]=[.C7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_1_k101.mtx</text:p>
          </table:table-cell>
          <table:table-cell table:number-columns-repeated="2" office:value-type="float" office:value="503625" calcext:value-type="float">
            <text:p>503625</text:p>
          </table:table-cell>
          <table:table-cell office:value-type="float" office:value="9027150" calcext:value-type="float">
            <text:p>902715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73]=[.C7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_0_k101.mtx</text:p>
          </table:table-cell>
          <table:table-cell table:number-columns-repeated="2" office:value-type="float" office:value="503625" calcext:value-type="float">
            <text:p>503625</text:p>
          </table:table-cell>
          <table:table-cell office:value-type="float" office:value="9027150" calcext:value-type="float">
            <text:p>902715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74]=[.C7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mosmodd.mtx</text:p>
          </table:table-cell>
          <table:table-cell table:number-columns-repeated="2" office:value-type="float" office:value="1270432" calcext:value-type="float">
            <text:p>1270432</text:p>
          </table:table-cell>
          <table:table-cell office:value-type="float" office:value="8814880" calcext:value-type="float">
            <text:p>881488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5]=[.C7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mosmodj.mtx</text:p>
          </table:table-cell>
          <table:table-cell table:number-columns-repeated="2" office:value-type="float" office:value="1270432" calcext:value-type="float">
            <text:p>1270432</text:p>
          </table:table-cell>
          <table:table-cell office:value-type="float" office:value="8814880" calcext:value-type="float">
            <text:p>881488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6]=[.C7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RS_b678_c2.mtx</text:p>
          </table:table-cell>
          <table:table-cell table:number-columns-repeated="2" office:value-type="float" office:value="35696" calcext:value-type="float">
            <text:p>35696</text:p>
          </table:table-cell>
          <table:table-cell office:value-type="float" office:value="8781949" calcext:value-type="float">
            <text:p>878194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7]=[.C7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so1.mtx</text:p>
          </table:table-cell>
          <table:table-cell table:number-columns-repeated="2" office:value-type="float" office:value="116158" calcext:value-type="float">
            <text:p>116158</text:p>
          </table:table-cell>
          <table:table-cell office:value-type="float" office:value="8516500" calcext:value-type="float">
            <text:p>85165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8]=[.C7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02R.mtx</text:p>
          </table:table-cell>
          <table:table-cell table:number-columns-repeated="2" office:value-type="float" office:value="161070" calcext:value-type="float">
            <text:p>161070</text:p>
          </table:table-cell>
          <table:table-cell office:value-type="float" office:value="8185136" calcext:value-type="float">
            <text:p>818513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9]=[.C7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kt_power.mtx</text:p>
          </table:table-cell>
          <table:table-cell table:number-columns-repeated="2" office:value-type="float" office:value="2063494" calcext:value-type="float">
            <text:p>2063494</text:p>
          </table:table-cell>
          <table:table-cell office:value-type="float" office:value="8130343" calcext:value-type="float">
            <text:p>813034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80]=[.C8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41Ge41H72.mtx</text:p>
          </table:table-cell>
          <table:table-cell table:number-columns-repeated="2" office:value-type="float" office:value="185639" calcext:value-type="float">
            <text:p>185639</text:p>
          </table:table-cell>
          <table:table-cell office:value-type="float" office:value="7598452" calcext:value-type="float">
            <text:p>75984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81]=[.C8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ge13.mtx</text:p>
          </table:table-cell>
          <table:table-cell table:number-columns-repeated="2" office:value-type="float" office:value="445315" calcext:value-type="float">
            <text:p>445315</text:p>
          </table:table-cell>
          <table:table-cell office:value-type="float" office:value="7479343" calcext:value-type="float">
            <text:p>747934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2]=[.C8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lCurl_3.mtx</text:p>
          </table:table-cell>
          <table:table-cell table:number-columns-repeated="2" office:value-type="float" office:value="1219574" calcext:value-type="float">
            <text:p>1219574</text:p>
          </table:table-cell>
          <table:table-cell office:value-type="float" office:value="7382096" calcext:value-type="float">
            <text:p>73820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83]=[.C8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d12k.mtx</text:p>
          </table:table-cell>
          <table:table-cell table:number-columns-repeated="2" office:value-type="float" office:value="36000" calcext:value-type="float">
            <text:p>36000</text:p>
          </table:table-cell>
          <table:table-cell office:value-type="float" office:value="7128473" calcext:value-type="float">
            <text:p>712847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84]=[.C8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nkseg_2.mtx</text:p>
          </table:table-cell>
          <table:table-cell table:number-columns-repeated="2" office:value-type="float" office:value="63838" calcext:value-type="float">
            <text:p>63838</text:p>
          </table:table-cell>
          <table:table-cell office:value-type="float" office:value="7106348" calcext:value-type="float">
            <text:p>710634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85]=[.C8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RS_b2052_c1.mtx</text:p>
          </table:table-cell>
          <table:table-cell table:number-columns-repeated="2" office:value-type="float" office:value="25626" calcext:value-type="float">
            <text:p>25626</text:p>
          </table:table-cell>
          <table:table-cell office:value-type="float" office:value="6761100" calcext:value-type="float">
            <text:p>67611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6]=[.C8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Elechi1.mtx</text:p>
          </table:table-cell>
          <table:table-cell table:number-columns-repeated="2" office:value-type="float" office:value="245874" calcext:value-type="float">
            <text:p>245874</text:p>
          </table:table-cell>
          <table:table-cell office:value-type="float" office:value="6698185" calcext:value-type="float">
            <text:p>66981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87]=[.C8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FS_b300_c3.mtx</text:p>
          </table:table-cell>
          <table:table-cell table:number-columns-repeated="2" office:value-type="float" office:value="84414" calcext:value-type="float">
            <text:p>84414</text:p>
          </table:table-cell>
          <table:table-cell office:value-type="float" office:value="6578753" calcext:value-type="float">
            <text:p>65787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88]=[.C8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30.mtx</text:p>
          </table:table-cell>
          <table:table-cell table:number-columns-repeated="2" office:value-type="float" office:value="643994" calcext:value-type="float">
            <text:p>643994</text:p>
          </table:table-cell>
          <table:table-cell office:value-type="float" office:value="6175377" calcext:value-type="float">
            <text:p>617537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9]=[.C8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2.mtx</text:p>
          </table:table-cell>
          <table:table-cell table:number-columns-repeated="2" office:value-type="float" office:value="659033" calcext:value-type="float">
            <text:p>659033</text:p>
          </table:table-cell>
          <table:table-cell office:value-type="float" office:value="5959282" calcext:value-type="float">
            <text:p>59592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0]=[.C9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tk.mtx</text:p>
          </table:table-cell>
          <table:table-cell table:number-columns-repeated="2" office:value-type="float" office:value="217918" calcext:value-type="float">
            <text:p>217918</text:p>
          </table:table-cell>
          <table:table-cell office:value-type="float" office:value="5926171" calcext:value-type="float">
            <text:p>592617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1]=[.C9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mw3_2.mtx</text:p>
          </table:table-cell>
          <table:table-cell table:number-columns-repeated="2" office:value-type="float" office:value="227362" calcext:value-type="float">
            <text:p>227362</text:p>
          </table:table-cell>
          <table:table-cell office:value-type="float" office:value="5757996" calcext:value-type="float">
            <text:p>57579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2]=[.C9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O2.mtx</text:p>
          </table:table-cell>
          <table:table-cell table:number-columns-repeated="2" office:value-type="float" office:value="155331" calcext:value-type="float">
            <text:p>155331</text:p>
          </table:table-cell>
          <table:table-cell office:value-type="float" office:value="5719417" calcext:value-type="float">
            <text:p>571941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3]=[.C9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rgebasis.mtx</text:p>
          </table:table-cell>
          <table:table-cell table:number-columns-repeated="2" office:value-type="float" office:value="440020" calcext:value-type="float">
            <text:p>440020</text:p>
          </table:table-cell>
          <table:table-cell office:value-type="float" office:value="5560100" calcext:value-type="float">
            <text:p>55601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4]=[.C9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mrle3.mtx</text:p>
          </table:table-cell>
          <table:table-cell table:number-columns-repeated="2" office:value-type="float" office:value="1447360" calcext:value-type="float">
            <text:p>1447360</text:p>
          </table:table-cell>
          <table:table-cell office:value-type="float" office:value="5514242" calcext:value-type="float">
            <text:p>551424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5]=[.C9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od.mtx</text:p>
          </table:table-cell>
          <table:table-cell table:number-columns-repeated="2" office:value-type="float" office:value="220542" calcext:value-type="float">
            <text:p>220542</text:p>
          </table:table-cell>
          <table:table-cell office:value-type="float" office:value="5494489" calcext:value-type="float">
            <text:p>549448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6]=[.C9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87H76.mtx</text:p>
          </table:table-cell>
          <table:table-cell table:number-columns-repeated="2" office:value-type="float" office:value="240369" calcext:value-type="float">
            <text:p>240369</text:p>
          </table:table-cell>
          <table:table-cell office:value-type="float" office:value="5451000" calcext:value-type="float">
            <text:p>54510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7]=[.C9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-9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8]=[.C9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-6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9]=[.C9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-10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0]=[.C10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-7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1]=[.C10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-5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2]=[.C10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-8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3]=[.C10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mwcra_1.mtx</text:p>
          </table:table-cell>
          <table:table-cell table:number-columns-repeated="2" office:value-type="float" office:value="148770" calcext:value-type="float">
            <text:p>148770</text:p>
          </table:table-cell>
          <table:table-cell office:value-type="float" office:value="5396386" calcext:value-type="float">
            <text:p>539638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4]=[.C10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byshev4.mtx</text:p>
          </table:table-cell>
          <table:table-cell table:number-columns-repeated="2" office:value-type="float" office:value="68121" calcext:value-type="float">
            <text:p>68121</text:p>
          </table:table-cell>
          <table:table-cell office:value-type="float" office:value="5377761" calcext:value-type="float">
            <text:p>537776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5]=[.C10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nkseg_1.mtx</text:p>
          </table:table-cell>
          <table:table-cell table:number-columns-repeated="2" office:value-type="float" office:value="52804" calcext:value-type="float">
            <text:p>52804</text:p>
          </table:table-cell>
          <table:table-cell office:value-type="float" office:value="5333507" calcext:value-type="float">
            <text:p>533350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6]=[.C10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-4.mtx</text:p>
          </table:table-cell>
          <table:table-cell table:number-columns-repeated="2" office:value-type="float" office:value="153226" calcext:value-type="float">
            <text:p>153226</text:p>
          </table:table-cell>
          <table:table-cell office:value-type="float" office:value="5326228" calcext:value-type="float">
            <text:p>532622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7]=[.C10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psec5.mtx</text:p>
          </table:table-cell>
          <table:table-cell table:number-columns-repeated="2" office:value-type="float" office:value="179860" calcext:value-type="float">
            <text:p>179860</text:p>
          </table:table-cell>
          <table:table-cell office:value-type="float" office:value="5146478" calcext:value-type="float">
            <text:p>514647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8]=[.C10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104.mtx</text:p>
          </table:table-cell>
          <table:table-cell table:number-columns-repeated="2" office:value-type="float" office:value="108384" calcext:value-type="float">
            <text:p>108384</text:p>
          </table:table-cell>
          <table:table-cell office:value-type="float" office:value="5138004" calcext:value-type="float">
            <text:p>513800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9]=[.C10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on_g500-logn17.mtx</text:p>
          </table:table-cell>
          <table:table-cell table:number-columns-repeated="2" office:value-type="float" office:value="131072" calcext:value-type="float">
            <text:p>131072</text:p>
          </table:table-cell>
          <table:table-cell office:value-type="float" office:value="5114375" calcext:value-type="float">
            <text:p>511437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10]=[.C11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_t1.mtx</text:p>
          </table:table-cell>
          <table:table-cell table:number-columns-repeated="2" office:value-type="float" office:value="97578" calcext:value-type="float">
            <text:p>97578</text:p>
          </table:table-cell>
          <table:table-cell office:value-type="float" office:value="4925574" calcext:value-type="float">
            <text:p>492557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1]=[.C11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mal2.mtx</text:p>
          </table:table-cell>
          <table:table-cell table:number-columns-repeated="2" office:value-type="float" office:value="1228045" calcext:value-type="float">
            <text:p>1228045</text:p>
          </table:table-cell>
          <table:table-cell office:value-type="float" office:value="4904179" calcext:value-type="float">
            <text:p>490417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2]=[.C11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29.mtx</text:p>
          </table:table-cell>
          <table:table-cell table:number-columns-repeated="2" office:value-type="float" office:value="643994" calcext:value-type="float">
            <text:p>643994</text:p>
          </table:table-cell>
          <table:table-cell office:value-type="float" office:value="4866270" calcext:value-type="float">
            <text:p>486627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3]=[.C11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lCurl_2.mtx</text:p>
          </table:table-cell>
          <table:table-cell table:number-columns-repeated="2" office:value-type="float" office:value="806529" calcext:value-type="float">
            <text:p>806529</text:p>
          </table:table-cell>
          <table:table-cell office:value-type="float" office:value="4864159" calcext:value-type="float">
            <text:p>486415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4]=[.C11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3_circuit.mtx</text:p>
          </table:table-cell>
          <table:table-cell table:number-columns-repeated="2" office:value-type="float" office:value="1585478" calcext:value-type="float">
            <text:p>1585478</text:p>
          </table:table-cell>
          <table:table-cell office:value-type="float" office:value="4623152" calcext:value-type="float">
            <text:p>46231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5]=[.C11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em.mtx</text:p>
          </table:table-cell>
          <table:table-cell table:number-columns-repeated="2" office:value-type="float" office:value="921632" calcext:value-type="float">
            <text:p>921632</text:p>
          </table:table-cell>
          <table:table-cell office:value-type="float" office:value="4590832" calcext:value-type="float">
            <text:p>459083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16]=[.C11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mt_unsym.mtx</text:p>
          </table:table-cell>
          <table:table-cell table:number-columns-repeated="2" office:value-type="float" office:value="917825" calcext:value-type="float">
            <text:p>917825</text:p>
          </table:table-cell>
          <table:table-cell office:value-type="float" office:value="4584801" calcext:value-type="float">
            <text:p>458480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7]=[.C11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19As19H42.mtx</text:p>
          </table:table-cell>
          <table:table-cell table:number-columns-repeated="2" office:value-type="float" office:value="133123" calcext:value-type="float">
            <text:p>133123</text:p>
          </table:table-cell>
          <table:table-cell office:value-type="float" office:value="4508981" calcext:value-type="float">
            <text:p>45089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8]=[.C11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so3.mtx</text:p>
          </table:table-cell>
          <table:table-cell table:number-columns-repeated="2" office:value-type="float" office:value="259156" calcext:value-type="float">
            <text:p>259156</text:p>
          </table:table-cell>
          <table:table-cell office:value-type="float" office:value="4429042" calcext:value-type="float">
            <text:p>442904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9]=[.C11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RS_b300_c3.mtx</text:p>
          </table:table-cell>
          <table:table-cell table:number-columns-repeated="2" office:value-type="float" office:value="42138" calcext:value-type="float">
            <text:p>42138</text:p>
          </table:table-cell>
          <table:table-cell office:value-type="float" office:value="4413449" calcext:value-type="float">
            <text:p>441344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0]=[.C12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RS_b678_c1.mtx</text:p>
          </table:table-cell>
          <table:table-cell table:number-columns-repeated="2" office:value-type="float" office:value="18696" calcext:value-type="float">
            <text:p>18696</text:p>
          </table:table-cell>
          <table:table-cell office:value-type="float" office:value="4396289" calcext:value-type="float">
            <text:p>439628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1]=[.C12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FS_b300_c2.mtx</text:p>
          </table:table-cell>
          <table:table-cell table:number-columns-repeated="2" office:value-type="float" office:value="56814" calcext:value-type="float">
            <text:p>56814</text:p>
          </table:table-cell>
          <table:table-cell office:value-type="float" office:value="4391071" calcext:value-type="float">
            <text:p>439107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2]=[.C12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99H100.mtx</text:p>
          </table:table-cell>
          <table:table-cell table:number-columns-repeated="2" office:value-type="float" office:value="112985" calcext:value-type="float">
            <text:p>112985</text:p>
          </table:table-cell>
          <table:table-cell office:value-type="float" office:value="4282190" calcext:value-type="float">
            <text:p>428219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3]=[.C12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p_003.mtx</text:p>
          </table:table-cell>
          <table:table-cell table:number-columns-repeated="2" office:value-type="float" office:value="121728" calcext:value-type="float">
            <text:p>121728</text:p>
          </table:table-cell>
          <table:table-cell office:value-type="float" office:value="4103881" calcext:value-type="float">
            <text:p>41038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4]=[.C12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87H76.mtx</text:p>
          </table:table-cell>
          <table:table-cell table:number-columns-repeated="2" office:value-type="float" office:value="112985" calcext:value-type="float">
            <text:p>112985</text:p>
          </table:table-cell>
          <table:table-cell office:value-type="float" office:value="4002590" calcext:value-type="float">
            <text:p>400259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5]=[.C12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psec1.mtx</text:p>
          </table:table-cell>
          <table:table-cell table:number-columns-repeated="2" office:value-type="float" office:value="140874" calcext:value-type="float">
            <text:p>140874</text:p>
          </table:table-cell>
          <table:table-cell office:value-type="float" office:value="3977139" calcext:value-type="float">
            <text:p>397713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6]=[.C12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.mtx</text:p>
          </table:table-cell>
          <table:table-cell table:number-columns-repeated="2" office:value-type="float" office:value="221119" calcext:value-type="float">
            <text:p>221119</text:p>
          </table:table-cell>
          <table:table-cell office:value-type="float" office:value="3943588" calcext:value-type="float">
            <text:p>394358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7]=[.C12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rier2-12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8]=[.C12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rier2-10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9]=[.C12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rier2-9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0]=[.C13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rier2-11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1]=[.C13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IC_680k.mtx</text:p>
          </table:table-cell>
          <table:table-cell table:number-columns-repeated="2" office:value-type="float" office:value="682862" calcext:value-type="float">
            <text:p>682862</text:p>
          </table:table-cell>
          <table:table-cell office:value-type="float" office:value="3871773" calcext:value-type="float">
            <text:p>387177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2]=[.C13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enon2.mtx</text:p>
          </table:table-cell>
          <table:table-cell table:number-columns-repeated="2" office:value-type="float" office:value="157464" calcext:value-type="float">
            <text:p>157464</text:p>
          </table:table-cell>
          <table:table-cell office:value-type="float" office:value="3866688" calcext:value-type="float">
            <text:p>386668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3]=[.C13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inar_duct3D.mtx</text:p>
          </table:table-cell>
          <table:table-cell table:number-columns-repeated="2" office:value-type="float" office:value="67173" calcext:value-type="float">
            <text:p>67173</text:p>
          </table:table-cell>
          <table:table-cell office:value-type="float" office:value="3833077" calcext:value-type="float">
            <text:p>383307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4]=[.C13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rier2-2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5]=[.C13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rier2-4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6]=[.C13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rier2-3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7]=[.C13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rier2-1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8]=[.C13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mw7st_1.mtx</text:p>
          </table:table-cell>
          <table:table-cell table:number-columns-repeated="2" office:value-type="float" office:value="141347" calcext:value-type="float">
            <text:p>141347</text:p>
          </table:table-cell>
          <table:table-cell office:value-type="float" office:value="3740507" calcext:value-type="float">
            <text:p>374050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39]=[.C13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M_3D_thermal2.mtx</text:p>
          </table:table-cell>
          <table:table-cell table:number-columns-repeated="2" office:value-type="float" office:value="147900" calcext:value-type="float">
            <text:p>147900</text:p>
          </table:table-cell>
          <table:table-cell office:value-type="float" office:value="3489300" calcext:value-type="float">
            <text:p>34893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0]=[.C14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d6k.mtx</text:p>
          </table:table-cell>
          <table:table-cell table:number-columns-repeated="2" office:value-type="float" office:value="18000" calcext:value-type="float">
            <text:p>18000</text:p>
          </table:table-cell>
          <table:table-cell office:value-type="float" office:value="3457658" calcext:value-type="float">
            <text:p>345765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41]=[.C14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neS01.mtx</text:p>
          </table:table-cell>
          <table:table-cell table:number-columns-repeated="2" office:value-type="float" office:value="127224" calcext:value-type="float">
            <text:p>127224</text:p>
          </table:table-cell>
          <table:table-cell office:value-type="float" office:value="3421188" calcext:value-type="float">
            <text:p>342118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42]=[.C14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psec8.mtx</text:p>
          </table:table-cell>
          <table:table-cell table:number-columns-repeated="2" office:value-type="float" office:value="114919" calcext:value-type="float">
            <text:p>114919</text:p>
          </table:table-cell>
          <table:table-cell office:value-type="float" office:value="3384159" calcext:value-type="float">
            <text:p>338415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43]=[.C14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e3Dc.mtx</text:p>
          </table:table-cell>
          <table:table-cell table:number-columns-repeated="2" office:value-type="float" office:value="42930" calcext:value-type="float">
            <text:p>42930</text:p>
          </table:table-cell>
          <table:table-cell office:value-type="float" office:value="3148656" calcext:value-type="float">
            <text:p>314865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4]=[.C14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10As10H30.mtx</text:p>
          </table:table-cell>
          <table:table-cell table:number-columns-repeated="2" office:value-type="float" office:value="113081" calcext:value-type="float">
            <text:p>113081</text:p>
          </table:table-cell>
          <table:table-cell office:value-type="float" office:value="3114357" calcext:value-type="float">
            <text:p>31143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45]=[.C14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bbase-1M.mtx</text:p>
          </table:table-cell>
          <table:table-cell table:number-columns-repeated="2" office:value-type="float" office:value="1000005" calcext:value-type="float">
            <text:p>1000005</text:p>
          </table:table-cell>
          <table:table-cell office:value-type="float" office:value="3105536" calcext:value-type="float">
            <text:p>310553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6]=[.C14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ph.mtx</text:p>
          </table:table-cell>
          <table:table-cell table:number-columns-repeated="2" office:value-type="float" office:value="83334" calcext:value-type="float">
            <text:p>83334</text:p>
          </table:table-cell>
          <table:table-cell office:value-type="float" office:value="3046907" calcext:value-type="float">
            <text:p>304690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47]=[.C14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mach.mtx</text:p>
          </table:table-cell>
          <table:table-cell table:number-columns-repeated="2" office:value-type="float" office:value="213360" calcext:value-type="float">
            <text:p>213360</text:p>
          </table:table-cell>
          <table:table-cell office:value-type="float" office:value="3021648" calcext:value-type="float">
            <text:p>302164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8]=[.C14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3As3H12.mtx</text:p>
          </table:table-cell>
          <table:table-cell table:number-columns-repeated="2" office:value-type="float" office:value="61349" calcext:value-type="float">
            <text:p>61349</text:p>
          </table:table-cell>
          <table:table-cell office:value-type="float" office:value="3016148" calcext:value-type="float">
            <text:p>301614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49]=[.C14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ology1.mtx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2998000" calcext:value-type="float">
            <text:p>29980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50]=[.C15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ology2.mtx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2997995" calcext:value-type="float">
            <text:p>299799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51]=[.C15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RS_b300_c2.mtx</text:p>
          </table:table-cell>
          <table:table-cell table:number-columns-repeated="2" office:value-type="float" office:value="28338" calcext:value-type="float">
            <text:p>28338</text:p>
          </table:table-cell>
          <table:table-cell office:value-type="float" office:value="2943887" calcext:value-type="float">
            <text:p>294388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2]=[.C15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mt_sym.mtx</text:p>
          </table:table-cell>
          <table:table-cell table:number-columns-repeated="2" office:value-type="float" office:value="726713" calcext:value-type="float">
            <text:p>726713</text:p>
          </table:table-cell>
          <table:table-cell office:value-type="float" office:value="2903837" calcext:value-type="float">
            <text:p>290383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53]=[.C15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momech_dK.mtx</text:p>
          </table:table-cell>
          <table:table-cell table:number-columns-repeated="2" office:value-type="float" office:value="204316" calcext:value-type="float">
            <text:p>204316</text:p>
          </table:table-cell>
          <table:table-cell office:value-type="float" office:value="2846228" calcext:value-type="float">
            <text:p>284622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4]=[.C15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ache2.mtx</text:p>
          </table:table-cell>
          <table:table-cell table:number-columns-repeated="2" office:value-type="float" office:value="715176" calcext:value-type="float">
            <text:p>715176</text:p>
          </table:table-cell>
          <table:table-cell office:value-type="float" office:value="2766523" calcext:value-type="float">
            <text:p>276652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55]=[.C15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2.mtx</text:p>
          </table:table-cell>
          <table:table-cell table:number-columns-repeated="2" office:value-type="float" office:value="71505" calcext:value-type="float">
            <text:p>71505</text:p>
          </table:table-cell>
          <table:table-cell office:value-type="float" office:value="2682895" calcext:value-type="float">
            <text:p>268289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56]=[.C15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rix-new_3.mtx</text:p>
          </table:table-cell>
          <table:table-cell table:number-columns-repeated="2" office:value-type="float" office:value="125329" calcext:value-type="float">
            <text:p>125329</text:p>
          </table:table-cell>
          <table:table-cell office:value-type="float" office:value="2678750" calcext:value-type="float">
            <text:p>267875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7]=[.C15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IC_320k.mtx</text:p>
          </table:table-cell>
          <table:table-cell table:number-columns-repeated="2" office:value-type="float" office:value="321821" calcext:value-type="float">
            <text:p>321821</text:p>
          </table:table-cell>
          <table:table-cell office:value-type="float" office:value="2635364" calcext:value-type="float">
            <text:p>263536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8]=[.C15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34H36.mtx</text:p>
          </table:table-cell>
          <table:table-cell table:number-columns-repeated="2" office:value-type="float" office:value="97569" calcext:value-type="float">
            <text:p>97569</text:p>
          </table:table-cell>
          <table:table-cell office:value-type="float" office:value="2626974" calcext:value-type="float">
            <text:p>262697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59]=[.C15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on_g500-logn16.mtx</text:p>
          </table:table-cell>
          <table:table-cell table:number-columns-repeated="2" office:value-type="float" office:value="65536" calcext:value-type="float">
            <text:p>65536</text:p>
          </table:table-cell>
          <table:table-cell office:value-type="float" office:value="2456398" calcext:value-type="float">
            <text:p>245639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0]=[.C16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3dkq4m2.mtx</text:p>
          </table:table-cell>
          <table:table-cell table:number-columns-repeated="2" office:value-type="float" office:value="90449" calcext:value-type="float">
            <text:p>90449</text:p>
          </table:table-cell>
          <table:table-cell office:value-type="float" office:value="2455670" calcext:value-type="float">
            <text:p>245567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1]=[.C16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gine.mtx</text:p>
          </table:table-cell>
          <table:table-cell table:number-columns-repeated="2" office:value-type="float" office:value="143571" calcext:value-type="float">
            <text:p>143571</text:p>
          </table:table-cell>
          <table:table-cell office:value-type="float" office:value="2424822" calcext:value-type="float">
            <text:p>242482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2]=[.C16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sson3Db.mtx</text:p>
          </table:table-cell>
          <table:table-cell table:number-columns-repeated="2" office:value-type="float" office:value="85623" calcext:value-type="float">
            <text:p>85623</text:p>
          </table:table-cell>
          <table:table-cell office:value-type="float" office:value="2374949" calcext:value-type="float">
            <text:p>237494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3]=[.C16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ma10.mtx</text:p>
          </table:table-cell>
          <table:table-cell table:number-columns-repeated="2" office:value-type="float" office:value="46835" calcext:value-type="float">
            <text:p>46835</text:p>
          </table:table-cell>
          <table:table-cell office:value-type="float" office:value="2374001" calcext:value-type="float">
            <text:p>237400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4]=[.C16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p_001.mtx</text:p>
          </table:table-cell>
          <table:table-cell table:number-columns-repeated="2" office:value-type="float" office:value="34920" calcext:value-type="float">
            <text:p>34920</text:p>
          </table:table-cell>
          <table:table-cell office:value-type="float" office:value="2339575" calcext:value-type="float">
            <text:p>233957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5]=[.C16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IC_680ks.mtx</text:p>
          </table:table-cell>
          <table:table-cell table:number-columns-repeated="2" office:value-type="float" office:value="682712" calcext:value-type="float">
            <text:p>682712</text:p>
          </table:table-cell>
          <table:table-cell office:value-type="float" office:value="2329176" calcext:value-type="float">
            <text:p>23291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6]=[.C16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shore.mtx</text:p>
          </table:table-cell>
          <table:table-cell table:number-columns-repeated="2" office:value-type="float" office:value="259789" calcext:value-type="float">
            <text:p>259789</text:p>
          </table:table-cell>
          <table:table-cell office:value-type="float" office:value="2251231" calcext:value-type="float">
            <text:p>225123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7]=[.C16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ead.mtx</text:p>
          </table:table-cell>
          <table:table-cell table:number-columns-repeated="2" office:value-type="float" office:value="29736" calcext:value-type="float">
            <text:p>29736</text:p>
          </table:table-cell>
          <table:table-cell office:value-type="float" office:value="2249892" calcext:value-type="float">
            <text:p>2249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8]=[.C16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x2010.mtx</text:p>
          </table:table-cell>
          <table:table-cell table:number-columns-repeated="2" office:value-type="float" office:value="914231" calcext:value-type="float">
            <text:p>914231</text:p>
          </table:table-cell>
          <table:table-cell office:value-type="float" office:value="2228136" calcext:value-type="float">
            <text:p>222813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9]=[.C16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3dh_e.mtx</text:p>
          </table:table-cell>
          <table:table-cell table:number-columns-repeated="2" office:value-type="float" office:value="79171" calcext:value-type="float">
            <text:p>79171</text:p>
          </table:table-cell>
          <table:table-cell office:value-type="float" office:value="2215638" calcext:value-type="float">
            <text:p>221563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0]=[.C17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3dh_a.mtx</text:p>
          </table:table-cell>
          <table:table-cell table:number-columns-repeated="2" office:value-type="float" office:value="79171" calcext:value-type="float">
            <text:p>79171</text:p>
          </table:table-cell>
          <table:table-cell office:value-type="float" office:value="2215638" calcext:value-type="float">
            <text:p>221563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1]=[.C17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3dh_E.mtx</text:p>
          </table:table-cell>
          <table:table-cell table:number-columns-repeated="2" office:value-type="float" office:value="79171" calcext:value-type="float">
            <text:p>79171</text:p>
          </table:table-cell>
          <table:table-cell office:value-type="float" office:value="2215638" calcext:value-type="float">
            <text:p>221563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2]=[.C17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3dh.mtx</text:p>
          </table:table-cell>
          <table:table-cell table:number-columns-repeated="2" office:value-type="float" office:value="79171" calcext:value-type="float">
            <text:p>79171</text:p>
          </table:table-cell>
          <table:table-cell office:value-type="float" office:value="2215638" calcext:value-type="float">
            <text:p>221563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3]=[.C17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FS_b300_c1.mtx</text:p>
          </table:table-cell>
          <table:table-cell table:number-columns-repeated="2" office:value-type="float" office:value="29214" calcext:value-type="float">
            <text:p>29214</text:p>
          </table:table-cell>
          <table:table-cell office:value-type="float" office:value="2203949" calcext:value-type="float">
            <text:p>220394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4]=[.C17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FS_b300.mtx</text:p>
          </table:table-cell>
          <table:table-cell table:number-columns-repeated="2" office:value-type="float" office:value="29214" calcext:value-type="float">
            <text:p>29214</text:p>
          </table:table-cell>
          <table:table-cell office:value-type="float" office:value="2203949" calcext:value-type="float">
            <text:p>220394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5]=[.C17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b1HYS.mtx</text:p>
          </table:table-cell>
          <table:table-cell table:number-columns-repeated="2" office:value-type="float" office:value="36417" calcext:value-type="float">
            <text:p>36417</text:p>
          </table:table-cell>
          <table:table-cell office:value-type="float" office:value="2190591" calcext:value-type="float">
            <text:p>219059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6]=[.C17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rix_9.mtx</text:p>
          </table:table-cell>
          <table:table-cell table:number-columns-repeated="2" office:value-type="float" office:value="103430" calcext:value-type="float">
            <text:p>103430</text:p>
          </table:table-cell>
          <table:table-cell office:value-type="float" office:value="2121550" calcext:value-type="float">
            <text:p>212155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7]=[.C17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c2depi.mtx</text:p>
          </table:table-cell>
          <table:table-cell table:number-columns-repeated="2" office:value-type="float" office:value="525825" calcext:value-type="float">
            <text:p>525825</text:p>
          </table:table-cell>
          <table:table-cell office:value-type="float" office:value="2100225" calcext:value-type="float">
            <text:p>21002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78]=[.C17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bolic_fem.mtx</text:p>
          </table:table-cell>
          <table:table-cell table:number-columns-repeated="2" office:value-type="float" office:value="525825" calcext:value-type="float">
            <text:p>525825</text:p>
          </table:table-cell>
          <table:table-cell office:value-type="float" office:value="2100225" calcext:value-type="float">
            <text:p>21002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9]=[.C17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e3Db.mtx</text:p>
          </table:table-cell>
          <table:table-cell table:number-columns-repeated="2" office:value-type="float" office:value="29067" calcext:value-type="float">
            <text:p>29067</text:p>
          </table:table-cell>
          <table:table-cell office:value-type="float" office:value="2081063" calcext:value-type="float">
            <text:p>208106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0]=[.C18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er_tank.mtx</text:p>
          </table:table-cell>
          <table:table-cell table:number-columns-repeated="2" office:value-type="float" office:value="60740" calcext:value-type="float">
            <text:p>60740</text:p>
          </table:table-cell>
          <table:table-cell office:value-type="float" office:value="2035281" calcext:value-type="float">
            <text:p>20352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1]=[.C18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t.mtx</text:p>
          </table:table-cell>
          <table:table-cell table:number-columns-repeated="2" office:value-type="float" office:value="62451" calcext:value-type="float">
            <text:p>62451</text:p>
          </table:table-cell>
          <table:table-cell office:value-type="float" office:value="2034917" calcext:value-type="float">
            <text:p>203491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2]=[.C18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3]=[.C18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xtank_new.mtx</text:p>
          </table:table-cell>
          <table:table-cell table:number-columns-repeated="2" office:value-type="float" office:value="29957" calcext:value-type="float">
            <text:p>29957</text:p>
          </table:table-cell>
          <table:table-cell office:value-type="float" office:value="1995041" calcext:value-type="float">
            <text:p>199504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4]=[.C18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24.mtx</text:p>
          </table:table-cell>
          <table:table-cell table:number-columns-repeated="2" office:value-type="float" office:value="358172" calcext:value-type="float">
            <text:p>358172</text:p>
          </table:table-cell>
          <table:table-cell office:value-type="float" office:value="1948235" calcext:value-type="float">
            <text:p>194823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5]=[.C18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3dkt3m2.mtx</text:p>
          </table:table-cell>
          <table:table-cell table:number-columns-repeated="2" office:value-type="float" office:value="90449" calcext:value-type="float">
            <text:p>90449</text:p>
          </table:table-cell>
          <table:table-cell office:value-type="float" office:value="1921955" calcext:value-type="float">
            <text:p>192195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6]=[.C18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d_Jac3.mtx</text:p>
          </table:table-cell>
          <table:table-cell table:number-columns-repeated="2" office:value-type="float" office:value="22835" calcext:value-type="float">
            <text:p>22835</text:p>
          </table:table-cell>
          <table:table-cell office:value-type="float" office:value="1916152" calcext:value-type="float">
            <text:p>19161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7]=[.C18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21.mtx</text:p>
          </table:table-cell>
          <table:table-cell table:number-columns-repeated="2" office:value-type="float" office:value="411676" calcext:value-type="float">
            <text:p>411676</text:p>
          </table:table-cell>
          <table:table-cell office:value-type="float" office:value="1893370" calcext:value-type="float">
            <text:p>189337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8]=[.C18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bcova3.mtx</text:p>
          </table:table-cell>
          <table:table-cell table:number-columns-repeated="2" office:value-type="float" office:value="146689" calcext:value-type="float">
            <text:p>146689</text:p>
          </table:table-cell>
          <table:table-cell office:value-type="float" office:value="1891669" calcext:value-type="float">
            <text:p>189166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9]=[.C18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t.mtx</text:p>
          </table:table-cell>
          <table:table-cell table:number-columns-repeated="2" office:value-type="float" office:value="25710" calcext:value-type="float">
            <text:p>25710</text:p>
          </table:table-cell>
          <table:table-cell office:value-type="float" office:value="1889447" calcext:value-type="float">
            <text:p>188944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0]=[.C19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pu.mtx</text:p>
          </table:table-cell>
          <table:table-cell table:number-columns-repeated="2" office:value-type="float" office:value="14000" calcext:value-type="float">
            <text:p>14000</text:p>
          </table:table-cell>
          <table:table-cell office:value-type="float" office:value="1853104" calcext:value-type="float">
            <text:p>185310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91]=[.C19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ilpan.mtx</text:p>
          </table:table-cell>
          <table:table-cell table:number-columns-repeated="2" office:value-type="float" office:value="73752" calcext:value-type="float">
            <text:p>73752</text:p>
          </table:table-cell>
          <table:table-cell office:value-type="float" office:value="1835470" calcext:value-type="float">
            <text:p>183547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2]=[.C19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IC_320ks.mtx</text:p>
          </table:table-cell>
          <table:table-cell table:number-columns-repeated="2" office:value-type="float" office:value="321671" calcext:value-type="float">
            <text:p>321671</text:p>
          </table:table-cell>
          <table:table-cell office:value-type="float" office:value="1827807" calcext:value-type="float">
            <text:p>182780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93]=[.C19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xtr1_new.mtx</text:p>
          </table:table-cell>
          <table:table-cell table:number-columns-repeated="2" office:value-type="float" office:value="30412" calcext:value-type="float">
            <text:p>30412</text:p>
          </table:table-cell>
          <table:table-cell office:value-type="float" office:value="1793881" calcext:value-type="float">
            <text:p>17938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94]=[.C19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mat.mtx</text:p>
          </table:table-cell>
          <table:table-cell table:number-columns-repeated="2" office:value-type="float" office:value="38744" calcext:value-type="float">
            <text:p>38744</text:p>
          </table:table-cell>
          <table:table-cell office:value-type="float" office:value="1771722" calcext:value-type="float">
            <text:p>177172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95]=[.C19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shbasis.mtx</text:p>
          </table:table-cell>
          <table:table-cell table:number-columns-repeated="2" office:value-type="float" office:value="160000" calcext:value-type="float">
            <text:p>160000</text:p>
          </table:table-cell>
          <table:table-cell office:value-type="float" office:value="1750416" calcext:value-type="float">
            <text:p>17504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96]=[.C19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jorbasis.mtx</text:p>
          </table:table-cell>
          <table:table-cell table:number-columns-repeated="2" office:value-type="float" office:value="160000" calcext:value-type="float">
            <text:p>160000</text:p>
          </table:table-cell>
          <table:table-cell office:value-type="float" office:value="1750416" calcext:value-type="float">
            <text:p>17504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97]=[.C19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2010.mtx</text:p>
          </table:table-cell>
          <table:table-cell table:number-columns-repeated="2" office:value-type="float" office:value="710145" calcext:value-type="float">
            <text:p>710145</text:p>
          </table:table-cell>
          <table:table-cell office:value-type="float" office:value="1744683" calcext:value-type="float">
            <text:p>174468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98]=[.C19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AsH6.mtx</text:p>
          </table:table-cell>
          <table:table-cell table:number-columns-repeated="2" office:value-type="float" office:value="61349" calcext:value-type="float">
            <text:p>61349</text:p>
          </table:table-cell>
          <table:table-cell office:value-type="float" office:value="1721579" calcext:value-type="float">
            <text:p>172157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9]=[.C19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kat01.mtx</text:p>
          </table:table-cell>
          <table:table-cell table:number-columns-repeated="2" office:value-type="float" office:value="62424" calcext:value-type="float">
            <text:p>62424</text:p>
          </table:table-cell>
          <table:table-cell office:value-type="float" office:value="1717792" calcext:value-type="float">
            <text:p>17177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00]=[.C20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kat25.mtx</text:p>
          </table:table-cell>
          <table:table-cell table:number-columns-repeated="2" office:value-type="float" office:value="62424" calcext:value-type="float">
            <text:p>62424</text:p>
          </table:table-cell>
          <table:table-cell office:value-type="float" office:value="1717792" calcext:value-type="float">
            <text:p>17177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01]=[.C20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kat50.mtx</text:p>
          </table:table-cell>
          <table:table-cell table:number-columns-repeated="2" office:value-type="float" office:value="62424" calcext:value-type="float">
            <text:p>62424</text:p>
          </table:table-cell>
          <table:table-cell office:value-type="float" office:value="1717792" calcext:value-type="float">
            <text:p>17177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02]=[.C20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d_Jac6.mtx</text:p>
          </table:table-cell>
          <table:table-cell table:number-columns-repeated="2" office:value-type="float" office:value="22835" calcext:value-type="float">
            <text:p>22835</text:p>
          </table:table-cell>
          <table:table-cell office:value-type="float" office:value="1711983" calcext:value-type="float">
            <text:p>171198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03]=[.C20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41092.mtx</text:p>
          </table:table-cell>
          <table:table-cell table:number-columns-repeated="2" office:value-type="float" office:value="41092" calcext:value-type="float">
            <text:p>41092</text:p>
          </table:table-cell>
          <table:table-cell office:value-type="float" office:value="1683902" calcext:value-type="float">
            <text:p>168390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04]=[.C20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s3Da.mtx</text:p>
          </table:table-cell>
          <table:table-cell table:number-columns-repeated="2" office:value-type="float" office:value="20414" calcext:value-type="float">
            <text:p>20414</text:p>
          </table:table-cell>
          <table:table-cell office:value-type="float" office:value="1679599" calcext:value-type="float">
            <text:p>167959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05]=[.C20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d3k.mtx</text:p>
          </table:table-cell>
          <table:table-cell table:number-columns-repeated="2" office:value-type="float" office:value="9000" calcext:value-type="float">
            <text:p>9000</text:p>
          </table:table-cell>
          <table:table-cell office:value-type="float" office:value="1644345" calcext:value-type="float">
            <text:p>164434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06]=[.C20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d_Jac2.mtx</text:p>
          </table:table-cell>
          <table:table-cell table:number-columns-repeated="2" office:value-type="float" office:value="22835" calcext:value-type="float">
            <text:p>22835</text:p>
          </table:table-cell>
          <table:table-cell office:value-type="float" office:value="1642833" calcext:value-type="float">
            <text:p>164283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07]=[.C20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fd2.mtx</text:p>
          </table:table-cell>
          <table:table-cell table:number-columns-repeated="2" office:value-type="float" office:value="123440" calcext:value-type="float">
            <text:p>123440</text:p>
          </table:table-cell>
          <table:table-cell office:value-type="float" office:value="1605669" calcext:value-type="float">
            <text:p>160566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08]=[.C20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FS_b39_c30.mtx</text:p>
          </table:table-cell>
          <table:table-cell table:number-columns-repeated="2" office:value-type="float" office:value="120216" calcext:value-type="float">
            <text:p>120216</text:p>
          </table:table-cell>
          <table:table-cell office:value-type="float" office:value="1575639" calcext:value-type="float">
            <text:p>157563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09]=[.C20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m2d03.mtx</text:p>
          </table:table-cell>
          <table:table-cell table:number-columns-repeated="2" office:value-type="float" office:value="392257" calcext:value-type="float">
            <text:p>392257</text:p>
          </table:table-cell>
          <table:table-cell office:value-type="float" office:value="1567096" calcext:value-type="float">
            <text:p>15670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10]=[.C21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hr71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11]=[.C21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12]=[.C21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efsky3.mtx</text:p>
          </table:table-cell>
          <table:table-cell table:number-columns-repeated="2" office:value-type="float" office:value="21200" calcext:value-type="float">
            <text:p>21200</text:p>
          </table:table-cell>
          <table:table-cell office:value-type="float" office:value="1488768" calcext:value-type="float">
            <text:p>148876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13]=[.C21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RS_b300_c1.mtx</text:p>
          </table:table-cell>
          <table:table-cell table:number-columns-repeated="2" office:value-type="float" office:value="14538" calcext:value-type="float">
            <text:p>14538</text:p>
          </table:table-cell>
          <table:table-cell office:value-type="float" office:value="1474325" calcext:value-type="float">
            <text:p>14743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14]=[.C21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1_Jac3.mtx</text:p>
          </table:table-cell>
          <table:table-cell table:number-columns-repeated="2" office:value-type="float" office:value="21982" calcext:value-type="float">
            <text:p>21982</text:p>
          </table:table-cell>
          <table:table-cell office:value-type="float" office:value="1455848" calcext:value-type="float">
            <text:p>145584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15]=[.C21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3D.mtx</text:p>
          </table:table-cell>
          <table:table-cell table:number-columns-repeated="2" office:value-type="float" office:value="106437" calcext:value-type="float">
            <text:p>106437</text:p>
          </table:table-cell>
          <table:table-cell office:value-type="float" office:value="1406808" calcext:value-type="float">
            <text:p>140680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16]=[.C21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3D_E.mtx</text:p>
          </table:table-cell>
          <table:table-cell table:number-columns-repeated="2" office:value-type="float" office:value="106437" calcext:value-type="float">
            <text:p>106437</text:p>
          </table:table-cell>
          <table:table-cell office:value-type="float" office:value="1406791" calcext:value-type="float">
            <text:p>140679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17]=[.C21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t1.mtx</text:p>
          </table:table-cell>
          <table:table-cell table:number-columns-repeated="2" office:value-type="float" office:value="3557" calcext:value-type="float">
            <text:p>3557</text:p>
          </table:table-cell>
          <table:table-cell office:value-type="float" office:value="1387773" calcext:value-type="float">
            <text:p>138777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18]=[.C21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t20stif.mtx</text:p>
          </table:table-cell>
          <table:table-cell table:number-columns-repeated="2" office:value-type="float" office:value="52329" calcext:value-type="float">
            <text:p>52329</text:p>
          </table:table-cell>
          <table:table-cell office:value-type="float" office:value="1375396" calcext:value-type="float">
            <text:p>13753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19]=[.C21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sasrb.mtx</text:p>
          </table:table-cell>
          <table:table-cell table:number-columns-repeated="2" office:value-type="float" office:value="54870" calcext:value-type="float">
            <text:p>54870</text:p>
          </table:table-cell>
          <table:table-cell office:value-type="float" office:value="1366097" calcext:value-type="float">
            <text:p>136609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20]=[.C22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p20k_A.mtx</text:p>
          </table:table-cell>
          <table:table-cell table:number-columns-repeated="2" office:value-type="float" office:value="121192" calcext:value-type="float">
            <text:p>121192</text:p>
          </table:table-cell>
          <table:table-cell office:value-type="float" office:value="1362087" calcext:value-type="float">
            <text:p>136208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21]=[.C22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.mtx</text:p>
          </table:table-cell>
          <table:table-cell table:number-columns-repeated="2" office:value-type="float" office:value="22695" calcext:value-type="float">
            <text:p>22695</text:p>
          </table:table-cell>
          <table:table-cell office:value-type="float" office:value="1350309" calcext:value-type="float">
            <text:p>135030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22]=[.C22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lCurl_1.mtx</text:p>
          </table:table-cell>
          <table:table-cell table:number-columns-repeated="2" office:value-type="float" office:value="226451" calcext:value-type="float">
            <text:p>226451</text:p>
          </table:table-cell>
          <table:table-cell office:value-type="float" office:value="1349261" calcext:value-type="float">
            <text:p>134926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23]=[.C22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vdc2.mtx</text:p>
          </table:table-cell>
          <table:table-cell table:number-columns-repeated="2" office:value-type="float" office:value="189860" calcext:value-type="float">
            <text:p>189860</text:p>
          </table:table-cell>
          <table:table-cell office:value-type="float" office:value="1347273" calcext:value-type="float">
            <text:p>134727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24]=[.C22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big.mtx</text:p>
          </table:table-cell>
          <table:table-cell table:number-columns-repeated="2" office:value-type="float" office:value="345241" calcext:value-type="float">
            <text:p>345241</text:p>
          </table:table-cell>
          <table:table-cell office:value-type="float" office:value="1343126" calcext:value-type="float">
            <text:p>13431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25]=[.C22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1.mtx</text:p>
          </table:table-cell>
          <table:table-cell table:number-columns-repeated="2" office:value-type="float" office:value="263743" calcext:value-type="float">
            <text:p>263743</text:p>
          </table:table-cell>
          <table:table-cell office:value-type="float" office:value="1302464" calcext:value-type="float">
            <text:p>130246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26]=[.C22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_econ_fwd500.mtx</text:p>
          </table:table-cell>
          <table:table-cell table:number-columns-repeated="2" office:value-type="float" office:value="206500" calcext:value-type="float">
            <text:p>206500</text:p>
          </table:table-cell>
          <table:table-cell office:value-type="float" office:value="1273389" calcext:value-type="float">
            <text:p>127338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27]=[.C22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1_Jac2.mtx</text:p>
          </table:table-cell>
          <table:table-cell table:number-columns-repeated="2" office:value-type="float" office:value="21982" calcext:value-type="float">
            <text:p>21982</text:p>
          </table:table-cell>
          <table:table-cell office:value-type="float" office:value="1248731" calcext:value-type="float">
            <text:p>124873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28]=[.C22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wotone.mtx</text:p>
          </table:table-cell>
          <table:table-cell table:number-columns-repeated="2" office:value-type="float" office:value="120750" calcext:value-type="float">
            <text:p>120750</text:p>
          </table:table-cell>
          <table:table-cell office:value-type="float" office:value="1224224" calcext:value-type="float">
            <text:p>122422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29]=[.C22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guage.mtx</text:p>
          </table:table-cell>
          <table:table-cell table:number-columns-repeated="2" office:value-type="float" office:value="399130" calcext:value-type="float">
            <text:p>399130</text:p>
          </table:table-cell>
          <table:table-cell office:value-type="float" office:value="1216334" calcext:value-type="float">
            <text:p>121633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30]=[.C23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FS_b162_c4.mtx</text:p>
          </table:table-cell>
          <table:table-cell table:number-columns-repeated="2" office:value-type="float" office:value="40798" calcext:value-type="float">
            <text:p>40798</text:p>
          </table:table-cell>
          <table:table-cell office:value-type="float" office:value="1204322" calcext:value-type="float">
            <text:p>120432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31]=[.C23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nbody.mtx</text:p>
          </table:table-cell>
          <table:table-cell table:number-columns-repeated="2" office:value-type="float" office:value="47072" calcext:value-type="float">
            <text:p>47072</text:p>
          </table:table-cell>
          <table:table-cell office:value-type="float" office:value="1191985" calcext:value-type="float">
            <text:p>11919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32]=[.C23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neS01_M.mtx</text:p>
          </table:table-cell>
          <table:table-cell table:number-columns-repeated="2" office:value-type="float" office:value="127224" calcext:value-type="float">
            <text:p>127224</text:p>
          </table:table-cell>
          <table:table-cell office:value-type="float" office:value="1182804" calcext:value-type="float">
            <text:p>118280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33]=[.C23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enon1.mtx</text:p>
          </table:table-cell>
          <table:table-cell table:number-columns-repeated="2" office:value-type="float" office:value="48600" calcext:value-type="float">
            <text:p>48600</text:p>
          </table:table-cell>
          <table:table-cell office:value-type="float" office:value="1181120" calcext:value-type="float">
            <text:p>118112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34]=[.C23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2010.mtx</text:p>
          </table:table-cell>
          <table:table-cell table:number-columns-repeated="2" office:value-type="float" office:value="484481" calcext:value-type="float">
            <text:p>484481</text:p>
          </table:table-cell>
          <table:table-cell office:value-type="float" office:value="1173147" calcext:value-type="float">
            <text:p>117314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235]=[.C23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cy003.mtx</text:p>
          </table:table-cell>
          <table:table-cell table:number-columns-repeated="2" office:value-type="float" office:value="389874" calcext:value-type="float">
            <text:p>389874</text:p>
          </table:table-cell>
          <table:table-cell office:value-type="float" office:value="1167685" calcext:value-type="float">
            <text:p>11676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36]=[.C23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o002.mtx</text:p>
          </table:table-cell>
          <table:table-cell table:number-columns-repeated="2" office:value-type="float" office:value="389874" calcext:value-type="float">
            <text:p>389874</text:p>
          </table:table-cell>
          <table:table-cell office:value-type="float" office:value="1167685" calcext:value-type="float">
            <text:p>11676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37]=[.C23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corocks.mtx</text:p>
          </table:table-cell>
          <table:table-cell table:number-columns-repeated="2" office:value-type="float" office:value="37762" calcext:value-type="float">
            <text:p>37762</text:p>
          </table:table-cell>
          <table:table-cell office:value-type="float" office:value="1162244" calcext:value-type="float">
            <text:p>11622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38]=[.C23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2O.mtx</text:p>
          </table:table-cell>
          <table:table-cell table:number-columns-repeated="2" office:value-type="float" office:value="67024" calcext:value-type="float">
            <text:p>67024</text:p>
          </table:table-cell>
          <table:table-cell office:value-type="float" office:value="1141880" calcext:value-type="float">
            <text:p>114188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39]=[.C23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data_1.mtx</text:p>
          </table:table-cell>
          <table:table-cell table:number-columns-repeated="2" office:value-type="float" office:value="6001" calcext:value-type="float">
            <text:p>6001</text:p>
          </table:table-cell>
          <table:table-cell office:value-type="float" office:value="1137751" calcext:value-type="float">
            <text:p>113775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40]=[.C24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ral_E.mtx</text:p>
          </table:table-cell>
          <table:table-cell table:number-columns-repeated="2" office:value-type="float" office:value="1434" calcext:value-type="float">
            <text:p>1434</text:p>
          </table:table-cell>
          <table:table-cell office:value-type="float" office:value="1137732" calcext:value-type="float">
            <text:p>113773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41]=[.C24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11.mtx</text:p>
          </table:table-cell>
          <table:table-cell table:number-columns-repeated="2" office:value-type="float" office:value="16614" calcext:value-type="float">
            <text:p>16614</text:p>
          </table:table-cell>
          <table:table-cell office:value-type="float" office:value="1096948" calcext:value-type="float">
            <text:p>109694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42]=[.C24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2010.mtx</text:p>
          </table:table-cell>
          <table:table-cell table:number-columns-repeated="2" office:value-type="float" office:value="451554" calcext:value-type="float">
            <text:p>451554</text:p>
          </table:table-cell>
          <table:table-cell office:value-type="float" office:value="1082232" calcext:value-type="float">
            <text:p>108223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243]=[.C24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RS_b39_c30.mtx</text:p>
          </table:table-cell>
          <table:table-cell table:number-columns-repeated="2" office:value-type="float" office:value="60098" calcext:value-type="float">
            <text:p>60098</text:p>
          </table:table-cell>
          <table:table-cell office:value-type="float" office:value="1079986" calcext:value-type="float">
            <text:p>107998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44]=[.C24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39.mtx</text:p>
          </table:table-cell>
          <table:table-cell table:number-columns-repeated="2" office:value-type="float" office:value="46772" calcext:value-type="float">
            <text:p>46772</text:p>
          </table:table-cell>
          <table:table-cell office:value-type="float" office:value="1068033" calcext:value-type="float">
            <text:p>106803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45]=[.C24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D_51448_3D.mtx</text:p>
          </table:table-cell>
          <table:table-cell table:number-columns-repeated="2" office:value-type="float" office:value="51448" calcext:value-type="float">
            <text:p>51448</text:p>
          </table:table-cell>
          <table:table-cell office:value-type="float" office:value="1056610" calcext:value-type="float">
            <text:p>105661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46]=[.C24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bm_matrix_2.mtx</text:p>
          </table:table-cell>
          <table:table-cell table:number-columns-repeated="2" office:value-type="float" office:value="51448" calcext:value-type="float">
            <text:p>51448</text:p>
          </table:table-cell>
          <table:table-cell office:value-type="float" office:value="1056610" calcext:value-type="float">
            <text:p>105661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47]=[.C24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so2.mtx</text:p>
          </table:table-cell>
          <table:table-cell table:number-columns-repeated="2" office:value-type="float" office:value="115967" calcext:value-type="float">
            <text:p>115967</text:p>
          </table:table-cell>
          <table:table-cell office:value-type="float" office:value="1033473" calcext:value-type="float">
            <text:p>103347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48]=[.C24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2010.mtx</text:p>
          </table:table-cell>
          <table:table-cell table:number-columns-repeated="2" office:value-type="float" office:value="421545" calcext:value-type="float">
            <text:p>421545</text:p>
          </table:table-cell>
          <table:table-cell office:value-type="float" office:value="1029231" calcext:value-type="float">
            <text:p>102923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249]=[.C24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m.mtx</text:p>
          </table:table-cell>
          <table:table-cell table:number-columns-repeated="2" office:value-type="float" office:value="22560" calcext:value-type="float">
            <text:p>22560</text:p>
          </table:table-cell>
          <table:table-cell office:value-type="float" office:value="1014951" calcext:value-type="float">
            <text:p>101495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50]=[.C25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C_OPF_1047.mtx</text:p>
          </table:table-cell>
          <table:table-cell table:number-columns-repeated="2" office:value-type="float" office:value="8140" calcext:value-type="float">
            <text:p>8140</text:p>
          </table:table-cell>
          <table:table-cell office:value-type="float" office:value="1012521" calcext:value-type="float">
            <text:p>101252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51]=[.C25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.mtx</text:p>
          </table:table-cell>
          <table:table-cell table:number-columns-repeated="2" office:value-type="float" office:value="256000" calcext:value-type="float">
            <text:p>256000</text:p>
          </table:table-cell>
          <table:table-cell office:value-type="float" office:value="1011200" calcext:value-type="float">
            <text:p>10112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52]=[.C25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FS_b39_c19.mtx</text:p>
          </table:table-cell>
          <table:table-cell table:number-columns-repeated="2" office:value-type="float" office:value="76216" calcext:value-type="float">
            <text:p>76216</text:p>
          </table:table-cell>
          <table:table-cell office:value-type="float" office:value="998359" calcext:value-type="float">
            <text:p>99835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53]=[.C25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D_54019_highK.mtx</text:p>
          </table:table-cell>
          <table:table-cell table:number-columns-repeated="2" office:value-type="float" office:value="54019" calcext:value-type="float">
            <text:p>54019</text:p>
          </table:table-cell>
          <table:table-cell office:value-type="float" office:value="996414" calcext:value-type="float">
            <text:p>99641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54]=[.C25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c18.mtx</text:p>
          </table:table-cell>
          <table:table-cell table:number-columns-repeated="2" office:value-type="float" office:value="16428" calcext:value-type="float">
            <text:p>16428</text:p>
          </table:table-cell>
          <table:table-cell office:value-type="float" office:value="973826" calcext:value-type="float">
            <text:p>9738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55]=[.C25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ient.mtx</text:p>
          </table:table-cell>
          <table:table-cell table:number-columns-repeated="2" office:value-type="float" office:value="178866" calcext:value-type="float">
            <text:p>178866</text:p>
          </table:table-cell>
          <table:table-cell office:value-type="float" office:value="961790" calcext:value-type="float">
            <text:p>96179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56]=[.C25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rcuit.mtx</text:p>
          </table:table-cell>
          <table:table-cell table:number-columns-repeated="2" office:value-type="float" office:value="170998" calcext:value-type="float">
            <text:p>170998</text:p>
          </table:table-cell>
          <table:table-cell office:value-type="float" office:value="958936" calcext:value-type="float">
            <text:p>95893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57]=[.C25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IC_100k.mtx</text:p>
          </table:table-cell>
          <table:table-cell table:number-columns-repeated="2" office:value-type="float" office:value="99340" calcext:value-type="float">
            <text:p>99340</text:p>
          </table:table-cell>
          <table:table-cell office:value-type="float" office:value="954163" calcext:value-type="float">
            <text:p>95416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58]=[.C25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fd1.mtx</text:p>
          </table:table-cell>
          <table:table-cell table:number-columns-repeated="2" office:value-type="float" office:value="70656" calcext:value-type="float">
            <text:p>70656</text:p>
          </table:table-cell>
          <table:table-cell office:value-type="float" office:value="949510" calcext:value-type="float">
            <text:p>94951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59]=[.C25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on_m.mtx</text:p>
          </table:table-cell>
          <table:table-cell table:number-columns-repeated="2" office:value-type="float" office:value="189924" calcext:value-type="float">
            <text:p>189924</text:p>
          </table:table-cell>
          <table:table-cell office:value-type="float" office:value="912345" calcext:value-type="float">
            <text:p>91234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60]=[.C26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FS_b162_c3.mtx</text:p>
          </table:table-cell>
          <table:table-cell table:number-columns-repeated="2" office:value-type="float" office:value="30798" calcext:value-type="float">
            <text:p>30798</text:p>
          </table:table-cell>
          <table:table-cell office:value-type="float" office:value="904612" calcext:value-type="float">
            <text:p>90461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61]=[.C26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yd2.mtx</text:p>
          </table:table-cell>
          <table:table-cell table:number-columns-repeated="2" office:value-type="float" office:value="466316" calcext:value-type="float">
            <text:p>466316</text:p>
          </table:table-cell>
          <table:table-cell office:value-type="float" office:value="890091" calcext:value-type="float">
            <text:p>89009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62]=[.C26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ystk03.mtx</text:p>
          </table:table-cell>
          <table:table-cell table:number-columns-repeated="2" office:value-type="float" office:value="24696" calcext:value-type="float">
            <text:p>24696</text:p>
          </table:table-cell>
          <table:table-cell office:value-type="float" office:value="887937" calcext:value-type="float">
            <text:p>88793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63]=[.C26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_pretok.mtx</text:p>
          </table:table-cell>
          <table:table-cell table:number-columns-repeated="2" office:value-type="float" office:value="182730" calcext:value-type="float">
            <text:p>182730</text:p>
          </table:table-cell>
          <table:table-cell office:value-type="float" office:value="885416" calcext:value-type="float">
            <text:p>8854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64]=[.C26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s_sensor.mtx</text:p>
          </table:table-cell>
          <table:table-cell table:number-columns-repeated="2" office:value-type="float" office:value="66917" calcext:value-type="float">
            <text:p>66917</text:p>
          </table:table-cell>
          <table:table-cell office:value-type="float" office:value="885141" calcext:value-type="float">
            <text:p>88514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65]=[.C26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h2010.mtx</text:p>
          </table:table-cell>
          <table:table-cell table:number-columns-repeated="2" office:value-type="float" office:value="365344" calcext:value-type="float">
            <text:p>365344</text:p>
          </table:table-cell>
          <table:table-cell office:value-type="float" office:value="884120" calcext:value-type="float">
            <text:p>88412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266]=[.C26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e3Da.mtx</text:p>
          </table:table-cell>
          <table:table-cell table:number-columns-repeated="2" office:value-type="float" office:value="12504" calcext:value-type="float">
            <text:p>12504</text:p>
          </table:table-cell>
          <table:table-cell office:value-type="float" office:value="874887" calcext:value-type="float">
            <text:p>87488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67]=[.C26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cubes_sphere.mtx</text:p>
          </table:table-cell>
          <table:table-cell table:number-columns-repeated="2" office:value-type="float" office:value="101492" calcext:value-type="float">
            <text:p>101492</text:p>
          </table:table-cell>
          <table:table-cell office:value-type="float" office:value="874378" calcext:value-type="float">
            <text:p>87437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68]=[.C26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a8fk.mtx</text:p>
          </table:table-cell>
          <table:table-cell table:number-columns-repeated="2" office:value-type="float" office:value="66127" calcext:value-type="float">
            <text:p>66127</text:p>
          </table:table-cell>
          <table:table-cell office:value-type="float" office:value="863353" calcext:value-type="float">
            <text:p>8633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69]=[.C26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a8fm.mtx</text:p>
          </table:table-cell>
          <table:table-cell table:number-columns-repeated="2" office:value-type="float" office:value="66127" calcext:value-type="float">
            <text:p>66127</text:p>
          </table:table-cell>
          <table:table-cell office:value-type="float" office:value="863353" calcext:value-type="float">
            <text:p>8633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70]=[.C27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y2010.mtx</text:p>
          </table:table-cell>
          <table:table-cell table:number-columns-repeated="2" office:value-type="float" office:value="350169" calcext:value-type="float">
            <text:p>350169</text:p>
          </table:table-cell>
          <table:table-cell office:value-type="float" office:value="854772" calcext:value-type="float">
            <text:p>85477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271]=[.C27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.mtx</text:p>
          </table:table-cell>
          <table:table-cell table:number-columns-repeated="2" office:value-type="float" office:value="7548" calcext:value-type="float">
            <text:p>7548</text:p>
          </table:table-cell>
          <table:table-cell office:value-type="float" office:value="848553" calcext:value-type="float">
            <text:p>8485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72]=[.C27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7-8-b5.mtx</text:p>
          </table:table-cell>
          <table:table-cell table:number-columns-repeated="2" office:value-type="float" office:value="141120" calcext:value-type="float">
            <text:p>141120</text:p>
          </table:table-cell>
          <table:table-cell office:value-type="float" office:value="846720" calcext:value-type="float">
            <text:p>84672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273]=[.C27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c-sign-epinions.mtx</text:p>
          </table:table-cell>
          <table:table-cell table:number-columns-repeated="2" office:value-type="float" office:value="131828" calcext:value-type="float">
            <text:p>131828</text:p>
          </table:table-cell>
          <table:table-cell office:value-type="float" office:value="841372" calcext:value-type="float">
            <text:p>84137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274]=[.C27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jac200sc.mtx</text:p>
          </table:table-cell>
          <table:table-cell table:number-columns-repeated="2" office:value-type="float" office:value="59310" calcext:value-type="float">
            <text:p>59310</text:p>
          </table:table-cell>
          <table:table-cell office:value-type="float" office:value="837936" calcext:value-type="float">
            <text:p>83793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75]=[.C27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jac200.mtx</text:p>
          </table:table-cell>
          <table:table-cell table:number-columns-repeated="2" office:value-type="float" office:value="59310" calcext:value-type="float">
            <text:p>59310</text:p>
          </table:table-cell>
          <table:table-cell office:value-type="float" office:value="837936" calcext:value-type="float">
            <text:p>83793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76]=[.C27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2010.mtx</text:p>
          </table:table-cell>
          <table:table-cell table:number-columns-repeated="2" office:value-type="float" office:value="343565" calcext:value-type="float">
            <text:p>343565</text:p>
          </table:table-cell>
          <table:table-cell office:value-type="float" office:value="828284" calcext:value-type="float">
            <text:p>82828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277]=[.C27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momech_dM.mtx</text:p>
          </table:table-cell>
          <table:table-cell table:number-columns-repeated="2" office:value-type="float" office:value="204316" calcext:value-type="float">
            <text:p>204316</text:p>
          </table:table-cell>
          <table:table-cell office:value-type="float" office:value="813716" calcext:value-type="float">
            <text:p>8137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78]=[.C27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RS_b162_c4.mtx</text:p>
          </table:table-cell>
          <table:table-cell table:number-columns-repeated="2" office:value-type="float" office:value="20374" calcext:value-type="float">
            <text:p>20374</text:p>
          </table:table-cell>
          <table:table-cell office:value-type="float" office:value="812749" calcext:value-type="float">
            <text:p>81274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79]=[.C27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r_te2-b3.mtx</text:p>
          </table:table-cell>
          <table:table-cell table:number-columns-repeated="2" office:value-type="float" office:value="200200" calcext:value-type="float">
            <text:p>200200</text:p>
          </table:table-cell>
          <table:table-cell office:value-type="float" office:value="800800" calcext:value-type="float">
            <text:p>8008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280]=[.C28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133-b3.mtx</text:p>
          </table:table-cell>
          <table:table-cell table:number-columns-repeated="2" office:value-type="float" office:value="200200" calcext:value-type="float">
            <text:p>200200</text:p>
          </table:table-cell>
          <table:table-cell office:value-type="float" office:value="800800" calcext:value-type="float">
            <text:p>8008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281]=[.C28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rsine.mtx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799494" calcext:value-type="float">
            <text:p>79949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82]=[.C28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2010.mtx</text:p>
          </table:table-cell>
          <table:table-cell table:number-columns-repeated="2" office:value-type="float" office:value="329885" calcext:value-type="float">
            <text:p>329885</text:p>
          </table:table-cell>
          <table:table-cell office:value-type="float" office:value="789045" calcext:value-type="float">
            <text:p>78904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283]=[.C28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1.mtx</text:p>
          </table:table-cell>
          <table:table-cell table:number-columns-repeated="2" office:value-type="float" office:value="116835" calcext:value-type="float">
            <text:p>116835</text:p>
          </table:table-cell>
          <table:table-cell office:value-type="float" office:value="766396" calcext:value-type="float">
            <text:p>7663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84]=[.C28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4.mtx</text:p>
          </table:table-cell>
          <table:table-cell table:number-columns-repeated="2" office:value-type="float" office:value="116835" calcext:value-type="float">
            <text:p>116835</text:p>
          </table:table-cell>
          <table:table-cell office:value-type="float" office:value="766396" calcext:value-type="float">
            <text:p>7663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85]=[.C28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3.mtx</text:p>
          </table:table-cell>
          <table:table-cell table:number-columns-repeated="2" office:value-type="float" office:value="116835" calcext:value-type="float">
            <text:p>116835</text:p>
          </table:table-cell>
          <table:table-cell office:value-type="float" office:value="766396" calcext:value-type="float">
            <text:p>7663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86]=[.C28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5.mtx</text:p>
          </table:table-cell>
          <table:table-cell table:number-columns-repeated="2" office:value-type="float" office:value="116835" calcext:value-type="float">
            <text:p>116835</text:p>
          </table:table-cell>
          <table:table-cell office:value-type="float" office:value="766396" calcext:value-type="float">
            <text:p>7663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87]=[.C28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2.mtx</text:p>
          </table:table-cell>
          <table:table-cell table:number-columns-repeated="2" office:value-type="float" office:value="116835" calcext:value-type="float">
            <text:p>116835</text:p>
          </table:table-cell>
          <table:table-cell office:value-type="float" office:value="766396" calcext:value-type="float">
            <text:p>7663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88]=[.C28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hr34c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89]=[.C28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90]=[.C29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26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760633" calcext:value-type="float">
            <text:p>76063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91]=[.C29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25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760632" calcext:value-type="float">
            <text:p>76063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92]=[.C29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umann.mtx</text:p>
          </table:table-cell>
          <table:table-cell table:number-columns-repeated="2" office:value-type="float" office:value="112211" calcext:value-type="float">
            <text:p>112211</text:p>
          </table:table-cell>
          <table:table-cell office:value-type="float" office:value="760631" calcext:value-type="float">
            <text:p>76063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93]=[.C29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23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758158" calcext:value-type="float">
            <text:p>75815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94]=[.C29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24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758028" calcext:value-type="float">
            <text:p>75802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95]=[.C29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ndscreen_M.mtx</text:p>
          </table:table-cell>
          <table:table-cell table:number-columns-repeated="2" office:value-type="float" office:value="22692" calcext:value-type="float">
            <text:p>22692</text:p>
          </table:table-cell>
          <table:table-cell office:value-type="float" office:value="752340" calcext:value-type="float">
            <text:p>75234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96]=[.C29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jac180.mtx</text:p>
          </table:table-cell>
          <table:table-cell table:number-columns-repeated="2" office:value-type="float" office:value="53370" calcext:value-type="float">
            <text:p>53370</text:p>
          </table:table-cell>
          <table:table-cell office:value-type="float" office:value="747276" calcext:value-type="float">
            <text:p>7472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97]=[.C29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jac180sc.mtx</text:p>
          </table:table-cell>
          <table:table-cell table:number-columns-repeated="2" office:value-type="float" office:value="53370" calcext:value-type="float">
            <text:p>53370</text:p>
          </table:table-cell>
          <table:table-cell office:value-type="float" office:value="747276" calcext:value-type="float">
            <text:p>7472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298]=[.C29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35.mtx</text:p>
          </table:table-cell>
          <table:table-cell table:number-columns-repeated="2" office:value-type="float" office:value="30237" calcext:value-type="float">
            <text:p>30237</text:p>
          </table:table-cell>
          <table:table-cell office:value-type="float" office:value="740200" calcext:value-type="float">
            <text:p>7402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299]=[.C29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73.mtx</text:p>
          </table:table-cell>
          <table:table-cell table:number-columns-repeated="2" office:value-type="float" office:value="169422" calcext:value-type="float">
            <text:p>169422</text:p>
          </table:table-cell>
          <table:table-cell office:value-type="float" office:value="724348" calcext:value-type="float">
            <text:p>72434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00]=[.C30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73b.mtx</text:p>
          </table:table-cell>
          <table:table-cell table:number-columns-repeated="2" office:value-type="float" office:value="169422" calcext:value-type="float">
            <text:p>169422</text:p>
          </table:table-cell>
          <table:table-cell office:value-type="float" office:value="724348" calcext:value-type="float">
            <text:p>72434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01]=[.C30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d_Jac3_db.mtx</text:p>
          </table:table-cell>
          <table:table-cell table:number-columns-repeated="2" office:value-type="float" office:value="22835" calcext:value-type="float">
            <text:p>22835</text:p>
          </table:table-cell>
          <table:table-cell office:value-type="float" office:value="713907" calcext:value-type="float">
            <text:p>71390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02]=[.C30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2010.mtx</text:p>
          </table:table-cell>
          <table:table-cell table:number-columns-repeated="2" office:value-type="float" office:value="291086" calcext:value-type="float">
            <text:p>291086</text:p>
          </table:table-cell>
          <table:table-cell office:value-type="float" office:value="709028" calcext:value-type="float">
            <text:p>70902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303]=[.C30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c2010.mtx</text:p>
          </table:table-cell>
          <table:table-cell table:number-columns-repeated="2" office:value-type="float" office:value="288987" calcext:value-type="float">
            <text:p>288987</text:p>
          </table:table-cell>
          <table:table-cell office:value-type="float" office:value="708310" calcext:value-type="float">
            <text:p>70831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304]=[.C30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2010.mtx</text:p>
          </table:table-cell>
          <table:table-cell table:number-columns-repeated="2" office:value-type="float" office:value="285762" calcext:value-type="float">
            <text:p>285762</text:p>
          </table:table-cell>
          <table:table-cell office:value-type="float" office:value="701064" calcext:value-type="float">
            <text:p>70106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305]=[.C30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RS_b39_c19.mtx</text:p>
          </table:table-cell>
          <table:table-cell table:number-columns-repeated="2" office:value-type="float" office:value="38098" calcext:value-type="float">
            <text:p>38098</text:p>
          </table:table-cell>
          <table:table-cell office:value-type="float" office:value="684206" calcext:value-type="float">
            <text:p>68420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06]=[.C30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22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684169" calcext:value-type="float">
            <text:p>68416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07]=[.C30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t3.mtx</text:p>
          </table:table-cell>
          <table:table-cell table:number-columns-repeated="2" office:value-type="float" office:value="2339" calcext:value-type="float">
            <text:p>2339</text:p>
          </table:table-cell>
          <table:table-cell office:value-type="float" office:value="682797" calcext:value-type="float">
            <text:p>68279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08]=[.C30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t2.mtx</text:p>
          </table:table-cell>
          <table:table-cell table:number-columns-repeated="2" office:value-type="float" office:value="2339" calcext:value-type="float">
            <text:p>2339</text:p>
          </table:table-cell>
          <table:table-cell office:value-type="float" office:value="682797" calcext:value-type="float">
            <text:p>68279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09]=[.C30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d_Jac2_db.mtx</text:p>
          </table:table-cell>
          <table:table-cell table:number-columns-repeated="2" office:value-type="float" office:value="22835" calcext:value-type="float">
            <text:p>22835</text:p>
          </table:table-cell>
          <table:table-cell office:value-type="float" office:value="676439" calcext:value-type="float">
            <text:p>67643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10]=[.C31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O.mtx</text:p>
          </table:table-cell>
          <table:table-cell table:number-columns-repeated="2" office:value-type="float" office:value="33401" calcext:value-type="float">
            <text:p>33401</text:p>
          </table:table-cell>
          <table:table-cell office:value-type="float" office:value="675528" calcext:value-type="float">
            <text:p>67552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11]=[.C31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efsky4.mtx</text:p>
          </table:table-cell>
          <table:table-cell table:number-columns-repeated="2" office:value-type="float" office:value="19779" calcext:value-type="float">
            <text:p>19779</text:p>
          </table:table-cell>
          <table:table-cell office:value-type="float" office:value="674195" calcext:value-type="float">
            <text:p>67419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12]=[.C31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d_Jac6_db.mtx</text:p>
          </table:table-cell>
          <table:table-cell table:number-columns-repeated="2" office:value-type="float" office:value="22835" calcext:value-type="float">
            <text:p>22835</text:p>
          </table:table-cell>
          <table:table-cell office:value-type="float" office:value="663643" calcext:value-type="float">
            <text:p>66364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13]=[.C31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jac160.mtx</text:p>
          </table:table-cell>
          <table:table-cell table:number-columns-repeated="2" office:value-type="float" office:value="47430" calcext:value-type="float">
            <text:p>47430</text:p>
          </table:table-cell>
          <table:table-cell office:value-type="float" office:value="656616" calcext:value-type="float">
            <text:p>6566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14]=[.C31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jac160sc.mtx</text:p>
          </table:table-cell>
          <table:table-cell table:number-columns-repeated="2" office:value-type="float" office:value="47430" calcext:value-type="float">
            <text:p>47430</text:p>
          </table:table-cell>
          <table:table-cell office:value-type="float" office:value="656616" calcext:value-type="float">
            <text:p>6566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15]=[.C31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yd1.mtx</text:p>
          </table:table-cell>
          <table:table-cell table:number-columns-repeated="2" office:value-type="float" office:value="93279" calcext:value-type="float">
            <text:p>93279</text:p>
          </table:table-cell>
          <table:table-cell office:value-type="float" office:value="652246" calcext:value-type="float">
            <text:p>652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16]=[.C31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16.mtx</text:p>
          </table:table-cell>
          <table:table-cell table:number-columns-repeated="2" office:value-type="float" office:value="94294" calcext:value-type="float">
            <text:p>94294</text:p>
          </table:table-cell>
          <table:table-cell office:value-type="float" office:value="641159" calcext:value-type="float">
            <text:p>64115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17]=[.C31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17.mtx</text:p>
          </table:table-cell>
          <table:table-cell table:number-columns-repeated="2" office:value-type="float" office:value="94294" calcext:value-type="float">
            <text:p>94294</text:p>
          </table:table-cell>
          <table:table-cell office:value-type="float" office:value="641159" calcext:value-type="float">
            <text:p>64115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18]=[.C31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2010.mtx</text:p>
          </table:table-cell>
          <table:table-cell table:number-columns-repeated="2" office:value-type="float" office:value="267071" calcext:value-type="float">
            <text:p>267071</text:p>
          </table:table-cell>
          <table:table-cell office:value-type="float" office:value="640858" calcext:value-type="float">
            <text:p>64085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319]=[.C31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k2010.mtx</text:p>
          </table:table-cell>
          <table:table-cell table:number-columns-repeated="2" office:value-type="float" office:value="269118" calcext:value-type="float">
            <text:p>269118</text:p>
          </table:table-cell>
          <table:table-cell office:value-type="float" office:value="637074" calcext:value-type="float">
            <text:p>63707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320]=[.C32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ormal.mtx</text:p>
          </table:table-cell>
          <table:table-cell table:number-columns-repeated="2" office:value-type="float" office:value="89400" calcext:value-type="float">
            <text:p>89400</text:p>
          </table:table-cell>
          <table:table-cell office:value-type="float" office:value="622812" calcext:value-type="float">
            <text:p>62281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21]=[.C32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c10848.mtx</text:p>
          </table:table-cell>
          <table:table-cell table:number-columns-repeated="2" office:value-type="float" office:value="10848" calcext:value-type="float">
            <text:p>10848</text:p>
          </table:table-cell>
          <table:table-cell office:value-type="float" office:value="620313" calcext:value-type="float">
            <text:p>62031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22]=[.C32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2010.mtx</text:p>
          </table:table-cell>
          <table:table-cell table:number-columns-repeated="2" office:value-type="float" office:value="252266" calcext:value-type="float">
            <text:p>252266</text:p>
          </table:table-cell>
          <table:table-cell office:value-type="float" office:value="615241" calcext:value-type="float">
            <text:p>61524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323]=[.C32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n2010.mtx</text:p>
          </table:table-cell>
          <table:table-cell table:number-columns-repeated="2" office:value-type="float" office:value="259777" calcext:value-type="float">
            <text:p>259777</text:p>
          </table:table-cell>
          <table:table-cell office:value-type="float" office:value="613551" calcext:value-type="float">
            <text:p>61355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324]=[.C32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RS_b162_c3.mtx</text:p>
          </table:table-cell>
          <table:table-cell table:number-columns-repeated="2" office:value-type="float" office:value="15374" calcext:value-type="float">
            <text:p>15374</text:p>
          </table:table-cell>
          <table:table-cell office:value-type="float" office:value="610299" calcext:value-type="float">
            <text:p>61029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25]=[.C32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25.mtx</text:p>
          </table:table-cell>
          <table:table-cell table:number-columns-repeated="2" office:value-type="float" office:value="87190" calcext:value-type="float">
            <text:p>87190</text:p>
          </table:table-cell>
          <table:table-cell office:value-type="float" office:value="607235" calcext:value-type="float">
            <text:p>60723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26]=[.C32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28.mtx</text:p>
          </table:table-cell>
          <table:table-cell table:number-columns-repeated="2" office:value-type="float" office:value="87190" calcext:value-type="float">
            <text:p>87190</text:p>
          </table:table-cell>
          <table:table-cell office:value-type="float" office:value="607235" calcext:value-type="float">
            <text:p>60723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27]=[.C32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20.mtx</text:p>
          </table:table-cell>
          <table:table-cell table:number-columns-repeated="2" office:value-type="float" office:value="86916" calcext:value-type="float">
            <text:p>86916</text:p>
          </table:table-cell>
          <table:table-cell office:value-type="float" office:value="605045" calcext:value-type="float">
            <text:p>60504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28]=[.C32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2010.mtx</text:p>
          </table:table-cell>
          <table:table-cell table:number-columns-repeated="2" office:value-type="float" office:value="253096" calcext:value-type="float">
            <text:p>253096</text:p>
          </table:table-cell>
          <table:table-cell office:value-type="float" office:value="604702" calcext:value-type="float">
            <text:p>60470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329]=[.C32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D_28984_Tetra.mtx</text:p>
          </table:table-cell>
          <table:table-cell table:number-columns-repeated="2" office:value-type="float" office:value="28984" calcext:value-type="float">
            <text:p>28984</text:p>
          </table:table-cell>
          <table:table-cell office:value-type="float" office:value="599170" calcext:value-type="float">
            <text:p>59917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30]=[.C33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2010.mtx</text:p>
          </table:table-cell>
          <table:table-cell table:number-columns-repeated="2" office:value-type="float" office:value="241666" calcext:value-type="float">
            <text:p>241666</text:p>
          </table:table-cell>
          <table:table-cell office:value-type="float" office:value="598047" calcext:value-type="float">
            <text:p>59804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331]=[.C33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n2010.mtx</text:p>
          </table:table-cell>
          <table:table-cell table:number-columns-repeated="2" office:value-type="float" office:value="240116" calcext:value-type="float">
            <text:p>240116</text:p>
          </table:table-cell>
          <table:table-cell office:value-type="float" office:value="596983" calcext:value-type="float">
            <text:p>59698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332]=[.C33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21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591626" calcext:value-type="float">
            <text:p>5916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33]=[.C33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c23052.mtx</text:p>
          </table:table-cell>
          <table:table-cell table:number-columns-repeated="2" office:value-type="float" office:value="23052" calcext:value-type="float">
            <text:p>23052</text:p>
          </table:table-cell>
          <table:table-cell office:value-type="float" office:value="588933" calcext:value-type="float">
            <text:p>58893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34]=[.C33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37.mtx</text:p>
          </table:table-cell>
          <table:table-cell table:number-columns-repeated="2" office:value-type="float" office:value="25503" calcext:value-type="float">
            <text:p>25503</text:p>
          </table:table-cell>
          <table:table-cell office:value-type="float" office:value="583240" calcext:value-type="float">
            <text:p>58324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35]=[.C33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36.mtx</text:p>
          </table:table-cell>
          <table:table-cell table:number-columns-repeated="2" office:value-type="float" office:value="23052" calcext:value-type="float">
            <text:p>23052</text:p>
          </table:table-cell>
          <table:table-cell office:value-type="float" office:value="583096" calcext:value-type="float">
            <text:p>5830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36]=[.C33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IC_100ks.mtx</text:p>
          </table:table-cell>
          <table:table-cell table:number-columns-repeated="2" office:value-type="float" office:value="99190" calcext:value-type="float">
            <text:p>99190</text:p>
          </table:table-cell>
          <table:table-cell office:value-type="float" office:value="578890" calcext:value-type="float">
            <text:p>57889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37]=[.C33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c15.mtx</text:p>
          </table:table-cell>
          <table:table-cell table:number-columns-repeated="2" office:value-type="float" office:value="11532" calcext:value-type="float">
            <text:p>11532</text:p>
          </table:table-cell>
          <table:table-cell office:value-type="float" office:value="568526" calcext:value-type="float">
            <text:p>5685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38]=[.C33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jac140.mtx</text:p>
          </table:table-cell>
          <table:table-cell table:number-columns-repeated="2" office:value-type="float" office:value="41490" calcext:value-type="float">
            <text:p>41490</text:p>
          </table:table-cell>
          <table:table-cell office:value-type="float" office:value="565956" calcext:value-type="float">
            <text:p>56595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39]=[.C33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jac140sc.mtx</text:p>
          </table:table-cell>
          <table:table-cell table:number-columns-repeated="2" office:value-type="float" office:value="41490" calcext:value-type="float">
            <text:p>41490</text:p>
          </table:table-cell>
          <table:table-cell office:value-type="float" office:value="565956" calcext:value-type="float">
            <text:p>56595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40]=[.C34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C_336_4438.mtx</text:p>
          </table:table-cell>
          <table:table-cell table:number-columns-repeated="2" office:value-type="float" office:value="226340" calcext:value-type="float">
            <text:p>226340</text:p>
          </table:table-cell>
          <table:table-cell office:value-type="float" office:value="565431" calcext:value-type="float">
            <text:p>56543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41]=[.C34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ents_main.mtx</text:p>
          </table:table-cell>
          <table:table-cell table:number-columns-repeated="2" office:value-type="float" office:value="240547" calcext:value-type="float">
            <text:p>240547</text:p>
          </table:table-cell>
          <table:table-cell office:value-type="float" office:value="560943" calcext:value-type="float">
            <text:p>56094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42]=[.C34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s2010.mtx</text:p>
          </table:table-cell>
          <table:table-cell table:number-columns-repeated="2" office:value-type="float" office:value="238600" calcext:value-type="float">
            <text:p>238600</text:p>
          </table:table-cell>
          <table:table-cell office:value-type="float" office:value="560899" calcext:value-type="float">
            <text:p>56089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343]=[.C34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44]=[.C34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23.mtx</text:p>
          </table:table-cell>
          <table:table-cell table:number-columns-repeated="2" office:value-type="float" office:value="110355" calcext:value-type="float">
            <text:p>110355</text:p>
          </table:table-cell>
          <table:table-cell office:value-type="float" office:value="556938" calcext:value-type="float">
            <text:p>55693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45]=[.C34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C_336_9129.mtx</text:p>
          </table:table-cell>
          <table:table-cell table:number-columns-repeated="2" office:value-type="float" office:value="226340" calcext:value-type="float">
            <text:p>226340</text:p>
          </table:table-cell>
          <table:table-cell office:value-type="float" office:value="554881" calcext:value-type="float">
            <text:p>5548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46]=[.C34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562" calcext:value-type="float">
            <text:p>55356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47]=[.C34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c-sign-Slashdot090221.mtx</text:p>
          </table:table-cell>
          <table:table-cell table:number-columns-repeated="2" office:value-type="float" office:value="82144" calcext:value-type="float">
            <text:p>82144</text:p>
          </table:table-cell>
          <table:table-cell office:value-type="float" office:value="549202" calcext:value-type="float">
            <text:p>54920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348]=[.C34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bcova2.mtx</text:p>
          </table:table-cell>
          <table:table-cell table:number-columns-repeated="2" office:value-type="float" office:value="65025" calcext:value-type="float">
            <text:p>65025</text:p>
          </table:table-cell>
          <table:table-cell office:value-type="float" office:value="547625" calcext:value-type="float">
            <text:p>5476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49]=[.C34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c-sign-Slashdot090216.mtx</text:p>
          </table:table-cell>
          <table:table-cell table:number-columns-repeated="2" office:value-type="float" office:value="81871" calcext:value-type="float">
            <text:p>81871</text:p>
          </table:table-cell>
          <table:table-cell office:value-type="float" office:value="545671" calcext:value-type="float">
            <text:p>54567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350]=[.C35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migr_3.mtx</text:p>
          </table:table-cell>
          <table:table-cell table:number-columns-repeated="2" office:value-type="float" office:value="3140" calcext:value-type="float">
            <text:p>3140</text:p>
          </table:table-cell>
          <table:table-cell office:value-type="float" office:value="543162" calcext:value-type="float">
            <text:p>54316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51]=[.C35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migr_1.mtx</text:p>
          </table:table-cell>
          <table:table-cell table:number-columns-repeated="2" office:value-type="float" office:value="3140" calcext:value-type="float">
            <text:p>3140</text:p>
          </table:table-cell>
          <table:table-cell office:value-type="float" office:value="543162" calcext:value-type="float">
            <text:p>54316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352]=[.C35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migr_2.mtx</text:p>
          </table:table-cell>
          <table:table-cell table:number-columns-repeated="2" office:value-type="float" office:value="3140" calcext:value-type="float">
            <text:p>3140</text:p>
          </table:table-cell>
          <table:table-cell office:value-type="float" office:value="540022" calcext:value-type="float">
            <text:p>54002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53]=[.C35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-300.mtx</text:p>
          </table:table-cell>
          <table:table-cell table:number-columns-repeated="2" office:value-type="float" office:value="180895" calcext:value-type="float">
            <text:p>180895</text:p>
          </table:table-cell>
          <table:table-cell office:value-type="float" office:value="539396" calcext:value-type="float">
            <text:p>5393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54]=[.C35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1_Jac3_db.mtx</text:p>
          </table:table-cell>
          <table:table-cell table:number-columns-repeated="2" office:value-type="float" office:value="21982" calcext:value-type="float">
            <text:p>21982</text:p>
          </table:table-cell>
          <table:table-cell office:value-type="float" office:value="531826" calcext:value-type="float">
            <text:p>5318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55]=[.C35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wson5.mtx</text:p>
          </table:table-cell>
          <table:table-cell table:number-columns-repeated="2" office:value-type="float" office:value="51537" calcext:value-type="float">
            <text:p>51537</text:p>
          </table:table-cell>
          <table:table-cell office:value-type="float" office:value="531157" calcext:value-type="float">
            <text:p>5311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56]=[.C35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39_A_06.mtx</text:p>
          </table:table-cell>
          <table:table-cell table:number-columns-repeated="2" office:value-type="float" office:value="40216" calcext:value-type="float">
            <text:p>40216</text:p>
          </table:table-cell>
          <table:table-cell office:value-type="float" office:value="526144" calcext:value-type="float">
            <text:p>5261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57]=[.C35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39_A_12.mtx</text:p>
          </table:table-cell>
          <table:table-cell table:number-columns-repeated="2" office:value-type="float" office:value="40216" calcext:value-type="float">
            <text:p>40216</text:p>
          </table:table-cell>
          <table:table-cell office:value-type="float" office:value="526144" calcext:value-type="float">
            <text:p>5261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58]=[.C35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39_A_13.mtx</text:p>
          </table:table-cell>
          <table:table-cell table:number-columns-repeated="2" office:value-type="float" office:value="40216" calcext:value-type="float">
            <text:p>40216</text:p>
          </table:table-cell>
          <table:table-cell office:value-type="float" office:value="526144" calcext:value-type="float">
            <text:p>5261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59]=[.C35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39_A_08.mtx</text:p>
          </table:table-cell>
          <table:table-cell table:number-columns-repeated="2" office:value-type="float" office:value="40216" calcext:value-type="float">
            <text:p>40216</text:p>
          </table:table-cell>
          <table:table-cell office:value-type="float" office:value="526144" calcext:value-type="float">
            <text:p>5261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60]=[.C36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39_A_02.mtx</text:p>
          </table:table-cell>
          <table:table-cell table:number-columns-repeated="2" office:value-type="float" office:value="40216" calcext:value-type="float">
            <text:p>40216</text:p>
          </table:table-cell>
          <table:table-cell office:value-type="float" office:value="526144" calcext:value-type="float">
            <text:p>5261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61]=[.C36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39_A_05.mtx</text:p>
          </table:table-cell>
          <table:table-cell table:number-columns-repeated="2" office:value-type="float" office:value="40216" calcext:value-type="float">
            <text:p>40216</text:p>
          </table:table-cell>
          <table:table-cell office:value-type="float" office:value="526144" calcext:value-type="float">
            <text:p>5261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62]=[.C36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39_A_03.mtx</text:p>
          </table:table-cell>
          <table:table-cell table:number-columns-repeated="2" office:value-type="float" office:value="40216" calcext:value-type="float">
            <text:p>40216</text:p>
          </table:table-cell>
          <table:table-cell office:value-type="float" office:value="526144" calcext:value-type="float">
            <text:p>5261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63]=[.C36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39_A_09.mtx</text:p>
          </table:table-cell>
          <table:table-cell table:number-columns-repeated="2" office:value-type="float" office:value="40216" calcext:value-type="float">
            <text:p>40216</text:p>
          </table:table-cell>
          <table:table-cell office:value-type="float" office:value="526144" calcext:value-type="float">
            <text:p>5261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64]=[.C36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39_A_11.mtx</text:p>
          </table:table-cell>
          <table:table-cell table:number-columns-repeated="2" office:value-type="float" office:value="40216" calcext:value-type="float">
            <text:p>40216</text:p>
          </table:table-cell>
          <table:table-cell office:value-type="float" office:value="526144" calcext:value-type="float">
            <text:p>5261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65]=[.C36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39_A_07.mtx</text:p>
          </table:table-cell>
          <table:table-cell table:number-columns-repeated="2" office:value-type="float" office:value="40216" calcext:value-type="float">
            <text:p>40216</text:p>
          </table:table-cell>
          <table:table-cell office:value-type="float" office:value="526144" calcext:value-type="float">
            <text:p>5261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66]=[.C36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39_A_04.mtx</text:p>
          </table:table-cell>
          <table:table-cell table:number-columns-repeated="2" office:value-type="float" office:value="40216" calcext:value-type="float">
            <text:p>40216</text:p>
          </table:table-cell>
          <table:table-cell office:value-type="float" office:value="526144" calcext:value-type="float">
            <text:p>5261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67]=[.C36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39_A_10.mtx</text:p>
          </table:table-cell>
          <table:table-cell table:number-columns-repeated="2" office:value-type="float" office:value="40216" calcext:value-type="float">
            <text:p>40216</text:p>
          </table:table-cell>
          <table:table-cell office:value-type="float" office:value="526144" calcext:value-type="float">
            <text:p>5261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68]=[.C36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39.mtx</text:p>
          </table:table-cell>
          <table:table-cell table:number-columns-repeated="2" office:value-type="float" office:value="40216" calcext:value-type="float">
            <text:p>40216</text:p>
          </table:table-cell>
          <table:table-cell office:value-type="float" office:value="526139" calcext:value-type="float">
            <text:p>52613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69]=[.C36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39_A_01.mtx</text:p>
          </table:table-cell>
          <table:table-cell table:number-columns-repeated="2" office:value-type="float" office:value="40216" calcext:value-type="float">
            <text:p>40216</text:p>
          </table:table-cell>
          <table:table-cell office:value-type="float" office:value="526139" calcext:value-type="float">
            <text:p>52613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70]=[.C37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yro.mtx</text:p>
          </table:table-cell>
          <table:table-cell table:number-columns-repeated="2" office:value-type="float" office:value="17361" calcext:value-type="float">
            <text:p>17361</text:p>
          </table:table-cell>
          <table:table-cell office:value-type="float" office:value="519260" calcext:value-type="float">
            <text:p>51926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71]=[.C37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yro_k.mtx</text:p>
          </table:table-cell>
          <table:table-cell table:number-columns-repeated="2" office:value-type="float" office:value="17361" calcext:value-type="float">
            <text:p>17361</text:p>
          </table:table-cell>
          <table:table-cell office:value-type="float" office:value="519260" calcext:value-type="float">
            <text:p>51926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72]=[.C37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c-sign-Slashdot081106.mtx</text:p>
          </table:table-cell>
          <table:table-cell table:number-columns-repeated="2" office:value-type="float" office:value="77357" calcext:value-type="float">
            <text:p>77357</text:p>
          </table:table-cell>
          <table:table-cell office:value-type="float" office:value="516575" calcext:value-type="float">
            <text:p>51657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373]=[.C37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afu.mtx</text:p>
          </table:table-cell>
          <table:table-cell table:number-columns-repeated="2" office:value-type="float" office:value="16146" calcext:value-type="float">
            <text:p>16146</text:p>
          </table:table-cell>
          <table:table-cell office:value-type="float" office:value="515651" calcext:value-type="float">
            <text:p>51565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74]=[.C37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circuit.mtx</text:p>
          </table:table-cell>
          <table:table-cell table:number-columns-repeated="2" office:value-type="float" office:value="105676" calcext:value-type="float">
            <text:p>105676</text:p>
          </table:table-cell>
          <table:table-cell office:value-type="float" office:value="513072" calcext:value-type="float">
            <text:p>51307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75]=[.C37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a2010.mtx</text:p>
          </table:table-cell>
          <table:table-cell table:number-columns-repeated="2" office:value-type="float" office:value="216007" calcext:value-type="float">
            <text:p>216007</text:p>
          </table:table-cell>
          <table:table-cell office:value-type="float" office:value="510585" calcext:value-type="float">
            <text:p>5105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376]=[.C37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1_Jac2_db.mtx</text:p>
          </table:table-cell>
          <table:table-cell table:number-columns-repeated="2" office:value-type="float" office:value="21982" calcext:value-type="float">
            <text:p>21982</text:p>
          </table:table-cell>
          <table:table-cell office:value-type="float" office:value="498771" calcext:value-type="float">
            <text:p>49877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77]=[.C37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ng2.mtx</text:p>
          </table:table-cell>
          <table:table-cell table:number-columns-repeated="2" office:value-type="float" office:value="109460" calcext:value-type="float">
            <text:p>109460</text:p>
          </table:table-cell>
          <table:table-cell office:value-type="float" office:value="492564" calcext:value-type="float">
            <text:p>49256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78]=[.C37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ystk02.mtx</text:p>
          </table:table-cell>
          <table:table-cell table:number-columns-repeated="2" office:value-type="float" office:value="13965" calcext:value-type="float">
            <text:p>13965</text:p>
          </table:table-cell>
          <table:table-cell office:value-type="float" office:value="491274" calcext:value-type="float">
            <text:p>49127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79]=[.C37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20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490688" calcext:value-type="float">
            <text:p>49068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80]=[.C38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2010.mtx</text:p>
          </table:table-cell>
          <table:table-cell table:number-columns-repeated="2" office:value-type="float" office:value="204447" calcext:value-type="float">
            <text:p>204447</text:p>
          </table:table-cell>
          <table:table-cell office:value-type="float" office:value="490317" calcext:value-type="float">
            <text:p>49031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381]=[.C38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2010.mtx</text:p>
          </table:table-cell>
          <table:table-cell table:number-columns-repeated="2" office:value-type="float" office:value="196621" calcext:value-type="float">
            <text:p>196621</text:p>
          </table:table-cell>
          <table:table-cell office:value-type="float" office:value="489756" calcext:value-type="float">
            <text:p>48975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382]=[.C38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2010.mtx</text:p>
          </table:table-cell>
          <table:table-cell table:number-columns-repeated="2" office:value-type="float" office:value="201062" calcext:value-type="float">
            <text:p>201062</text:p>
          </table:table-cell>
          <table:table-cell office:value-type="float" office:value="487287" calcext:value-type="float">
            <text:p>48728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383]=[.C38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18.mtx</text:p>
          </table:table-cell>
          <table:table-cell table:number-columns-repeated="2" office:value-type="float" office:value="94294" calcext:value-type="float">
            <text:p>94294</text:p>
          </table:table-cell>
          <table:table-cell office:value-type="float" office:value="485143" calcext:value-type="float">
            <text:p>48514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84]=[.C38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85]=[.C38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jac120.mtx</text:p>
          </table:table-cell>
          <table:table-cell table:number-columns-repeated="2" office:value-type="float" office:value="35550" calcext:value-type="float">
            <text:p>35550</text:p>
          </table:table-cell>
          <table:table-cell office:value-type="float" office:value="475296" calcext:value-type="float">
            <text:p>4752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86]=[.C38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jac120sc.mtx</text:p>
          </table:table-cell>
          <table:table-cell table:number-columns-repeated="2" office:value-type="float" office:value="35550" calcext:value-type="float">
            <text:p>35550</text:p>
          </table:table-cell>
          <table:table-cell office:value-type="float" office:value="475296" calcext:value-type="float">
            <text:p>4752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87]=[.C38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2010.mtx</text:p>
          </table:table-cell>
          <table:table-cell table:number-columns-repeated="2" office:value-type="float" office:value="195574" calcext:value-type="float">
            <text:p>195574</text:p>
          </table:table-cell>
          <table:table-cell office:value-type="float" office:value="473716" calcext:value-type="float">
            <text:p>4737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388]=[.C38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71.mtx</text:p>
          </table:table-cell>
          <table:table-cell table:number-columns-repeated="2" office:value-type="float" office:value="76638" calcext:value-type="float">
            <text:p>76638</text:p>
          </table:table-cell>
          <table:table-cell office:value-type="float" office:value="468096" calcext:value-type="float">
            <text:p>4680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89]=[.C38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b3.mtx</text:p>
          </table:table-cell>
          <table:table-cell table:number-columns-repeated="2" office:value-type="float" office:value="84617" calcext:value-type="float">
            <text:p>84617</text:p>
          </table:table-cell>
          <table:table-cell office:value-type="float" office:value="463625" calcext:value-type="float">
            <text:p>4636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90]=[.C39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be2.mtx</text:p>
          </table:table-cell>
          <table:table-cell table:number-columns-repeated="2" office:value-type="float" office:value="21498" calcext:value-type="float">
            <text:p>21498</text:p>
          </table:table-cell>
          <table:table-cell office:value-type="float" office:value="459277" calcext:value-type="float">
            <text:p>45927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391]=[.C39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40.mtx</text:p>
          </table:table-cell>
          <table:table-cell table:number-columns-repeated="2" office:value-type="float" office:value="7740" calcext:value-type="float">
            <text:p>7740</text:p>
          </table:table-cell>
          <table:table-cell office:value-type="float" office:value="458012" calcext:value-type="float">
            <text:p>45801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92]=[.C39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2010.mtx</text:p>
          </table:table-cell>
          <table:table-cell table:number-columns-repeated="2" office:value-type="float" office:value="193352" calcext:value-type="float">
            <text:p>193352</text:p>
          </table:table-cell>
          <table:table-cell office:value-type="float" office:value="456927" calcext:value-type="float">
            <text:p>45692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393]=[.C39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2010.mtx</text:p>
          </table:table-cell>
          <table:table-cell table:number-columns-repeated="2" office:value-type="float" office:value="186211" calcext:value-type="float">
            <text:p>186211</text:p>
          </table:table-cell>
          <table:table-cell office:value-type="float" office:value="452155" calcext:value-type="float">
            <text:p>45215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394]=[.C39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2010.mtx</text:p>
          </table:table-cell>
          <table:table-cell table:number-columns-repeated="2" office:value-type="float" office:value="181908" calcext:value-type="float">
            <text:p>181908</text:p>
          </table:table-cell>
          <table:table-cell office:value-type="float" office:value="446580" calcext:value-type="float">
            <text:p>44658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395]=[.C39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10H16.mtx</text:p>
          </table:table-cell>
          <table:table-cell table:number-columns-repeated="2" office:value-type="float" office:value="17077" calcext:value-type="float">
            <text:p>17077</text:p>
          </table:table-cell>
          <table:table-cell office:value-type="float" office:value="446500" calcext:value-type="float">
            <text:p>4465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96]=[.C39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15.mtx</text:p>
          </table:table-cell>
          <table:table-cell table:number-columns-repeated="2" office:value-type="float" office:value="37261" calcext:value-type="float">
            <text:p>37261</text:p>
          </table:table-cell>
          <table:table-cell office:value-type="float" office:value="443573" calcext:value-type="float">
            <text:p>44357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97]=[.C39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D_27628_bjtcai.mtx</text:p>
          </table:table-cell>
          <table:table-cell table:number-columns-repeated="2" office:value-type="float" office:value="27628" calcext:value-type="float">
            <text:p>27628</text:p>
          </table:table-cell>
          <table:table-cell office:value-type="float" office:value="442898" calcext:value-type="float">
            <text:p>44289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398]=[.C39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_circuit.mtx</text:p>
          </table:table-cell>
          <table:table-cell table:number-columns-repeated="2" office:value-type="float" office:value="150102" calcext:value-type="float">
            <text:p>150102</text:p>
          </table:table-cell>
          <table:table-cell office:value-type="float" office:value="438388" calcext:value-type="float">
            <text:p>43838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399]=[.C39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T01R.mtx</text:p>
          </table:table-cell>
          <table:table-cell table:number-columns-repeated="2" office:value-type="float" office:value="7980" calcext:value-type="float">
            <text:p>7980</text:p>
          </table:table-cell>
          <table:table-cell office:value-type="float" office:value="430909" calcext:value-type="float">
            <text:p>43090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00]=[.C40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M_3D_thermal1.mtx</text:p>
          </table:table-cell>
          <table:table-cell table:number-columns-repeated="2" office:value-type="float" office:value="17880" calcext:value-type="float">
            <text:p>17880</text:p>
          </table:table-cell>
          <table:table-cell office:value-type="float" office:value="430740" calcext:value-type="float">
            <text:p>43074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01]=[.C40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d_A.mtx</text:p>
          </table:table-cell>
          <table:table-cell table:number-columns-repeated="2" office:value-type="float" office:value="10605" calcext:value-type="float">
            <text:p>10605</text:p>
          </table:table-cell>
          <table:table-cell office:value-type="float" office:value="424587" calcext:value-type="float">
            <text:p>42458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02]=[.C40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d_A_unscaled.mtx</text:p>
          </table:table-cell>
          <table:table-cell table:number-columns-repeated="2" office:value-type="float" office:value="10605" calcext:value-type="float">
            <text:p>10605</text:p>
          </table:table-cell>
          <table:table-cell office:value-type="float" office:value="424587" calcext:value-type="float">
            <text:p>42458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03]=[.C40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2010.mtx</text:p>
          </table:table-cell>
          <table:table-cell table:number-columns-repeated="2" office:value-type="float" office:value="171778" calcext:value-type="float">
            <text:p>171778</text:p>
          </table:table-cell>
          <table:table-cell office:value-type="float" office:value="419990" calcext:value-type="float">
            <text:p>41999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404]=[.C40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m2010.mtx</text:p>
          </table:table-cell>
          <table:table-cell table:number-columns-repeated="2" office:value-type="float" office:value="168609" calcext:value-type="float">
            <text:p>168609</text:p>
          </table:table-cell>
          <table:table-cell office:value-type="float" office:value="415485" calcext:value-type="float">
            <text:p>4154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405]=[.C40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C_OPF_300.mtx</text:p>
          </table:table-cell>
          <table:table-cell table:number-columns-repeated="2" office:value-type="float" office:value="9774" calcext:value-type="float">
            <text:p>9774</text:p>
          </table:table-cell>
          <table:table-cell office:value-type="float" office:value="415289" calcext:value-type="float">
            <text:p>41528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06]=[.C40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j2010.mtx</text:p>
          </table:table-cell>
          <table:table-cell table:number-columns-repeated="2" office:value-type="float" office:value="169588" calcext:value-type="float">
            <text:p>169588</text:p>
          </table:table-cell>
          <table:table-cell office:value-type="float" office:value="414956" calcext:value-type="float">
            <text:p>41495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407]=[.C40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19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413904" calcext:value-type="float">
            <text:p>41390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08]=[.C40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z40948.mtx</text:p>
          </table:table-cell>
          <table:table-cell table:number-columns-repeated="2" office:value-type="float" office:value="40948" calcext:value-type="float">
            <text:p>40948</text:p>
          </table:table-cell>
          <table:table-cell office:value-type="float" office:value="412148" calcext:value-type="float">
            <text:p>41214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09]=[.C40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rews.mtx</text:p>
          </table:table-cell>
          <table:table-cell table:number-columns-repeated="2" office:value-type="float" office:value="60000" calcext:value-type="float">
            <text:p>60000</text:p>
          </table:table-cell>
          <table:table-cell office:value-type="float" office:value="410077" calcext:value-type="float">
            <text:p>41007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410]=[.C41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momech_TK.mtx</text:p>
          </table:table-cell>
          <table:table-cell table:number-columns-repeated="2" office:value-type="float" office:value="102158" calcext:value-type="float">
            <text:p>102158</text:p>
          </table:table-cell>
          <table:table-cell office:value-type="float" office:value="406858" calcext:value-type="float">
            <text:p>40685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11]=[.C41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momech_TC.mtx</text:p>
          </table:table-cell>
          <table:table-cell table:number-columns-repeated="2" office:value-type="float" office:value="102158" calcext:value-type="float">
            <text:p>102158</text:p>
          </table:table-cell>
          <table:table-cell office:value-type="float" office:value="406858" calcext:value-type="float">
            <text:p>40685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12]=[.C41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esnik0.mtx</text:p>
          </table:table-cell>
          <table:table-cell table:number-columns-repeated="2" office:value-type="float" office:value="88263" calcext:value-type="float">
            <text:p>88263</text:p>
          </table:table-cell>
          <table:table-cell office:value-type="float" office:value="402623" calcext:value-type="float">
            <text:p>40262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13]=[.C41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3jac140.mtx</text:p>
          </table:table-cell>
          <table:table-cell table:number-columns-repeated="2" office:value-type="float" office:value="64089" calcext:value-type="float">
            <text:p>64089</text:p>
          </table:table-cell>
          <table:table-cell office:value-type="float" office:value="399735" calcext:value-type="float">
            <text:p>39973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14]=[.C41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3jac140sc.mtx</text:p>
          </table:table-cell>
          <table:table-cell table:number-columns-repeated="2" office:value-type="float" office:value="64089" calcext:value-type="float">
            <text:p>64089</text:p>
          </table:table-cell>
          <table:table-cell office:value-type="float" office:value="399735" calcext:value-type="float">
            <text:p>39973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15]=[.C41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72.mtx</text:p>
          </table:table-cell>
          <table:table-cell table:number-columns-repeated="2" office:value-type="float" office:value="84064" calcext:value-type="float">
            <text:p>84064</text:p>
          </table:table-cell>
          <table:table-cell office:value-type="float" office:value="395811" calcext:value-type="float">
            <text:p>39581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16]=[.C41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2010.mtx</text:p>
          </table:table-cell>
          <table:table-cell table:number-columns-repeated="2" office:value-type="float" office:value="161672" calcext:value-type="float">
            <text:p>161672</text:p>
          </table:table-cell>
          <table:table-cell office:value-type="float" office:value="393889" calcext:value-type="float">
            <text:p>39388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417]=[.C41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ndle1.mtx</text:p>
          </table:table-cell>
          <table:table-cell table:number-columns-repeated="2" office:value-type="float" office:value="10581" calcext:value-type="float">
            <text:p>10581</text:p>
          </table:table-cell>
          <table:table-cell office:value-type="float" office:value="390741" calcext:value-type="float">
            <text:p>39074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18]=[.C41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ron2.mtx</text:p>
          </table:table-cell>
          <table:table-cell table:number-columns-repeated="2" office:value-type="float" office:value="13535" calcext:value-type="float">
            <text:p>13535</text:p>
          </table:table-cell>
          <table:table-cell office:value-type="float" office:value="390607" calcext:value-type="float">
            <text:p>39060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19]=[.C41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2010.mtx</text:p>
          </table:table-cell>
          <table:table-cell table:number-columns-repeated="2" office:value-type="float" office:value="157508" calcext:value-type="float">
            <text:p>157508</text:p>
          </table:table-cell>
          <table:table-cell office:value-type="float" office:value="388305" calcext:value-type="float">
            <text:p>38830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420]=[.C42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mos3.mtx</text:p>
          </table:table-cell>
          <table:table-cell table:number-columns-repeated="2" office:value-type="float" office:value="18588" calcext:value-type="float">
            <text:p>18588</text:p>
          </table:table-cell>
          <table:table-cell office:value-type="float" office:value="386594" calcext:value-type="float">
            <text:p>38659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21]=[.C42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jac100.mtx</text:p>
          </table:table-cell>
          <table:table-cell table:number-columns-repeated="2" office:value-type="float" office:value="29610" calcext:value-type="float">
            <text:p>29610</text:p>
          </table:table-cell>
          <table:table-cell office:value-type="float" office:value="384636" calcext:value-type="float">
            <text:p>38463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22]=[.C42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jac100sc.mtx</text:p>
          </table:table-cell>
          <table:table-cell table:number-columns-repeated="2" office:value-type="float" office:value="29610" calcext:value-type="float">
            <text:p>29610</text:p>
          </table:table-cell>
          <table:table-cell office:value-type="float" office:value="384636" calcext:value-type="float">
            <text:p>38463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23]=[.C42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64.mtx</text:p>
          </table:table-cell>
          <table:table-cell table:number-columns-repeated="2" office:value-type="float" office:value="51035" calcext:value-type="float">
            <text:p>51035</text:p>
          </table:table-cell>
          <table:table-cell office:value-type="float" office:value="384438" calcext:value-type="float">
            <text:p>38443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24]=[.C42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64b.mtx</text:p>
          </table:table-cell>
          <table:table-cell table:number-columns-repeated="2" office:value-type="float" office:value="51035" calcext:value-type="float">
            <text:p>51035</text:p>
          </table:table-cell>
          <table:table-cell office:value-type="float" office:value="384438" calcext:value-type="float">
            <text:p>38443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25]=[.C42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hr17c.mtx</text:p>
          </table:table-cell>
          <table:table-cell table:number-columns-repeated="2" office:value-type="float" office:value="17576" calcext:value-type="float">
            <text:p>17576</text:p>
          </table:table-cell>
          <table:table-cell office:value-type="float" office:value="381975" calcext:value-type="float">
            <text:p>38197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26]=[.C42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hr17.mtx</text:p>
          </table:table-cell>
          <table:table-cell table:number-columns-repeated="2" office:value-type="float" office:value="17576" calcext:value-type="float">
            <text:p>17576</text:p>
          </table:table-cell>
          <table:table-cell office:value-type="float" office:value="381975" calcext:value-type="float">
            <text:p>38197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27]=[.C42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coplastic2_C_1.mtx</text:p>
          </table:table-cell>
          <table:table-cell table:number-columns-repeated="2" office:value-type="float" office:value="32769" calcext:value-type="float">
            <text:p>32769</text:p>
          </table:table-cell>
          <table:table-cell office:value-type="float" office:value="381326" calcext:value-type="float">
            <text:p>3813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28]=[.C42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coplastic2_C_6.mtx</text:p>
          </table:table-cell>
          <table:table-cell table:number-columns-repeated="2" office:value-type="float" office:value="32769" calcext:value-type="float">
            <text:p>32769</text:p>
          </table:table-cell>
          <table:table-cell office:value-type="float" office:value="381326" calcext:value-type="float">
            <text:p>3813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29]=[.C42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coplastic2_C_3.mtx</text:p>
          </table:table-cell>
          <table:table-cell table:number-columns-repeated="2" office:value-type="float" office:value="32769" calcext:value-type="float">
            <text:p>32769</text:p>
          </table:table-cell>
          <table:table-cell office:value-type="float" office:value="381326" calcext:value-type="float">
            <text:p>3813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30]=[.C43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coplastic2.mtx</text:p>
          </table:table-cell>
          <table:table-cell table:number-columns-repeated="2" office:value-type="float" office:value="32769" calcext:value-type="float">
            <text:p>32769</text:p>
          </table:table-cell>
          <table:table-cell office:value-type="float" office:value="381326" calcext:value-type="float">
            <text:p>3813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31]=[.C43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coplastic2_C_2.mtx</text:p>
          </table:table-cell>
          <table:table-cell table:number-columns-repeated="2" office:value-type="float" office:value="32769" calcext:value-type="float">
            <text:p>32769</text:p>
          </table:table-cell>
          <table:table-cell office:value-type="float" office:value="381326" calcext:value-type="float">
            <text:p>3813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32]=[.C43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coplastic2_C_7.mtx</text:p>
          </table:table-cell>
          <table:table-cell table:number-columns-repeated="2" office:value-type="float" office:value="32769" calcext:value-type="float">
            <text:p>32769</text:p>
          </table:table-cell>
          <table:table-cell office:value-type="float" office:value="381326" calcext:value-type="float">
            <text:p>3813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33]=[.C43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coplastic2_C_4.mtx</text:p>
          </table:table-cell>
          <table:table-cell table:number-columns-repeated="2" office:value-type="float" office:value="32769" calcext:value-type="float">
            <text:p>32769</text:p>
          </table:table-cell>
          <table:table-cell office:value-type="float" office:value="381326" calcext:value-type="float">
            <text:p>3813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34]=[.C43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coplastic2_C_5.mtx</text:p>
          </table:table-cell>
          <table:table-cell table:number-columns-repeated="2" office:value-type="float" office:value="32769" calcext:value-type="float">
            <text:p>32769</text:p>
          </table:table-cell>
          <table:table-cell office:value-type="float" office:value="381326" calcext:value-type="float">
            <text:p>3813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35]=[.C43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l32.mtx</text:p>
          </table:table-cell>
          <table:table-cell table:number-columns-repeated="2" office:value-type="float" office:value="51993" calcext:value-type="float">
            <text:p>51993</text:p>
          </table:table-cell>
          <table:table-cell office:value-type="float" office:value="380415" calcext:value-type="float">
            <text:p>38041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36]=[.C43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5H12.mtx</text:p>
          </table:table-cell>
          <table:table-cell table:number-columns-repeated="2" office:value-type="float" office:value="19896" calcext:value-type="float">
            <text:p>19896</text:p>
          </table:table-cell>
          <table:table-cell office:value-type="float" office:value="379247" calcext:value-type="float">
            <text:p>37924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37]=[.C43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3plates.mtx</text:p>
          </table:table-cell>
          <table:table-cell table:number-columns-repeated="2" office:value-type="float" office:value="11107" calcext:value-type="float">
            <text:p>11107</text:p>
          </table:table-cell>
          <table:table-cell office:value-type="float" office:value="378927" calcext:value-type="float">
            <text:p>37892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38]=[.C43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ircuit.mtx</text:p>
          </table:table-cell>
          <table:table-cell table:number-columns-repeated="2" office:value-type="float" office:value="68902" calcext:value-type="float">
            <text:p>68902</text:p>
          </table:table-cell>
          <table:table-cell office:value-type="float" office:value="375558" calcext:value-type="float">
            <text:p>37555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39]=[.C43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FS_b39_c7.mtx</text:p>
          </table:table-cell>
          <table:table-cell table:number-columns-repeated="2" office:value-type="float" office:value="28216" calcext:value-type="float">
            <text:p>28216</text:p>
          </table:table-cell>
          <table:table-cell office:value-type="float" office:value="368599" calcext:value-type="float">
            <text:p>36859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40]=[.C44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01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367280" calcext:value-type="float">
            <text:p>36728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41]=[.C44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_Poisson.mtx</text:p>
          </table:table-cell>
          <table:table-cell table:number-columns-repeated="2" office:value-type="float" office:value="14822" calcext:value-type="float">
            <text:p>14822</text:p>
          </table:table-cell>
          <table:table-cell office:value-type="float" office:value="365313" calcext:value-type="float">
            <text:p>36531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42]=[.C44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2010.mtx</text:p>
          </table:table-cell>
          <table:table-cell table:number-columns-repeated="2" office:value-type="float" office:value="149842" calcext:value-type="float">
            <text:p>149842</text:p>
          </table:table-cell>
          <table:table-cell office:value-type="float" office:value="364132" calcext:value-type="float">
            <text:p>36413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443]=[.C44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l6.mtx</text:p>
          </table:table-cell>
          <table:table-cell table:number-columns-repeated="2" office:value-type="float" office:value="13681" calcext:value-type="float">
            <text:p>13681</text:p>
          </table:table-cell>
          <table:table-cell office:value-type="float" office:value="363961" calcext:value-type="float">
            <text:p>36396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444]=[.C44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70.mtx</text:p>
          </table:table-cell>
          <table:table-cell table:number-columns-repeated="2" office:value-type="float" office:value="68924" calcext:value-type="float">
            <text:p>68924</text:p>
          </table:table-cell>
          <table:table-cell office:value-type="float" office:value="363955" calcext:value-type="float">
            <text:p>36395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45]=[.C44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sson3Da.mtx</text:p>
          </table:table-cell>
          <table:table-cell table:number-columns-repeated="2" office:value-type="float" office:value="13514" calcext:value-type="float">
            <text:p>13514</text:p>
          </table:table-cell>
          <table:table-cell office:value-type="float" office:value="352762" calcext:value-type="float">
            <text:p>35276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46]=[.C44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18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352370" calcext:value-type="float">
            <text:p>35237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47]=[.C44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d2010.mtx</text:p>
          </table:table-cell>
          <table:table-cell table:number-columns-repeated="2" office:value-type="float" office:value="145247" calcext:value-type="float">
            <text:p>145247</text:p>
          </table:table-cell>
          <table:table-cell office:value-type="float" office:value="350189" calcext:value-type="float">
            <text:p>35018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448]=[.C44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69.mtx</text:p>
          </table:table-cell>
          <table:table-cell table:number-columns-repeated="2" office:value-type="float" office:value="67458" calcext:value-type="float">
            <text:p>67458</text:p>
          </table:table-cell>
          <table:table-cell office:value-type="float" office:value="345714" calcext:value-type="float">
            <text:p>34571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49]=[.C44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uckle.mtx</text:p>
          </table:table-cell>
          <table:table-cell table:number-columns-repeated="2" office:value-type="float" office:value="13681" calcext:value-type="float">
            <text:p>13681</text:p>
          </table:table-cell>
          <table:table-cell office:value-type="float" office:value="345098" calcext:value-type="float">
            <text:p>34509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50]=[.C45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3jac120sc.mtx</text:p>
          </table:table-cell>
          <table:table-cell table:number-columns-repeated="2" office:value-type="float" office:value="54929" calcext:value-type="float">
            <text:p>54929</text:p>
          </table:table-cell>
          <table:table-cell office:value-type="float" office:value="342475" calcext:value-type="float">
            <text:p>34247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51]=[.C45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3jac120.mtx</text:p>
          </table:table-cell>
          <table:table-cell table:number-columns-repeated="2" office:value-type="float" office:value="54929" calcext:value-type="float">
            <text:p>54929</text:p>
          </table:table-cell>
          <table:table-cell office:value-type="float" office:value="342475" calcext:value-type="float">
            <text:p>34247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52]=[.C45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one1.mtx</text:p>
          </table:table-cell>
          <table:table-cell table:number-columns-repeated="2" office:value-type="float" office:value="36057" calcext:value-type="float">
            <text:p>36057</text:p>
          </table:table-cell>
          <table:table-cell office:value-type="float" office:value="341088" calcext:value-type="float">
            <text:p>34108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53]=[.C45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ckqp1.mtx</text:p>
          </table:table-cell>
          <table:table-cell table:number-columns-repeated="2" office:value-type="float" office:value="60012" calcext:value-type="float">
            <text:p>60012</text:p>
          </table:table-cell>
          <table:table-cell office:value-type="float" office:value="340022" calcext:value-type="float">
            <text:p>34002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54]=[.C45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an512.mtx</text:p>
          </table:table-cell>
          <table:table-cell table:number-columns-repeated="2" office:value-type="float" office:value="74752" calcext:value-type="float">
            <text:p>74752</text:p>
          </table:table-cell>
          <table:table-cell office:value-type="float" office:value="335872" calcext:value-type="float">
            <text:p>33587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55]=[.C45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ham1.mtx</text:p>
          </table:table-cell>
          <table:table-cell table:number-columns-repeated="2" office:value-type="float" office:value="9035" calcext:value-type="float">
            <text:p>9035</text:p>
          </table:table-cell>
          <table:table-cell office:value-type="float" office:value="335504" calcext:value-type="float">
            <text:p>33550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56]=[.C45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kt11752_tr_0.mtx</text:p>
          </table:table-cell>
          <table:table-cell table:number-columns-repeated="2" office:value-type="float" office:value="49702" calcext:value-type="float">
            <text:p>49702</text:p>
          </table:table-cell>
          <table:table-cell office:value-type="float" office:value="333029" calcext:value-type="float">
            <text:p>33302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57]=[.C45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kt11752_dc_1.mtx</text:p>
          </table:table-cell>
          <table:table-cell table:number-columns-repeated="2" office:value-type="float" office:value="49702" calcext:value-type="float">
            <text:p>49702</text:p>
          </table:table-cell>
          <table:table-cell office:value-type="float" office:value="333029" calcext:value-type="float">
            <text:p>33302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58]=[.C45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v2010.mtx</text:p>
          </table:table-cell>
          <table:table-cell table:number-columns-repeated="2" office:value-type="float" office:value="135218" calcext:value-type="float">
            <text:p>135218</text:p>
          </table:table-cell>
          <table:table-cell office:value-type="float" office:value="331461" calcext:value-type="float">
            <text:p>33146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459]=[.C45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yy161.mtx</text:p>
          </table:table-cell>
          <table:table-cell table:number-columns-repeated="2" office:value-type="float" office:value="76480" calcext:value-type="float">
            <text:p>76480</text:p>
          </table:table-cell>
          <table:table-cell office:value-type="float" office:value="329762" calcext:value-type="float">
            <text:p>32976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60]=[.C46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mal1.mtx</text:p>
          </table:table-cell>
          <table:table-cell table:number-columns-repeated="2" office:value-type="float" office:value="82654" calcext:value-type="float">
            <text:p>82654</text:p>
          </table:table-cell>
          <table:table-cell office:value-type="float" office:value="328556" calcext:value-type="float">
            <text:p>32855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61]=[.C46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let.mtx</text:p>
          </table:table-cell>
          <table:table-cell table:number-columns-repeated="2" office:value-type="float" office:value="11730" calcext:value-type="float">
            <text:p>11730</text:p>
          </table:table-cell>
          <table:table-cell office:value-type="float" office:value="328323" calcext:value-type="float">
            <text:p>32832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62]=[.C46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T_RS.mtx</text:p>
          </table:table-cell>
          <table:table-cell table:number-columns-repeated="2" office:value-type="float" office:value="23219" calcext:value-type="float">
            <text:p>23219</text:p>
          </table:table-cell>
          <table:table-cell office:value-type="float" office:value="325592" calcext:value-type="float">
            <text:p>3255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463]=[.C46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T_SR.mtx</text:p>
          </table:table-cell>
          <table:table-cell table:number-columns-repeated="2" office:value-type="float" office:value="23219" calcext:value-type="float">
            <text:p>23219</text:p>
          </table:table-cell>
          <table:table-cell office:value-type="float" office:value="325589" calcext:value-type="float">
            <text:p>32558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464]=[.C46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dwin.mtx</text:p>
          </table:table-cell>
          <table:table-cell table:number-columns-repeated="2" office:value-type="float" office:value="7320" calcext:value-type="float">
            <text:p>7320</text:p>
          </table:table-cell>
          <table:table-cell office:value-type="float" office:value="324784" calcext:value-type="float">
            <text:p>32478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65]=[.C46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17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319563" calcext:value-type="float">
            <text:p>31956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66]=[.C46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t2010.mtx</text:p>
          </table:table-cell>
          <table:table-cell table:number-columns-repeated="2" office:value-type="float" office:value="132288" calcext:value-type="float">
            <text:p>132288</text:p>
          </table:table-cell>
          <table:table-cell office:value-type="float" office:value="319334" calcext:value-type="float">
            <text:p>31933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467]=[.C46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l_79841_E.mtx</text:p>
          </table:table-cell>
          <table:table-cell table:number-columns-repeated="2" office:value-type="float" office:value="79841" calcext:value-type="float">
            <text:p>79841</text:p>
          </table:table-cell>
          <table:table-cell office:value-type="float" office:value="317377" calcext:value-type="float">
            <text:p>31737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68]=[.C46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l_79841.mtx</text:p>
          </table:table-cell>
          <table:table-cell table:number-columns-repeated="2" office:value-type="float" office:value="79841" calcext:value-type="float">
            <text:p>79841</text:p>
          </table:table-cell>
          <table:table-cell office:value-type="float" office:value="316881" calcext:value-type="float">
            <text:p>3168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69]=[.C46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68.mtx</text:p>
          </table:table-cell>
          <table:table-cell table:number-columns-repeated="2" office:value-type="float" office:value="64810" calcext:value-type="float">
            <text:p>64810</text:p>
          </table:table-cell>
          <table:table-cell office:value-type="float" office:value="315408" calcext:value-type="float">
            <text:p>31540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70]=[.C47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d2010.mtx</text:p>
          </table:table-cell>
          <table:table-cell table:number-columns-repeated="2" office:value-type="float" office:value="133769" calcext:value-type="float">
            <text:p>133769</text:p>
          </table:table-cell>
          <table:table-cell office:value-type="float" office:value="312973" calcext:value-type="float">
            <text:p>31297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471]=[.C47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cvxqp7.mtx</text:p>
          </table:table-cell>
          <table:table-cell table:number-columns-repeated="2" office:value-type="float" office:value="87500" calcext:value-type="float">
            <text:p>87500</text:p>
          </table:table-cell>
          <table:table-cell office:value-type="float" office:value="312481" calcext:value-type="float">
            <text:p>3124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72]=[.C47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ache1.mtx</text:p>
          </table:table-cell>
          <table:table-cell table:number-columns-repeated="2" office:value-type="float" office:value="80800" calcext:value-type="float">
            <text:p>80800</text:p>
          </table:table-cell>
          <table:table-cell office:value-type="float" office:value="311492" calcext:value-type="float">
            <text:p>3114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73]=[.C47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74]=[.C47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hr14c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75]=[.C47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rcuit_4.mtx</text:p>
          </table:table-cell>
          <table:table-cell table:number-columns-repeated="2" office:value-type="float" office:value="80209" calcext:value-type="float">
            <text:p>80209</text:p>
          </table:table-cell>
          <table:table-cell office:value-type="float" office:value="307604" calcext:value-type="float">
            <text:p>30760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76]=[.C47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FS_b162_c1.mtx</text:p>
          </table:table-cell>
          <table:table-cell table:number-columns-repeated="2" office:value-type="float" office:value="10798" calcext:value-type="float">
            <text:p>10798</text:p>
          </table:table-cell>
          <table:table-cell office:value-type="float" office:value="305732" calcext:value-type="float">
            <text:p>30573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77]=[.C47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ystm03.mtx</text:p>
          </table:table-cell>
          <table:table-cell table:number-columns-repeated="2" office:value-type="float" office:value="24696" calcext:value-type="float">
            <text:p>24696</text:p>
          </table:table-cell>
          <table:table-cell office:value-type="float" office:value="304233" calcext:value-type="float">
            <text:p>30423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78]=[.C47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1_san.mtx</text:p>
          </table:table-cell>
          <table:table-cell table:number-columns-repeated="2" office:value-type="float" office:value="67759" calcext:value-type="float">
            <text:p>67759</text:p>
          </table:table-cell>
          <table:table-cell office:value-type="float" office:value="303364" calcext:value-type="float">
            <text:p>30336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79]=[.C47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hen120.mtx</text:p>
          </table:table-cell>
          <table:table-cell table:number-columns-repeated="2" office:value-type="float" office:value="36441" calcext:value-type="float">
            <text:p>36441</text:p>
          </table:table-cell>
          <table:table-cell office:value-type="float" office:value="301101" calcext:value-type="float">
            <text:p>30110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80]=[.C48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62ghs.mtx</text:p>
          </table:table-cell>
          <table:table-cell table:number-columns-repeated="2" office:value-type="float" office:value="41731" calcext:value-type="float">
            <text:p>41731</text:p>
          </table:table-cell>
          <table:table-cell office:value-type="float" office:value="300537" calcext:value-type="float">
            <text:p>30053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81]=[.C48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62.mtx</text:p>
          </table:table-cell>
          <table:table-cell table:number-columns-repeated="2" office:value-type="float" office:value="41731" calcext:value-type="float">
            <text:p>41731</text:p>
          </table:table-cell>
          <table:table-cell office:value-type="float" office:value="300537" calcext:value-type="float">
            <text:p>30053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82]=[.C48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16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298259" calcext:value-type="float">
            <text:p>29825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83]=[.C48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kes128.mtx</text:p>
          </table:table-cell>
          <table:table-cell table:number-columns-repeated="2" office:value-type="float" office:value="49666" calcext:value-type="float">
            <text:p>49666</text:p>
          </table:table-cell>
          <table:table-cell office:value-type="float" office:value="295938" calcext:value-type="float">
            <text:p>29593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84]=[.C48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58.mtx</text:p>
          </table:table-cell>
          <table:table-cell table:number-columns-repeated="2" office:value-type="float" office:value="37595" calcext:value-type="float">
            <text:p>37595</text:p>
          </table:table-cell>
          <table:table-cell office:value-type="float" office:value="295076" calcext:value-type="float">
            <text:p>2950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85]=[.C48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c12.mtx</text:p>
          </table:table-cell>
          <table:table-cell table:number-columns-repeated="2" office:value-type="float" office:value="7500" calcext:value-type="float">
            <text:p>7500</text:p>
          </table:table-cell>
          <table:table-cell office:value-type="float" office:value="294986" calcext:value-type="float">
            <text:p>29498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86]=[.C48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67.mtx</text:p>
          </table:table-cell>
          <table:table-cell table:number-columns-repeated="2" office:value-type="float" office:value="57975" calcext:value-type="float">
            <text:p>57975</text:p>
          </table:table-cell>
          <table:table-cell office:value-type="float" office:value="294955" calcext:value-type="float">
            <text:p>29495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87]=[.C48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67b.mtx</text:p>
          </table:table-cell>
          <table:table-cell table:number-columns-repeated="2" office:value-type="float" office:value="57975" calcext:value-type="float">
            <text:p>57975</text:p>
          </table:table-cell>
          <table:table-cell office:value-type="float" office:value="294955" calcext:value-type="float">
            <text:p>29495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488]=[.C48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efsky1.mtx</text:p>
          </table:table-cell>
          <table:table-cell table:number-columns-repeated="2" office:value-type="float" office:value="3242" calcext:value-type="float">
            <text:p>3242</text:p>
          </table:table-cell>
          <table:table-cell office:value-type="float" office:value="294276" calcext:value-type="float">
            <text:p>2942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89]=[.C48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efsky2.mtx</text:p>
          </table:table-cell>
          <table:table-cell table:number-columns-repeated="2" office:value-type="float" office:value="3242" calcext:value-type="float">
            <text:p>3242</text:p>
          </table:table-cell>
          <table:table-cell office:value-type="float" office:value="294276" calcext:value-type="float">
            <text:p>2942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90]=[.C49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jac080sc.mtx</text:p>
          </table:table-cell>
          <table:table-cell table:number-columns-repeated="2" office:value-type="float" office:value="23670" calcext:value-type="float">
            <text:p>23670</text:p>
          </table:table-cell>
          <table:table-cell office:value-type="float" office:value="293976" calcext:value-type="float">
            <text:p>2939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91]=[.C49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jac080.mtx</text:p>
          </table:table-cell>
          <table:table-cell table:number-columns-repeated="2" office:value-type="float" office:value="23670" calcext:value-type="float">
            <text:p>23670</text:p>
          </table:table-cell>
          <table:table-cell office:value-type="float" office:value="293976" calcext:value-type="float">
            <text:p>2939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92]=[.C49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fethen_20000.mtx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287233" calcext:value-type="float">
            <text:p>28723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493]=[.C49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fethen_20000b.mtx</text:p>
          </table:table-cell>
          <table:table-cell table:number-columns-repeated="2" office:value-type="float" office:value="19999" calcext:value-type="float">
            <text:p>19999</text:p>
          </table:table-cell>
          <table:table-cell office:value-type="float" office:value="287217" calcext:value-type="float">
            <text:p>28721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494]=[.C49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2010.mtx</text:p>
          </table:table-cell>
          <table:table-cell table:number-columns-repeated="2" office:value-type="float" office:value="115406" calcext:value-type="float">
            <text:p>115406</text:p>
          </table:table-cell>
          <table:table-cell office:value-type="float" office:value="286033" calcext:value-type="float">
            <text:p>28603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495]=[.C49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3jac100.mtx</text:p>
          </table:table-cell>
          <table:table-cell table:number-columns-repeated="2" office:value-type="float" office:value="45769" calcext:value-type="float">
            <text:p>45769</text:p>
          </table:table-cell>
          <table:table-cell office:value-type="float" office:value="285215" calcext:value-type="float">
            <text:p>28521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96]=[.C49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3jac100sc.mtx</text:p>
          </table:table-cell>
          <table:table-cell table:number-columns-repeated="2" office:value-type="float" office:value="45769" calcext:value-type="float">
            <text:p>45769</text:p>
          </table:table-cell>
          <table:table-cell office:value-type="float" office:value="285215" calcext:value-type="float">
            <text:p>28521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97]=[.C49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pcool0.mtx</text:p>
          </table:table-cell>
          <table:table-cell table:number-columns-repeated="2" office:value-type="float" office:value="20082" calcext:value-type="float">
            <text:p>20082</text:p>
          </table:table-cell>
          <table:table-cell office:value-type="float" office:value="281150" calcext:value-type="float">
            <text:p>28115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98]=[.C49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pcool1.mtx</text:p>
          </table:table-cell>
          <table:table-cell table:number-columns-repeated="2" office:value-type="float" office:value="20082" calcext:value-type="float">
            <text:p>20082</text:p>
          </table:table-cell>
          <table:table-cell office:value-type="float" office:value="281150" calcext:value-type="float">
            <text:p>28115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499]=[.C49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dgena.mtx</text:p>
          </table:table-cell>
          <table:table-cell table:number-columns-repeated="2" office:value-type="float" office:value="48962" calcext:value-type="float">
            <text:p>48962</text:p>
          </table:table-cell>
          <table:table-cell office:value-type="float" office:value="280523" calcext:value-type="float">
            <text:p>28052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00]=[.C50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yer01.mtx</text:p>
          </table:table-cell>
          <table:table-cell table:number-columns-repeated="2" office:value-type="float" office:value="57735" calcext:value-type="float">
            <text:p>57735</text:p>
          </table:table-cell>
          <table:table-cell office:value-type="float" office:value="277774" calcext:value-type="float">
            <text:p>27777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01]=[.C50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cvxqp3.mtx</text:p>
          </table:table-cell>
          <table:table-cell table:number-columns-repeated="2" office:value-type="float" office:value="75000" calcext:value-type="float">
            <text:p>75000</text:p>
          </table:table-cell>
          <table:table-cell office:value-type="float" office:value="274982" calcext:value-type="float">
            <text:p>2749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02]=[.C50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15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274654" calcext:value-type="float">
            <text:p>27465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03]=[.C50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66b.mtx</text:p>
          </table:table-cell>
          <table:table-cell table:number-columns-repeated="2" office:value-type="float" office:value="49989" calcext:value-type="float">
            <text:p>49989</text:p>
          </table:table-cell>
          <table:table-cell office:value-type="float" office:value="274498" calcext:value-type="float">
            <text:p>27449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04]=[.C50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66.mtx</text:p>
          </table:table-cell>
          <table:table-cell table:number-columns-repeated="2" office:value-type="float" office:value="49989" calcext:value-type="float">
            <text:p>49989</text:p>
          </table:table-cell>
          <table:table-cell office:value-type="float" office:value="274498" calcext:value-type="float">
            <text:p>27449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05]=[.C50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3dl.mtx</text:p>
          </table:table-cell>
          <table:table-cell table:number-columns-repeated="2" office:value-type="float" office:value="20360" calcext:value-type="float">
            <text:p>20360</text:p>
          </table:table-cell>
          <table:table-cell office:value-type="float" office:value="265113" calcext:value-type="float">
            <text:p>26511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06]=[.C50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3dl_a.mtx</text:p>
          </table:table-cell>
          <table:table-cell table:number-columns-repeated="2" office:value-type="float" office:value="20360" calcext:value-type="float">
            <text:p>20360</text:p>
          </table:table-cell>
          <table:table-cell office:value-type="float" office:value="265113" calcext:value-type="float">
            <text:p>26511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07]=[.C50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uckle_G.mtx</text:p>
          </table:table-cell>
          <table:table-cell table:number-columns-repeated="2" office:value-type="float" office:value="13681" calcext:value-type="float">
            <text:p>13681</text:p>
          </table:table-cell>
          <table:table-cell office:value-type="float" office:value="263754" calcext:value-type="float">
            <text:p>26375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08]=[.C50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59.mtx</text:p>
          </table:table-cell>
          <table:table-cell table:number-columns-repeated="2" office:value-type="float" office:value="41282" calcext:value-type="float">
            <text:p>41282</text:p>
          </table:table-cell>
          <table:table-cell office:value-type="float" office:value="260909" calcext:value-type="float">
            <text:p>26090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09]=[.C50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n99jac120.mtx</text:p>
          </table:table-cell>
          <table:table-cell table:number-columns-repeated="2" office:value-type="float" office:value="41374" calcext:value-type="float">
            <text:p>41374</text:p>
          </table:table-cell>
          <table:table-cell office:value-type="float" office:value="260202" calcext:value-type="float">
            <text:p>26020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10]=[.C51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n99jac120sc.mtx</text:p>
          </table:table-cell>
          <table:table-cell table:number-columns-repeated="2" office:value-type="float" office:value="41374" calcext:value-type="float">
            <text:p>41374</text:p>
          </table:table-cell>
          <table:table-cell office:value-type="float" office:value="260202" calcext:value-type="float">
            <text:p>26020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11]=[.C51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19.mtx</text:p>
          </table:table-cell>
          <table:table-cell table:number-columns-repeated="2" office:value-type="float" office:value="12005" calcext:value-type="float">
            <text:p>12005</text:p>
          </table:table-cell>
          <table:table-cell office:value-type="float" office:value="259879" calcext:value-type="float">
            <text:p>25987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12]=[.C51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rfoil_2d.mtx</text:p>
          </table:table-cell>
          <table:table-cell table:number-columns-repeated="2" office:value-type="float" office:value="14214" calcext:value-type="float">
            <text:p>14214</text:p>
          </table:table-cell>
          <table:table-cell office:value-type="float" office:value="259688" calcext:value-type="float">
            <text:p>25968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13]=[.C51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F_10000.mtx</text:p>
          </table:table-cell>
          <table:table-cell table:number-columns-repeated="2" office:value-type="float" office:value="43887" calcext:value-type="float">
            <text:p>43887</text:p>
          </table:table-cell>
          <table:table-cell office:value-type="float" office:value="255799" calcext:value-type="float">
            <text:p>25579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14]=[.C51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14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252825" calcext:value-type="float">
            <text:p>2528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15]=[.C51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RS_b39_c7.mtx</text:p>
          </table:table-cell>
          <table:table-cell table:number-columns-repeated="2" office:value-type="float" office:value="14098" calcext:value-type="float">
            <text:p>14098</text:p>
          </table:table-cell>
          <table:table-cell office:value-type="float" office:value="252446" calcext:value-type="float">
            <text:p>2524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16]=[.C51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hen100.mtx</text:p>
          </table:table-cell>
          <table:table-cell table:number-columns-repeated="2" office:value-type="float" office:value="30401" calcext:value-type="float">
            <text:p>30401</text:p>
          </table:table-cell>
          <table:table-cell office:value-type="float" office:value="251001" calcext:value-type="float">
            <text:p>25100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17]=[.C51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26.mtx</text:p>
          </table:table-cell>
          <table:table-cell table:number-columns-repeated="2" office:value-type="float" office:value="51032" calcext:value-type="float">
            <text:p>51032</text:p>
          </table:table-cell>
          <table:table-cell office:value-type="float" office:value="249302" calcext:value-type="float">
            <text:p>24930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18]=[.C51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13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241989" calcext:value-type="float">
            <text:p>24198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19]=[.C51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-201.mtx</text:p>
          </table:table-cell>
          <table:table-cell table:number-columns-repeated="2" office:value-type="float" office:value="80595" calcext:value-type="float">
            <text:p>80595</text:p>
          </table:table-cell>
          <table:table-cell office:value-type="float" office:value="239596" calcext:value-type="float">
            <text:p>2395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20]=[.C52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63.mtx</text:p>
          </table:table-cell>
          <table:table-cell table:number-columns-repeated="2" office:value-type="float" office:value="44234" calcext:value-type="float">
            <text:p>44234</text:p>
          </table:table-cell>
          <table:table-cell office:value-type="float" office:value="239469" calcext:value-type="float">
            <text:p>23946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21]=[.C52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cvxqp5.mtx</text:p>
          </table:table-cell>
          <table:table-cell table:number-columns-repeated="2" office:value-type="float" office:value="62500" calcext:value-type="float">
            <text:p>62500</text:p>
          </table:table-cell>
          <table:table-cell office:value-type="float" office:value="237483" calcext:value-type="float">
            <text:p>23748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22]=[.C52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h_deform_D.mtx</text:p>
          </table:table-cell>
          <table:table-cell table:number-columns-repeated="3" office:value-type="float" office:value="234023" calcext:value-type="float">
            <text:p>23402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23]=[.C52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gbt3.mtx</text:p>
          </table:table-cell>
          <table:table-cell table:number-columns-repeated="2" office:value-type="float" office:value="10938" calcext:value-type="float">
            <text:p>10938</text:p>
          </table:table-cell>
          <table:table-cell office:value-type="float" office:value="234006" calcext:value-type="float">
            <text:p>23400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24]=[.C52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hr11.mtx</text:p>
          </table:table-cell>
          <table:table-cell table:number-columns-repeated="2" office:value-type="float" office:value="10964" calcext:value-type="float">
            <text:p>10964</text:p>
          </table:table-cell>
          <table:table-cell office:value-type="float" office:value="233741" calcext:value-type="float">
            <text:p>23374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25]=[.C52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hr11c.mtx</text:p>
          </table:table-cell>
          <table:table-cell table:number-columns-repeated="2" office:value-type="float" office:value="10964" calcext:value-type="float">
            <text:p>10964</text:p>
          </table:table-cell>
          <table:table-cell office:value-type="float" office:value="233741" calcext:value-type="float">
            <text:p>23374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26]=[.C52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hr10c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27]=[.C52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28]=[.C52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m3d01.mtx</text:p>
          </table:table-cell>
          <table:table-cell table:number-columns-repeated="2" office:value-type="float" office:value="32226" calcext:value-type="float">
            <text:p>32226</text:p>
          </table:table-cell>
          <table:table-cell office:value-type="float" office:value="230335" calcext:value-type="float">
            <text:p>23033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29]=[.C52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35.mtx</text:p>
          </table:table-cell>
          <table:table-cell table:number-columns-repeated="2" office:value-type="float" office:value="19716" calcext:value-type="float">
            <text:p>19716</text:p>
          </table:table-cell>
          <table:table-cell office:value-type="float" office:value="228208" calcext:value-type="float">
            <text:p>22820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30]=[.C53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12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228162" calcext:value-type="float">
            <text:p>22816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31]=[.C53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3jac080.mtx</text:p>
          </table:table-cell>
          <table:table-cell table:number-columns-repeated="2" office:value-type="float" office:value="36609" calcext:value-type="float">
            <text:p>36609</text:p>
          </table:table-cell>
          <table:table-cell office:value-type="float" office:value="227955" calcext:value-type="float">
            <text:p>22795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32]=[.C53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3jac080sc.mtx</text:p>
          </table:table-cell>
          <table:table-cell table:number-columns-repeated="2" office:value-type="float" office:value="36609" calcext:value-type="float">
            <text:p>36609</text:p>
          </table:table-cell>
          <table:table-cell office:value-type="float" office:value="227955" calcext:value-type="float">
            <text:p>22795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33]=[.C53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one2.mtx</text:p>
          </table:table-cell>
          <table:table-cell table:number-columns-repeated="2" office:value-type="float" office:value="36057" calcext:value-type="float">
            <text:p>36057</text:p>
          </table:table-cell>
          <table:table-cell office:value-type="float" office:value="227628" calcext:value-type="float">
            <text:p>22762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34]=[.C53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57.mtx</text:p>
          </table:table-cell>
          <table:table-cell table:number-columns-repeated="2" office:value-type="float" office:value="37833" calcext:value-type="float">
            <text:p>37833</text:p>
          </table:table-cell>
          <table:table-cell office:value-type="float" office:value="221515" calcext:value-type="float">
            <text:p>22151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35]=[.C53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17.mtx</text:p>
          </table:table-cell>
          <table:table-cell table:number-columns-repeated="2" office:value-type="float" office:value="10974" calcext:value-type="float">
            <text:p>10974</text:p>
          </table:table-cell>
          <table:table-cell office:value-type="float" office:value="219812" calcext:value-type="float">
            <text:p>21981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36]=[.C53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CUS_shell_ud.mtx</text:p>
          </table:table-cell>
          <table:table-cell table:number-columns-repeated="2" office:value-type="float" office:value="23412" calcext:value-type="float">
            <text:p>23412</text:p>
          </table:table-cell>
          <table:table-cell office:value-type="float" office:value="218484" calcext:value-type="float">
            <text:p>21848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37]=[.C53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55.mtx</text:p>
          </table:table-cell>
          <table:table-cell table:number-columns-repeated="2" office:value-type="float" office:value="32780" calcext:value-type="float">
            <text:p>32780</text:p>
          </table:table-cell>
          <table:table-cell office:value-type="float" office:value="218115" calcext:value-type="float">
            <text:p>21811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38]=[.C53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CUS_shell_hd_K.mtx</text:p>
          </table:table-cell>
          <table:table-cell table:number-columns-repeated="2" office:value-type="float" office:value="23412" calcext:value-type="float">
            <text:p>23412</text:p>
          </table:table-cell>
          <table:table-cell office:value-type="float" office:value="216082" calcext:value-type="float">
            <text:p>2160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39]=[.C53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CUS_shell_md_K.mtx</text:p>
          </table:table-cell>
          <table:table-cell table:number-columns-repeated="2" office:value-type="float" office:value="23412" calcext:value-type="float">
            <text:p>23412</text:p>
          </table:table-cell>
          <table:table-cell office:value-type="float" office:value="216082" calcext:value-type="float">
            <text:p>2160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40]=[.C54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CUS_shell_ld_K.mtx</text:p>
          </table:table-cell>
          <table:table-cell table:number-columns-repeated="2" office:value-type="float" office:value="23412" calcext:value-type="float">
            <text:p>23412</text:p>
          </table:table-cell>
          <table:table-cell office:value-type="float" office:value="216082" calcext:value-type="float">
            <text:p>2160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41]=[.C54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CUS_shell_ud_K.mtx</text:p>
          </table:table-cell>
          <table:table-cell table:number-columns-repeated="2" office:value-type="float" office:value="23412" calcext:value-type="float">
            <text:p>23412</text:p>
          </table:table-cell>
          <table:table-cell office:value-type="float" office:value="216082" calcext:value-type="float">
            <text:p>2160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42]=[.C54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n99jac100.mtx</text:p>
          </table:table-cell>
          <table:table-cell table:number-columns-repeated="2" office:value-type="float" office:value="34454" calcext:value-type="float">
            <text:p>34454</text:p>
          </table:table-cell>
          <table:table-cell office:value-type="float" office:value="215862" calcext:value-type="float">
            <text:p>21586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43]=[.C54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n99jac100sc.mtx</text:p>
          </table:table-cell>
          <table:table-cell table:number-columns-repeated="2" office:value-type="float" office:value="34454" calcext:value-type="float">
            <text:p>34454</text:p>
          </table:table-cell>
          <table:table-cell office:value-type="float" office:value="215862" calcext:value-type="float">
            <text:p>21586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44]=[.C54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y2010.mtx</text:p>
          </table:table-cell>
          <table:table-cell table:number-columns-repeated="2" office:value-type="float" office:value="86204" calcext:value-type="float">
            <text:p>86204</text:p>
          </table:table-cell>
          <table:table-cell office:value-type="float" office:value="213793" calcext:value-type="float">
            <text:p>21379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545]=[.C54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54.mtx</text:p>
          </table:table-cell>
          <table:table-cell table:number-columns-repeated="2" office:value-type="float" office:value="31793" calcext:value-type="float">
            <text:p>31793</text:p>
          </table:table-cell>
          <table:table-cell office:value-type="float" office:value="211743" calcext:value-type="float">
            <text:p>21174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46]=[.C54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11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208885" calcext:value-type="float">
            <text:p>2088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47]=[.C54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v2010.mtx</text:p>
          </table:table-cell>
          <table:table-cell table:number-columns-repeated="2" office:value-type="float" office:value="84538" calcext:value-type="float">
            <text:p>84538</text:p>
          </table:table-cell>
          <table:table-cell office:value-type="float" office:value="208499" calcext:value-type="float">
            <text:p>20849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548]=[.C54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56.mtx</text:p>
          </table:table-cell>
          <table:table-cell table:number-columns-repeated="2" office:value-type="float" office:value="35910" calcext:value-type="float">
            <text:p>35910</text:p>
          </table:table-cell>
          <table:table-cell office:value-type="float" office:value="208405" calcext:value-type="float">
            <text:p>20840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49]=[.C54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ter2.mtx</text:p>
          </table:table-cell>
          <table:table-cell table:number-columns-repeated="2" office:value-type="float" office:value="9540" calcext:value-type="float">
            <text:p>9540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50]=[.C55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net.mtx</text:p>
          </table:table-cell>
          <table:table-cell table:number-columns-repeated="2" office:value-type="float" office:value="124651" calcext:value-type="float">
            <text:p>124651</text:p>
          </table:table-cell>
          <table:table-cell office:value-type="float" office:value="207214" calcext:value-type="float">
            <text:p>20721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551]=[.C55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CUS_shell_hd_M.mtx</text:p>
          </table:table-cell>
          <table:table-cell table:number-columns-repeated="2" office:value-type="float" office:value="23412" calcext:value-type="float">
            <text:p>23412</text:p>
          </table:table-cell>
          <table:table-cell office:value-type="float" office:value="206474" calcext:value-type="float">
            <text:p>20647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52]=[.C55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CUS_shell_ud_M.mtx</text:p>
          </table:table-cell>
          <table:table-cell table:number-columns-repeated="2" office:value-type="float" office:value="23412" calcext:value-type="float">
            <text:p>23412</text:p>
          </table:table-cell>
          <table:table-cell office:value-type="float" office:value="206474" calcext:value-type="float">
            <text:p>20647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53]=[.C55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CUS_shell_ld_M.mtx</text:p>
          </table:table-cell>
          <table:table-cell table:number-columns-repeated="2" office:value-type="float" office:value="23412" calcext:value-type="float">
            <text:p>23412</text:p>
          </table:table-cell>
          <table:table-cell office:value-type="float" office:value="206474" calcext:value-type="float">
            <text:p>20647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54]=[.C55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CUS_shell_md_M.mtx</text:p>
          </table:table-cell>
          <table:table-cell table:number-columns-repeated="2" office:value-type="float" office:value="23412" calcext:value-type="float">
            <text:p>23412</text:p>
          </table:table-cell>
          <table:table-cell office:value-type="float" office:value="206474" calcext:value-type="float">
            <text:p>20647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55]=[.C55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z20468.mtx</text:p>
          </table:table-cell>
          <table:table-cell table:number-columns-repeated="2" office:value-type="float" office:value="20468" calcext:value-type="float">
            <text:p>20468</text:p>
          </table:table-cell>
          <table:table-cell office:value-type="float" office:value="206076" calcext:value-type="float">
            <text:p>2060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56]=[.C55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10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205477" calcext:value-type="float">
            <text:p>20547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57]=[.C55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RS_b162_c1.mtx</text:p>
          </table:table-cell>
          <table:table-cell table:number-columns-repeated="2" office:value-type="float" office:value="5374" calcext:value-type="float">
            <text:p>5374</text:p>
          </table:table-cell>
          <table:table-cell office:value-type="float" office:value="205399" calcext:value-type="float">
            <text:p>20539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58]=[.C55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2010.mtx</text:p>
          </table:table-cell>
          <table:table-cell table:number-columns-repeated="2" office:value-type="float" office:value="88360" calcext:value-type="float">
            <text:p>88360</text:p>
          </table:table-cell>
          <table:table-cell office:value-type="float" office:value="205361" calcext:value-type="float">
            <text:p>20536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559]=[.C55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llow_water2.mtx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204800" calcext:value-type="float">
            <text:p>2048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60]=[.C56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llow_water1.mtx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204800" calcext:value-type="float">
            <text:p>2048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61]=[.C56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65.mtx</text:p>
          </table:table-cell>
          <table:table-cell table:number-columns-repeated="2" office:value-type="float" office:value="48066" calcext:value-type="float">
            <text:p>48066</text:p>
          </table:table-cell>
          <table:table-cell office:value-type="float" office:value="204297" calcext:value-type="float">
            <text:p>20429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62]=[.C56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jac060sc.mtx</text:p>
          </table:table-cell>
          <table:table-cell table:number-columns-repeated="2" office:value-type="float" office:value="17730" calcext:value-type="float">
            <text:p>17730</text:p>
          </table:table-cell>
          <table:table-cell office:value-type="float" office:value="203316" calcext:value-type="float">
            <text:p>2033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63]=[.C56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jac060.mtx</text:p>
          </table:table-cell>
          <table:table-cell table:number-columns-repeated="2" office:value-type="float" office:value="17730" calcext:value-type="float">
            <text:p>17730</text:p>
          </table:table-cell>
          <table:table-cell office:value-type="float" office:value="203316" calcext:value-type="float">
            <text:p>2033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64]=[.C56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09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202506" calcext:value-type="float">
            <text:p>20250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65]=[.C56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08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202161" calcext:value-type="float">
            <text:p>20216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66]=[.C56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07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202159" calcext:value-type="float">
            <text:p>20215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67]=[.C56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05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202157" calcext:value-type="float">
            <text:p>2021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68]=[.C56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04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202157" calcext:value-type="float">
            <text:p>2021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69]=[.C56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06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202157" calcext:value-type="float">
            <text:p>2021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70]=[.C57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02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202157" calcext:value-type="float">
            <text:p>2021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71]=[.C57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meth03.mtx</text:p>
          </table:table-cell>
          <table:table-cell table:number-columns-repeated="2" office:value-type="float" office:value="9506" calcext:value-type="float">
            <text:p>9506</text:p>
          </table:table-cell>
          <table:table-cell office:value-type="float" office:value="202157" calcext:value-type="float">
            <text:p>2021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72]=[.C57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53.mtx</text:p>
          </table:table-cell>
          <table:table-cell table:number-columns-repeated="2" office:value-type="float" office:value="30235" calcext:value-type="float">
            <text:p>30235</text:p>
          </table:table-cell>
          <table:table-cell office:value-type="float" office:value="201224" calcext:value-type="float">
            <text:p>20122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73]=[.C57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m_master1.mtx</text:p>
          </table:table-cell>
          <table:table-cell table:number-columns-repeated="2" office:value-type="float" office:value="40401" calcext:value-type="float">
            <text:p>40401</text:p>
          </table:table-cell>
          <table:table-cell office:value-type="float" office:value="201201" calcext:value-type="float">
            <text:p>20120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74]=[.C57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0nsdsil.mtx</text:p>
          </table:table-cell>
          <table:table-cell table:number-columns-repeated="2" office:value-type="float" office:value="80016" calcext:value-type="float">
            <text:p>80016</text:p>
          </table:table-cell>
          <table:table-cell office:value-type="float" office:value="200021" calcext:value-type="float">
            <text:p>20002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75]=[.C57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vxbqp1.mtx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199984" calcext:value-type="float">
            <text:p>19998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76]=[.C57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cvxbqp1.mtx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199984" calcext:value-type="float">
            <text:p>19998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77]=[.C57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22.mtx</text:p>
          </table:table-cell>
          <table:table-cell table:number-columns-repeated="2" office:value-type="float" office:value="39899" calcext:value-type="float">
            <text:p>39899</text:p>
          </table:table-cell>
          <table:table-cell office:value-type="float" office:value="197264" calcext:value-type="float">
            <text:p>19726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78]=[.C57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nnsnsl.mtx</text:p>
          </table:table-cell>
          <table:table-cell table:number-columns-repeated="2" office:value-type="float" office:value="80016" calcext:value-type="float">
            <text:p>80016</text:p>
          </table:table-cell>
          <table:table-cell office:value-type="float" office:value="196115" calcext:value-type="float">
            <text:p>19611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79]=[.C57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G_mat1916.mtx</text:p>
          </table:table-cell>
          <table:table-cell table:number-columns-repeated="2" office:value-type="float" office:value="1916" calcext:value-type="float">
            <text:p>1916</text:p>
          </table:table-cell>
          <table:table-cell office:value-type="float" office:value="195985" calcext:value-type="float">
            <text:p>1959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580]=[.C58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t_dcop_02.mtx</text:p>
          </table:table-cell>
          <table:table-cell table:number-columns-repeated="2" office:value-type="float" office:value="25187" calcext:value-type="float">
            <text:p>25187</text:p>
          </table:table-cell>
          <table:table-cell office:value-type="float" office:value="193276" calcext:value-type="float">
            <text:p>1932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81]=[.C58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t_dcop_01.mtx</text:p>
          </table:table-cell>
          <table:table-cell table:number-columns-repeated="2" office:value-type="float" office:value="25187" calcext:value-type="float">
            <text:p>25187</text:p>
          </table:table-cell>
          <table:table-cell office:value-type="float" office:value="193276" calcext:value-type="float">
            <text:p>1932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82]=[.C58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t_dcop_03.mtx</text:p>
          </table:table-cell>
          <table:table-cell table:number-columns-repeated="2" office:value-type="float" office:value="25187" calcext:value-type="float">
            <text:p>25187</text:p>
          </table:table-cell>
          <table:table-cell office:value-type="float" office:value="193216" calcext:value-type="float">
            <text:p>1932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83]=[.C58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l_Stokes.mtx</text:p>
          </table:table-cell>
          <table:table-cell table:number-columns-repeated="2" office:value-type="float" office:value="20896" calcext:value-type="float">
            <text:p>20896</text:p>
          </table:table-cell>
          <table:table-cell office:value-type="float" office:value="191368" calcext:value-type="float">
            <text:p>19136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84]=[.C58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38.mtx</text:p>
          </table:table-cell>
          <table:table-cell table:number-columns-repeated="2" office:value-type="float" office:value="8032" calcext:value-type="float">
            <text:p>8032</text:p>
          </table:table-cell>
          <table:table-cell office:value-type="float" office:value="181746" calcext:value-type="float">
            <text:p>1817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85]=[.C58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xmaanl.mtx</text:p>
          </table:table-cell>
          <table:table-cell table:number-columns-repeated="2" office:value-type="float" office:value="60000" calcext:value-type="float">
            <text:p>60000</text:p>
          </table:table-cell>
          <table:table-cell office:value-type="float" office:value="179999" calcext:value-type="float">
            <text:p>17999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86]=[.C58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yro_M.mtx</text:p>
          </table:table-cell>
          <table:table-cell table:number-columns-repeated="2" office:value-type="float" office:value="17361" calcext:value-type="float">
            <text:p>17361</text:p>
          </table:table-cell>
          <table:table-cell office:value-type="float" office:value="178896" calcext:value-type="float">
            <text:p>1788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87]=[.C58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yro_m.mtx</text:p>
          </table:table-cell>
          <table:table-cell table:number-columns-repeated="2" office:value-type="float" office:value="17361" calcext:value-type="float">
            <text:p>17361</text:p>
          </table:table-cell>
          <table:table-cell office:value-type="float" office:value="178896" calcext:value-type="float">
            <text:p>1788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88]=[.C58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brobox.mtx</text:p>
          </table:table-cell>
          <table:table-cell table:number-columns-repeated="2" office:value-type="float" office:value="12328" calcext:value-type="float">
            <text:p>12328</text:p>
          </table:table-cell>
          <table:table-cell office:value-type="float" office:value="177578" calcext:value-type="float">
            <text:p>17757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89]=[.C58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ng4.mtx</text:p>
          </table:table-cell>
          <table:table-cell table:number-columns-repeated="2" office:value-type="float" office:value="26068" calcext:value-type="float">
            <text:p>26068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90]=[.C59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ng3.mtx</text:p>
          </table:table-cell>
          <table:table-cell table:number-columns-repeated="2" office:value-type="float" office:value="26064" calcext:value-type="float">
            <text:p>26064</text:p>
          </table:table-cell>
          <table:table-cell office:value-type="float" office:value="177168" calcext:value-type="float">
            <text:p>17716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91]=[.C59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61.mtx</text:p>
          </table:table-cell>
          <table:table-cell table:number-columns-repeated="2" office:value-type="float" office:value="43618" calcext:value-type="float">
            <text:p>43618</text:p>
          </table:table-cell>
          <table:table-cell office:value-type="float" office:value="176817" calcext:value-type="float">
            <text:p>17681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92]=[.C59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-mat-2005.mtx</text:p>
          </table:table-cell>
          <table:table-cell table:number-columns-repeated="2" office:value-type="float" office:value="40421" calcext:value-type="float">
            <text:p>40421</text:p>
          </table:table-cell>
          <table:table-cell office:value-type="float" office:value="175693" calcext:value-type="float">
            <text:p>17569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93]=[.C59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b2.mtx</text:p>
          </table:table-cell>
          <table:table-cell table:number-columns-repeated="2" office:value-type="float" office:value="25228" calcext:value-type="float">
            <text:p>25228</text:p>
          </table:table-cell>
          <table:table-cell office:value-type="float" office:value="175027" calcext:value-type="float">
            <text:p>17502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94]=[.C59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u.mtx</text:p>
          </table:table-cell>
          <table:table-cell table:number-columns-repeated="2" office:value-type="float" office:value="7102" calcext:value-type="float">
            <text:p>7102</text:p>
          </table:table-cell>
          <table:table-cell office:value-type="float" office:value="173651" calcext:value-type="float">
            <text:p>17365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95]=[.C59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n99jac080.mtx</text:p>
          </table:table-cell>
          <table:table-cell table:number-columns-repeated="2" office:value-type="float" office:value="27534" calcext:value-type="float">
            <text:p>27534</text:p>
          </table:table-cell>
          <table:table-cell office:value-type="float" office:value="171522" calcext:value-type="float">
            <text:p>17152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96]=[.C59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n99jac080sc.mtx</text:p>
          </table:table-cell>
          <table:table-cell table:number-columns-repeated="2" office:value-type="float" office:value="27534" calcext:value-type="float">
            <text:p>27534</text:p>
          </table:table-cell>
          <table:table-cell office:value-type="float" office:value="171522" calcext:value-type="float">
            <text:p>17152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97]=[.C59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60.mtx</text:p>
          </table:table-cell>
          <table:table-cell table:number-columns-repeated="2" office:value-type="float" office:value="43640" calcext:value-type="float">
            <text:p>43640</text:p>
          </table:table-cell>
          <table:table-cell office:value-type="float" office:value="171109" calcext:value-type="float">
            <text:p>17110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598]=[.C59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3jac060.mtx</text:p>
          </table:table-cell>
          <table:table-cell table:number-columns-repeated="2" office:value-type="float" office:value="27449" calcext:value-type="float">
            <text:p>27449</text:p>
          </table:table-cell>
          <table:table-cell office:value-type="float" office:value="170695" calcext:value-type="float">
            <text:p>17069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599]=[.C59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3jac060sc.mtx</text:p>
          </table:table-cell>
          <table:table-cell table:number-columns-repeated="2" office:value-type="float" office:value="27449" calcext:value-type="float">
            <text:p>27449</text:p>
          </table:table-cell>
          <table:table-cell office:value-type="float" office:value="170695" calcext:value-type="float">
            <text:p>17069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00]=[.C60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efsky5.mtx</text:p>
          </table:table-cell>
          <table:table-cell table:number-columns-repeated="2" office:value-type="float" office:value="6316" calcext:value-type="float">
            <text:p>6316</text:p>
          </table:table-cell>
          <table:table-cell office:value-type="float" office:value="168658" calcext:value-type="float">
            <text:p>16865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01]=[.C60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ystm02.mtx</text:p>
          </table:table-cell>
          <table:table-cell table:number-columns-repeated="2" office:value-type="float" office:value="13965" calcext:value-type="float">
            <text:p>13965</text:p>
          </table:table-cell>
          <table:table-cell office:value-type="float" office:value="168435" calcext:value-type="float">
            <text:p>16843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02]=[.C60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t2010.mtx</text:p>
          </table:table-cell>
          <table:table-cell table:number-columns-repeated="2" office:value-type="float" office:value="67578" calcext:value-type="float">
            <text:p>67578</text:p>
          </table:table-cell>
          <table:table-cell office:value-type="float" office:value="168176" calcext:value-type="float">
            <text:p>1681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603]=[.C60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2010.mtx</text:p>
          </table:table-cell>
          <table:table-cell table:number-columns-repeated="2" office:value-type="float" office:value="69518" calcext:value-type="float">
            <text:p>69518</text:p>
          </table:table-cell>
          <table:table-cell office:value-type="float" office:value="167738" calcext:value-type="float">
            <text:p>16773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604]=[.C60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hao2.mtx</text:p>
          </table:table-cell>
          <table:table-cell table:number-columns-repeated="2" office:value-type="float" office:value="33861" calcext:value-type="float">
            <text:p>33861</text:p>
          </table:table-cell>
          <table:table-cell office:value-type="float" office:value="166453" calcext:value-type="float">
            <text:p>1664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05]=[.C60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hao1.mtx</text:p>
          </table:table-cell>
          <table:table-cell table:number-columns-repeated="2" office:value-type="float" office:value="33861" calcext:value-type="float">
            <text:p>33861</text:p>
          </table:table-cell>
          <table:table-cell office:value-type="float" office:value="166453" calcext:value-type="float">
            <text:p>1664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06]=[.C60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36.mtx</text:p>
          </table:table-cell>
          <table:table-cell table:number-columns-repeated="2" office:value-type="float" office:value="23052" calcext:value-type="float">
            <text:p>23052</text:p>
          </table:table-cell>
          <table:table-cell office:value-type="float" office:value="166389" calcext:value-type="float">
            <text:p>16638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07]=[.C60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F_6000.mtx</text:p>
          </table:table-cell>
          <table:table-cell table:number-columns-repeated="2" office:value-type="float" office:value="29902" calcext:value-type="float">
            <text:p>29902</text:p>
          </table:table-cell>
          <table:table-cell office:value-type="float" office:value="166160" calcext:value-type="float">
            <text:p>16616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08]=[.C60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ystk01.mtx</text:p>
          </table:table-cell>
          <table:table-cell table:number-columns-repeated="2" office:value-type="float" office:value="4875" calcext:value-type="float">
            <text:p>4875</text:p>
          </table:table-cell>
          <table:table-cell office:value-type="float" office:value="160383" calcext:value-type="float">
            <text:p>16038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09]=[.C60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vdc1.mtx</text:p>
          </table:table-cell>
          <table:table-cell table:number-columns-repeated="2" office:value-type="float" office:value="24842" calcext:value-type="float">
            <text:p>24842</text:p>
          </table:table-cell>
          <table:table-cell office:value-type="float" office:value="159981" calcext:value-type="float">
            <text:p>1599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10]=[.C61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yer04.mtx</text:p>
          </table:table-cell>
          <table:table-cell table:number-columns-repeated="2" office:value-type="float" office:value="20545" calcext:value-type="float">
            <text:p>20545</text:p>
          </table:table-cell>
          <table:table-cell office:value-type="float" office:value="159082" calcext:value-type="float">
            <text:p>1590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11]=[.C61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jac050sc.mtx</text:p>
          </table:table-cell>
          <table:table-cell table:number-columns-repeated="2" office:value-type="float" office:value="14760" calcext:value-type="float">
            <text:p>14760</text:p>
          </table:table-cell>
          <table:table-cell office:value-type="float" office:value="157990" calcext:value-type="float">
            <text:p>15799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12]=[.C61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hr07.mtx</text:p>
          </table:table-cell>
          <table:table-cell table:number-columns-repeated="2" office:value-type="float" office:value="7337" calcext:value-type="float">
            <text:p>7337</text:p>
          </table:table-cell>
          <table:table-cell office:value-type="float" office:value="156508" calcext:value-type="float">
            <text:p>15650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13]=[.C61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hr07c.mtx</text:p>
          </table:table-cell>
          <table:table-cell table:number-columns-repeated="2" office:value-type="float" office:value="7337" calcext:value-type="float">
            <text:p>7337</text:p>
          </table:table-cell>
          <table:table-cell office:value-type="float" office:value="156508" calcext:value-type="float">
            <text:p>15650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14]=[.C61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5.mtx</text:p>
          </table:table-cell>
          <table:table-cell table:number-columns-repeated="2" office:value-type="float" office:value="5832" calcext:value-type="float">
            <text:p>5832</text:p>
          </table:table-cell>
          <table:table-cell office:value-type="float" office:value="155731" calcext:value-type="float">
            <text:p>15573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15]=[.C61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ge10.mtx</text:p>
          </table:table-cell>
          <table:table-cell table:number-columns-repeated="2" office:value-type="float" office:value="11397" calcext:value-type="float">
            <text:p>11397</text:p>
          </table:table-cell>
          <table:table-cell office:value-type="float" office:value="150645" calcext:value-type="float">
            <text:p>15064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16]=[.C61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148038" calcext:value-type="float">
            <text:p>14803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617]=[.C61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16.mtx</text:p>
          </table:table-cell>
          <table:table-cell table:number-columns-repeated="2" office:value-type="float" office:value="4884" calcext:value-type="float">
            <text:p>4884</text:p>
          </table:table-cell>
          <table:table-cell office:value-type="float" office:value="147631" calcext:value-type="float">
            <text:p>14763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18]=[.C61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520.mtx</text:p>
          </table:table-cell>
          <table:table-cell table:number-columns-repeated="2" office:value-type="float" office:value="5563" calcext:value-type="float">
            <text:p>5563</text:p>
          </table:table-cell>
          <table:table-cell office:value-type="float" office:value="145952" calcext:value-type="float">
            <text:p>1459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619]=[.C61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rmanACb.mtx</text:p>
          </table:table-cell>
          <table:table-cell table:number-columns-repeated="2" office:value-type="float" office:value="18510" calcext:value-type="float">
            <text:p>18510</text:p>
          </table:table-cell>
          <table:table-cell office:value-type="float" office:value="145149" calcext:value-type="float">
            <text:p>14514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20]=[.C62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uru5727.mtx</text:p>
          </table:table-cell>
          <table:table-cell table:number-columns-repeated="2" office:value-type="float" office:value="40366" calcext:value-type="float">
            <text:p>40366</text:p>
          </table:table-cell>
          <table:table-cell office:value-type="float" office:value="145019" calcext:value-type="float">
            <text:p>14501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21]=[.C62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5esindl.mtx</text:p>
          </table:table-cell>
          <table:table-cell table:number-columns-repeated="2" office:value-type="float" office:value="60008" calcext:value-type="float">
            <text:p>60008</text:p>
          </table:table-cell>
          <table:table-cell office:value-type="float" office:value="145004" calcext:value-type="float">
            <text:p>14500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22]=[.C62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ba40k.mtx</text:p>
          </table:table-cell>
          <table:table-cell table:number-columns-repeated="2" office:value-type="float" office:value="40337" calcext:value-type="float">
            <text:p>40337</text:p>
          </table:table-cell>
          <table:table-cell office:value-type="float" office:value="144945" calcext:value-type="float">
            <text:p>14494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23]=[.C62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rmq4m1.mtx</text:p>
          </table:table-cell>
          <table:table-cell table:number-columns-repeated="2" office:value-type="float" office:value="5489" calcext:value-type="float">
            <text:p>5489</text:p>
          </table:table-cell>
          <table:table-cell office:value-type="float" office:value="143300" calcext:value-type="float">
            <text:p>1433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24]=[.C62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3rmq4m1.mtx</text:p>
          </table:table-cell>
          <table:table-cell table:number-columns-repeated="2" office:value-type="float" office:value="5489" calcext:value-type="float">
            <text:p>5489</text:p>
          </table:table-cell>
          <table:table-cell office:value-type="float" office:value="143300" calcext:value-type="float">
            <text:p>1433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25]=[.C62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2rmq4m1.mtx</text:p>
          </table:table-cell>
          <table:table-cell table:number-columns-repeated="2" office:value-type="float" office:value="5489" calcext:value-type="float">
            <text:p>5489</text:p>
          </table:table-cell>
          <table:table-cell office:value-type="float" office:value="143300" calcext:value-type="float">
            <text:p>1433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26]=[.C62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22.mtx</text:p>
          </table:table-cell>
          <table:table-cell table:number-columns-repeated="2" office:value-type="float" office:value="4562" calcext:value-type="float">
            <text:p>4562</text:p>
          </table:table-cell>
          <table:table-cell office:value-type="float" office:value="138187" calcext:value-type="float">
            <text:p>13818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27]=[.C62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19.mtx</text:p>
          </table:table-cell>
          <table:table-cell table:number-columns-repeated="2" office:value-type="float" office:value="4562" calcext:value-type="float">
            <text:p>4562</text:p>
          </table:table-cell>
          <table:table-cell office:value-type="float" office:value="138187" calcext:value-type="float">
            <text:p>13818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28]=[.C62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18.mtx</text:p>
          </table:table-cell>
          <table:table-cell table:number-columns-repeated="2" office:value-type="float" office:value="4562" calcext:value-type="float">
            <text:p>4562</text:p>
          </table:table-cell>
          <table:table-cell office:value-type="float" office:value="138187" calcext:value-type="float">
            <text:p>13818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29]=[.C62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26.mtx</text:p>
          </table:table-cell>
          <table:table-cell table:number-columns-repeated="2" office:value-type="float" office:value="4562" calcext:value-type="float">
            <text:p>4562</text:p>
          </table:table-cell>
          <table:table-cell office:value-type="float" office:value="138187" calcext:value-type="float">
            <text:p>13818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30]=[.C63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21.mtx</text:p>
          </table:table-cell>
          <table:table-cell table:number-columns-repeated="2" office:value-type="float" office:value="4562" calcext:value-type="float">
            <text:p>4562</text:p>
          </table:table-cell>
          <table:table-cell office:value-type="float" office:value="138187" calcext:value-type="float">
            <text:p>13818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31]=[.C63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23.mtx</text:p>
          </table:table-cell>
          <table:table-cell table:number-columns-repeated="2" office:value-type="float" office:value="4562" calcext:value-type="float">
            <text:p>4562</text:p>
          </table:table-cell>
          <table:table-cell office:value-type="float" office:value="138187" calcext:value-type="float">
            <text:p>13818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32]=[.C63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20.mtx</text:p>
          </table:table-cell>
          <table:table-cell table:number-columns-repeated="2" office:value-type="float" office:value="4562" calcext:value-type="float">
            <text:p>4562</text:p>
          </table:table-cell>
          <table:table-cell office:value-type="float" office:value="138187" calcext:value-type="float">
            <text:p>13818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33]=[.C63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16.mtx</text:p>
          </table:table-cell>
          <table:table-cell table:number-columns-repeated="2" office:value-type="float" office:value="4562" calcext:value-type="float">
            <text:p>4562</text:p>
          </table:table-cell>
          <table:table-cell office:value-type="float" office:value="138187" calcext:value-type="float">
            <text:p>13818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34]=[.C63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17.mtx</text:p>
          </table:table-cell>
          <table:table-cell table:number-columns-repeated="2" office:value-type="float" office:value="4562" calcext:value-type="float">
            <text:p>4562</text:p>
          </table:table-cell>
          <table:table-cell office:value-type="float" office:value="138187" calcext:value-type="float">
            <text:p>13818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35]=[.C63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25.mtx</text:p>
          </table:table-cell>
          <table:table-cell table:number-columns-repeated="2" office:value-type="float" office:value="4562" calcext:value-type="float">
            <text:p>4562</text:p>
          </table:table-cell>
          <table:table-cell office:value-type="float" office:value="138187" calcext:value-type="float">
            <text:p>13818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36]=[.C63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24.mtx</text:p>
          </table:table-cell>
          <table:table-cell table:number-columns-repeated="2" office:value-type="float" office:value="4562" calcext:value-type="float">
            <text:p>4562</text:p>
          </table:table-cell>
          <table:table-cell office:value-type="float" office:value="138187" calcext:value-type="float">
            <text:p>13818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37]=[.C63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efsky6.mtx</text:p>
          </table:table-cell>
          <table:table-cell table:number-columns-repeated="2" office:value-type="float" office:value="3402" calcext:value-type="float">
            <text:p>3402</text:p>
          </table:table-cell>
          <table:table-cell office:value-type="float" office:value="137845" calcext:value-type="float">
            <text:p>13784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38]=[.C63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bcova1.mtx</text:p>
          </table:table-cell>
          <table:table-cell table:number-columns-repeated="2" office:value-type="float" office:value="16129" calcext:value-type="float">
            <text:p>16129</text:p>
          </table:table-cell>
          <table:table-cell office:value-type="float" office:value="134569" calcext:value-type="float">
            <text:p>13456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39]=[.C63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25.mtx</text:p>
          </table:table-cell>
          <table:table-cell table:number-columns-repeated="2" office:value-type="float" office:value="15439" calcext:value-type="float">
            <text:p>15439</text:p>
          </table:table-cell>
          <table:table-cell office:value-type="float" office:value="133840" calcext:value-type="float">
            <text:p>13384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40]=[.C64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dnet3.mtx</text:p>
          </table:table-cell>
          <table:table-cell table:number-columns-repeated="2" office:value-type="float" office:value="82670" calcext:value-type="float">
            <text:p>82670</text:p>
          </table:table-cell>
          <table:table-cell office:value-type="float" office:value="132964" calcext:value-type="float">
            <text:p>13296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41]=[.C64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msrtls.mtx</text:p>
          </table:table-cell>
          <table:table-cell table:number-columns-repeated="2" office:value-type="float" office:value="29995" calcext:value-type="float">
            <text:p>29995</text:p>
          </table:table-cell>
          <table:table-cell office:value-type="float" office:value="129971" calcext:value-type="float">
            <text:p>12997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42]=[.C64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n99jac060.mtx</text:p>
          </table:table-cell>
          <table:table-cell table:number-columns-repeated="2" office:value-type="float" office:value="20614" calcext:value-type="float">
            <text:p>20614</text:p>
          </table:table-cell>
          <table:table-cell office:value-type="float" office:value="127182" calcext:value-type="float">
            <text:p>1271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43]=[.C64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n99jac060sc.mtx</text:p>
          </table:table-cell>
          <table:table-cell table:number-columns-repeated="2" office:value-type="float" office:value="20614" calcext:value-type="float">
            <text:p>20614</text:p>
          </table:table-cell>
          <table:table-cell office:value-type="float" office:value="127182" calcext:value-type="float">
            <text:p>1271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44]=[.C64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mplus.mtx</text:p>
          </table:table-cell>
          <table:table-cell table:number-columns-repeated="2" office:value-type="float" office:value="17758" calcext:value-type="float">
            <text:p>17758</text:p>
          </table:table-cell>
          <table:table-cell office:value-type="float" office:value="126150" calcext:value-type="float">
            <text:p>12615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45]=[.C64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zene.mtx</text:p>
          </table:table-cell>
          <table:table-cell table:number-columns-repeated="2" office:value-type="float" office:value="8219" calcext:value-type="float">
            <text:p>8219</text:p>
          </table:table-cell>
          <table:table-cell office:value-type="float" office:value="125444" calcext:value-type="float">
            <text:p>1254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46]=[.C64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surfo.mtx</text:p>
          </table:table-cell>
          <table:table-cell table:number-columns-repeated="2" office:value-type="float" office:value="40806" calcext:value-type="float">
            <text:p>40806</text:p>
          </table:table-cell>
          <table:table-cell office:value-type="float" office:value="122214" calcext:value-type="float">
            <text:p>12221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47]=[.C64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ro-ph.mtx</text:p>
          </table:table-cell>
          <table:table-cell table:number-columns-repeated="2" office:value-type="float" office:value="16706" calcext:value-type="float">
            <text:p>16706</text:p>
          </table:table-cell>
          <table:table-cell office:value-type="float" office:value="121251" calcext:value-type="float">
            <text:p>12125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48]=[.C64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ldoc.mtx</text:p>
          </table:table-cell>
          <table:table-cell table:number-columns-repeated="2" office:value-type="float" office:value="13356" calcext:value-type="float">
            <text:p>13356</text:p>
          </table:table-cell>
          <table:table-cell office:value-type="float" office:value="120238" calcext:value-type="float">
            <text:p>12023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49]=[.C64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-mat-2003.mtx</text:p>
          </table:table-cell>
          <table:table-cell table:number-columns-repeated="2" office:value-type="float" office:value="31163" calcext:value-type="float">
            <text:p>31163</text:p>
          </table:table-cell>
          <table:table-cell office:value-type="float" office:value="120029" calcext:value-type="float">
            <text:p>12002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50]=[.C65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nlbrng1.mtx</text:p>
          </table:table-cell>
          <table:table-cell table:number-columns-repeated="2" office:value-type="float" office:value="40000" calcext:value-type="float">
            <text:p>40000</text:p>
          </table:table-cell>
          <table:table-cell office:value-type="float" office:value="119600" calcext:value-type="float">
            <text:p>1196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51]=[.C65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sion1.mtx</text:p>
          </table:table-cell>
          <table:table-cell table:number-columns-repeated="2" office:value-type="float" office:value="40000" calcext:value-type="float">
            <text:p>40000</text:p>
          </table:table-cell>
          <table:table-cell office:value-type="float" office:value="118804" calcext:value-type="float">
            <text:p>11880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52]=[.C65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stclae.mtx</text:p>
          </table:table-cell>
          <table:table-cell table:number-columns-repeated="2" office:value-type="float" office:value="40000" calcext:value-type="float">
            <text:p>40000</text:p>
          </table:table-cell>
          <table:table-cell office:value-type="float" office:value="118804" calcext:value-type="float">
            <text:p>11880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53]=[.C65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h2010.mtx</text:p>
          </table:table-cell>
          <table:table-cell table:number-columns-repeated="2" office:value-type="float" office:value="48837" calcext:value-type="float">
            <text:p>48837</text:p>
          </table:table-cell>
          <table:table-cell office:value-type="float" office:value="117275" calcext:value-type="float">
            <text:p>11727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654]=[.C65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31.mtx</text:p>
          </table:table-cell>
          <table:table-cell table:number-columns-repeated="2" office:value-type="float" office:value="3909" calcext:value-type="float">
            <text:p>3909</text:p>
          </table:table-cell>
          <table:table-cell office:value-type="float" office:value="115357" calcext:value-type="float">
            <text:p>1153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55]=[.C65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jac040.mtx</text:p>
          </table:table-cell>
          <table:table-cell table:number-columns-repeated="2" office:value-type="float" office:value="11790" calcext:value-type="float">
            <text:p>11790</text:p>
          </table:table-cell>
          <table:table-cell office:value-type="float" office:value="114671" calcext:value-type="float">
            <text:p>11467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56]=[.C65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jac040sc.mtx</text:p>
          </table:table-cell>
          <table:table-cell table:number-columns-repeated="2" office:value-type="float" office:value="11790" calcext:value-type="float">
            <text:p>11790</text:p>
          </table:table-cell>
          <table:table-cell office:value-type="float" office:value="114671" calcext:value-type="float">
            <text:p>11467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57]=[.C65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o001.mtx</text:p>
          </table:table-cell>
          <table:table-cell table:number-columns-repeated="2" office:value-type="float" office:value="38434" calcext:value-type="float">
            <text:p>38434</text:p>
          </table:table-cell>
          <table:table-cell office:value-type="float" office:value="114643" calcext:value-type="float">
            <text:p>11464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58]=[.C65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3jac040.mtx</text:p>
          </table:table-cell>
          <table:table-cell table:number-columns-repeated="2" office:value-type="float" office:value="18289" calcext:value-type="float">
            <text:p>18289</text:p>
          </table:table-cell>
          <table:table-cell office:value-type="float" office:value="113435" calcext:value-type="float">
            <text:p>11343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59]=[.C65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3jac040sc.mtx</text:p>
          </table:table-cell>
          <table:table-cell table:number-columns-repeated="2" office:value-type="float" office:value="18289" calcext:value-type="float">
            <text:p>18289</text:p>
          </table:table-cell>
          <table:table-cell office:value-type="float" office:value="113435" calcext:value-type="float">
            <text:p>11343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60]=[.C66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47.mtx</text:p>
          </table:table-cell>
          <table:table-cell table:number-columns-repeated="2" office:value-type="float" office:value="15343" calcext:value-type="float">
            <text:p>15343</text:p>
          </table:table-cell>
          <table:table-cell office:value-type="float" office:value="113372" calcext:value-type="float">
            <text:p>11337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61]=[.C66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52.mtx</text:p>
          </table:table-cell>
          <table:table-cell table:number-columns-repeated="2" office:value-type="float" office:value="23948" calcext:value-type="float">
            <text:p>23948</text:p>
          </table:table-cell>
          <table:table-cell office:value-type="float" office:value="113332" calcext:value-type="float">
            <text:p>11333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62]=[.C66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51.mtx</text:p>
          </table:table-cell>
          <table:table-cell table:number-columns-repeated="2" office:value-type="float" office:value="23196" calcext:value-type="float">
            <text:p>23196</text:p>
          </table:table-cell>
          <table:table-cell office:value-type="float" office:value="113123" calcext:value-type="float">
            <text:p>11312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63]=[.C66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rmt3m1.mtx</text:p>
          </table:table-cell>
          <table:table-cell table:number-columns-repeated="2" office:value-type="float" office:value="5489" calcext:value-type="float">
            <text:p>5489</text:p>
          </table:table-cell>
          <table:table-cell office:value-type="float" office:value="112505" calcext:value-type="float">
            <text:p>11250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64]=[.C66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3rmt3m1.mtx</text:p>
          </table:table-cell>
          <table:table-cell table:number-columns-repeated="2" office:value-type="float" office:value="5489" calcext:value-type="float">
            <text:p>5489</text:p>
          </table:table-cell>
          <table:table-cell office:value-type="float" office:value="112505" calcext:value-type="float">
            <text:p>11250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65]=[.C66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2rmt3m1.mtx</text:p>
          </table:table-cell>
          <table:table-cell table:number-columns-repeated="2" office:value-type="float" office:value="5489" calcext:value-type="float">
            <text:p>5489</text:p>
          </table:table-cell>
          <table:table-cell office:value-type="float" office:value="112505" calcext:value-type="float">
            <text:p>11250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66]=[.C66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28.mtx</text:p>
          </table:table-cell>
          <table:table-cell table:number-columns-repeated="2" office:value-type="float" office:value="4410" calcext:value-type="float">
            <text:p>4410</text:p>
          </table:table-cell>
          <table:table-cell office:value-type="float" office:value="111717" calcext:value-type="float">
            <text:p>11171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67]=[.C66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k2010.mtx</text:p>
          </table:table-cell>
          <table:table-cell table:number-columns-repeated="2" office:value-type="float" office:value="45292" calcext:value-type="float">
            <text:p>45292</text:p>
          </table:table-cell>
          <table:table-cell office:value-type="float" office:value="108549" calcext:value-type="float">
            <text:p>10854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668]=[.C66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50.mtx</text:p>
          </table:table-cell>
          <table:table-cell table:number-columns-repeated="2" office:value-type="float" office:value="22401" calcext:value-type="float">
            <text:p>22401</text:p>
          </table:table-cell>
          <table:table-cell office:value-type="float" office:value="108013" calcext:value-type="float">
            <text:p>10801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69]=[.C66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118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7202" calcext:value-type="float">
            <text:p>10720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70]=[.C67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6762" calcext:value-type="float">
            <text:p>10676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71]=[.C67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121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6762" calcext:value-type="float">
            <text:p>10676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72]=[.C67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116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6578" calcext:value-type="float">
            <text:p>10657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73]=[.C67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3rmt3m3.mtx</text:p>
          </table:table-cell>
          <table:table-cell table:number-columns-repeated="2" office:value-type="float" office:value="5357" calcext:value-type="float">
            <text:p>5357</text:p>
          </table:table-cell>
          <table:table-cell office:value-type="float" office:value="106526" calcext:value-type="float">
            <text:p>1065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674]=[.C67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120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6510" calcext:value-type="float">
            <text:p>10651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75]=[.C67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119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6462" calcext:value-type="float">
            <text:p>10646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76]=[.C67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117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6348" calcext:value-type="float">
            <text:p>10634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77]=[.C67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8.mtx</text:p>
          </table:table-cell>
          <table:table-cell table:number-columns-repeated="2" office:value-type="float" office:value="3096" calcext:value-type="float">
            <text:p>3096</text:p>
          </table:table-cell>
          <table:table-cell office:value-type="float" office:value="106344" calcext:value-type="float">
            <text:p>1063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78]=[.C67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115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6312" calcext:value-type="float">
            <text:p>10631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79]=[.C67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122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5722" calcext:value-type="float">
            <text:p>10572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80]=[.C68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108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5524" calcext:value-type="float">
            <text:p>10552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81]=[.C68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113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5382" calcext:value-type="float">
            <text:p>1053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82]=[.C68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107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5332" calcext:value-type="float">
            <text:p>10533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83]=[.C68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106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5092" calcext:value-type="float">
            <text:p>1050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84]=[.C68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110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4846" calcext:value-type="float">
            <text:p>1048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85]=[.C68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104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4824" calcext:value-type="float">
            <text:p>10482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86]=[.C68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109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4802" calcext:value-type="float">
            <text:p>10480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87]=[.C68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111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4766" calcext:value-type="float">
            <text:p>10476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88]=[.C68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112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4730" calcext:value-type="float">
            <text:p>10473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89]=[.C68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105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4726" calcext:value-type="float">
            <text:p>1047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90]=[.C69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103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4634" calcext:value-type="float">
            <text:p>10463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91]=[.C69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102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4096" calcext:value-type="float">
            <text:p>1040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92]=[.C69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99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3510" calcext:value-type="float">
            <text:p>10351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93]=[.C69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101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3020" calcext:value-type="float">
            <text:p>10302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94]=[.C69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100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2888" calcext:value-type="float">
            <text:p>10288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95]=[.C69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z10228.mtx</text:p>
          </table:table-cell>
          <table:table-cell table:number-columns-repeated="2" office:value-type="float" office:value="10228" calcext:value-type="float">
            <text:p>10228</text:p>
          </table:table-cell>
          <table:table-cell office:value-type="float" office:value="102876" calcext:value-type="float">
            <text:p>1028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696]=[.C69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94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2476" calcext:value-type="float">
            <text:p>1024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97]=[.C69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98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2468" calcext:value-type="float">
            <text:p>10246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98]=[.C69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96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2356" calcext:value-type="float">
            <text:p>10235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699]=[.C69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95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2290" calcext:value-type="float">
            <text:p>10229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00]=[.C70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a.mtx</text:p>
          </table:table-cell>
          <table:table-cell table:number-columns-repeated="2" office:value-type="float" office:value="5743" calcext:value-type="float">
            <text:p>5743</text:p>
          </table:table-cell>
          <table:table-cell office:value-type="float" office:value="102265" calcext:value-type="float">
            <text:p>10226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701]=[.C70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hd4800a.mtx</text:p>
          </table:table-cell>
          <table:table-cell table:number-columns-repeated="2" office:value-type="float" office:value="4800" calcext:value-type="float">
            <text:p>4800</text:p>
          </table:table-cell>
          <table:table-cell office:value-type="float" office:value="102252" calcext:value-type="float">
            <text:p>1022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02]=[.C70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97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2212" calcext:value-type="float">
            <text:p>10221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03]=[.C70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92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1762" calcext:value-type="float">
            <text:p>10176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04]=[.C70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91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1654" calcext:value-type="float">
            <text:p>10165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05]=[.C70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89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1476" calcext:value-type="float">
            <text:p>1014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06]=[.C70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90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0924" calcext:value-type="float">
            <text:p>10092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07]=[.C70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88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100366" calcext:value-type="float">
            <text:p>10036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08]=[.C70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ston.mtx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00015" calcext:value-type="float">
            <text:p>10001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09]=[.C70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93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9916" calcext:value-type="float">
            <text:p>999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10]=[.C71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27.mtx</text:p>
          </table:table-cell>
          <table:table-cell table:number-columns-repeated="2" office:value-type="float" office:value="20640" calcext:value-type="float">
            <text:p>20640</text:p>
          </table:table-cell>
          <table:table-cell office:value-type="float" office:value="99777" calcext:value-type="float">
            <text:p>9977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11]=[.C71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86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9660" calcext:value-type="float">
            <text:p>9966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12]=[.C71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87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9652" calcext:value-type="float">
            <text:p>996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13]=[.C71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85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9166" calcext:value-type="float">
            <text:p>9916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14]=[.C71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78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8782" calcext:value-type="float">
            <text:p>987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15]=[.C71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77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8664" calcext:value-type="float">
            <text:p>9866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16]=[.C71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pled.mtx</text:p>
          </table:table-cell>
          <table:table-cell table:number-columns-repeated="2" office:value-type="float" office:value="11341" calcext:value-type="float">
            <text:p>11341</text:p>
          </table:table-cell>
          <table:table-cell office:value-type="float" office:value="98523" calcext:value-type="float">
            <text:p>9852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17]=[.C71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83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8450" calcext:value-type="float">
            <text:p>9845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18]=[.C71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82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8400" calcext:value-type="float">
            <text:p>984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19]=[.C71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79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8392" calcext:value-type="float">
            <text:p>983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20]=[.C72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76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8178" calcext:value-type="float">
            <text:p>9817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21]=[.C72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80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8112" calcext:value-type="float">
            <text:p>9811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22]=[.C72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84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7972" calcext:value-type="float">
            <text:p>9797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23]=[.C72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sol.mtx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97645" calcext:value-type="float">
            <text:p>9764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24]=[.C72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75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7492" calcext:value-type="float">
            <text:p>974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25]=[.C72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74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7296" calcext:value-type="float">
            <text:p>972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26]=[.C72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inpc2.mtx</text:p>
          </table:table-cell>
          <table:table-cell table:number-columns-repeated="2" office:value-type="float" office:value="27607" calcext:value-type="float">
            <text:p>27607</text:p>
          </table:table-cell>
          <table:table-cell office:value-type="float" office:value="96601" calcext:value-type="float">
            <text:p>9660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727]=[.C72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72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6404" calcext:value-type="float">
            <text:p>9640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28]=[.C72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ston_E.mtx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96400" calcext:value-type="float">
            <text:p>964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29]=[.C72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71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6012" calcext:value-type="float">
            <text:p>9601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30]=[.C73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73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5554" calcext:value-type="float">
            <text:p>9555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31]=[.C73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let_E.mtx</text:p>
          </table:table-cell>
          <table:table-cell table:number-columns-repeated="2" office:value-type="float" office:value="11730" calcext:value-type="float">
            <text:p>11730</text:p>
          </table:table-cell>
          <table:table-cell office:value-type="float" office:value="95316" calcext:value-type="float">
            <text:p>953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32]=[.C73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65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5068" calcext:value-type="float">
            <text:p>9506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33]=[.C73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b1.mtx</text:p>
          </table:table-cell>
          <table:table-cell table:number-columns-repeated="2" office:value-type="float" office:value="14734" calcext:value-type="float">
            <text:p>14734</text:p>
          </table:table-cell>
          <table:table-cell office:value-type="float" office:value="95053" calcext:value-type="float">
            <text:p>950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34]=[.C73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yer10.mtx</text:p>
          </table:table-cell>
          <table:table-cell table:number-columns-repeated="2" office:value-type="float" office:value="13436" calcext:value-type="float">
            <text:p>13436</text:p>
          </table:table-cell>
          <table:table-cell office:value-type="float" office:value="94926" calcext:value-type="float">
            <text:p>949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35]=[.C73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63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4736" calcext:value-type="float">
            <text:p>9473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36]=[.C73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67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4484" calcext:value-type="float">
            <text:p>9448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37]=[.C73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ist1.mtx</text:p>
          </table:table-cell>
          <table:table-cell table:number-columns-repeated="2" office:value-type="float" office:value="4134" calcext:value-type="float">
            <text:p>4134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38]=[.C73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61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4386" calcext:value-type="float">
            <text:p>9438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39]=[.C73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60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4180" calcext:value-type="float">
            <text:p>9418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40]=[.C74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26.mtx</text:p>
          </table:table-cell>
          <table:table-cell table:number-columns-repeated="2" office:value-type="float" office:value="2163" calcext:value-type="float">
            <text:p>2163</text:p>
          </table:table-cell>
          <table:table-cell office:value-type="float" office:value="94033" calcext:value-type="float">
            <text:p>9403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41]=[.C74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45.mtx</text:p>
          </table:table-cell>
          <table:table-cell table:number-columns-repeated="2" office:value-type="float" office:value="13206" calcext:value-type="float">
            <text:p>13206</text:p>
          </table:table-cell>
          <table:table-cell office:value-type="float" office:value="93829" calcext:value-type="float">
            <text:p>9382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742]=[.C74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ah.mtx</text:p>
          </table:table-cell>
          <table:table-cell table:number-columns-repeated="2" office:value-type="float" office:value="11445" calcext:value-type="float">
            <text:p>11445</text:p>
          </table:table-cell>
          <table:table-cell office:value-type="float" office:value="93781" calcext:value-type="float">
            <text:p>937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743]=[.C74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ah_E.mtx</text:p>
          </table:table-cell>
          <table:table-cell table:number-columns-repeated="2" office:value-type="float" office:value="11445" calcext:value-type="float">
            <text:p>11445</text:p>
          </table:table-cell>
          <table:table-cell office:value-type="float" office:value="93781" calcext:value-type="float">
            <text:p>937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744]=[.C74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ah_a.mtx</text:p>
          </table:table-cell>
          <table:table-cell table:number-columns-repeated="2" office:value-type="float" office:value="11445" calcext:value-type="float">
            <text:p>11445</text:p>
          </table:table-cell>
          <table:table-cell office:value-type="float" office:value="93781" calcext:value-type="float">
            <text:p>937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745]=[.C74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ah_e.mtx</text:p>
          </table:table-cell>
          <table:table-cell table:number-columns-repeated="2" office:value-type="float" office:value="11445" calcext:value-type="float">
            <text:p>11445</text:p>
          </table:table-cell>
          <table:table-cell office:value-type="float" office:value="93781" calcext:value-type="float">
            <text:p>937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746]=[.C74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62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3728" calcext:value-type="float">
            <text:p>9372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47]=[.C74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64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3558" calcext:value-type="float">
            <text:p>9355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48]=[.C74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68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3310" calcext:value-type="float">
            <text:p>9331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49]=[.C74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66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3212" calcext:value-type="float">
            <text:p>9321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50]=[.C75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59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3156" calcext:value-type="float">
            <text:p>9315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51]=[.C75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56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2826" calcext:value-type="float">
            <text:p>928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52]=[.C75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57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2334" calcext:value-type="float">
            <text:p>9233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53]=[.C75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48.mtx</text:p>
          </table:table-cell>
          <table:table-cell table:number-columns-repeated="2" office:value-type="float" office:value="18354" calcext:value-type="float">
            <text:p>18354</text:p>
          </table:table-cell>
          <table:table-cell office:value-type="float" office:value="92217" calcext:value-type="float">
            <text:p>9221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754]=[.C75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69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2190" calcext:value-type="float">
            <text:p>9219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55]=[.C75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58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2170" calcext:value-type="float">
            <text:p>9217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56]=[.C75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54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2170" calcext:value-type="float">
            <text:p>9217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57]=[.C75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55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1476" calcext:value-type="float">
            <text:p>914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58]=[.C75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g.mtx</text:p>
          </table:table-cell>
          <table:table-cell table:number-columns-repeated="2" office:value-type="float" office:value="13209" calcext:value-type="float">
            <text:p>13209</text:p>
          </table:table-cell>
          <table:table-cell office:value-type="float" office:value="91465" calcext:value-type="float">
            <text:p>9146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59]=[.C75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52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1100" calcext:value-type="float">
            <text:p>911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60]=[.C76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48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0820" calcext:value-type="float">
            <text:p>9082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61]=[.C76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49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0784" calcext:value-type="float">
            <text:p>9078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62]=[.C76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50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0392" calcext:value-type="float">
            <text:p>903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63]=[.C76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53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0296" calcext:value-type="float">
            <text:p>902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64]=[.C76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46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0172" calcext:value-type="float">
            <text:p>9017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65]=[.C76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ani678.mtx</text:p>
          </table:table-cell>
          <table:table-cell table:number-columns-repeated="2" office:value-type="float" office:value="2529" calcext:value-type="float">
            <text:p>2529</text:p>
          </table:table-cell>
          <table:table-cell office:value-type="float" office:value="90158" calcext:value-type="float">
            <text:p>9015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66]=[.C76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51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0100" calcext:value-type="float">
            <text:p>901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67]=[.C76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47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90002" calcext:value-type="float">
            <text:p>9000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68]=[.C76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43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9678" calcext:value-type="float">
            <text:p>8967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69]=[.C76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40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9658" calcext:value-type="float">
            <text:p>8965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70]=[.C77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44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9560" calcext:value-type="float">
            <text:p>8956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71]=[.C77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42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9176" calcext:value-type="float">
            <text:p>891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72]=[.C77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45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9152" calcext:value-type="float">
            <text:p>891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73]=[.C77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49.mtx</text:p>
          </table:table-cell>
          <table:table-cell table:number-columns-repeated="2" office:value-type="float" office:value="21132" calcext:value-type="float">
            <text:p>21132</text:p>
          </table:table-cell>
          <table:table-cell office:value-type="float" office:value="89087" calcext:value-type="float">
            <text:p>8908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774]=[.C77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41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8944" calcext:value-type="float">
            <text:p>889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75]=[.C77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ron1.mtx</text:p>
          </table:table-cell>
          <table:table-cell table:number-columns-repeated="2" office:value-type="float" office:value="3175" calcext:value-type="float">
            <text:p>3175</text:p>
          </table:table-cell>
          <table:table-cell office:value-type="float" office:value="88927" calcext:value-type="float">
            <text:p>8892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76]=[.C77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37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8654" calcext:value-type="float">
            <text:p>8865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77]=[.C77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38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8644" calcext:value-type="float">
            <text:p>886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78]=[.C77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tu3d.mtx</text:p>
          </table:table-cell>
          <table:table-cell table:number-columns-repeated="2" office:value-type="float" office:value="27792" calcext:value-type="float">
            <text:p>27792</text:p>
          </table:table-cell>
          <table:table-cell office:value-type="float" office:value="88627" calcext:value-type="float">
            <text:p>8862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779]=[.C77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u.mtx</text:p>
          </table:table-cell>
          <table:table-cell table:number-columns-repeated="2" office:value-type="float" office:value="7102" calcext:value-type="float">
            <text:p>7102</text:p>
          </table:table-cell>
          <table:table-cell office:value-type="float" office:value="88618" calcext:value-type="float">
            <text:p>8861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780]=[.C78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36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8616" calcext:value-type="float">
            <text:p>886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81]=[.C78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sa2910.mtx</text:p>
          </table:table-cell>
          <table:table-cell table:number-columns-repeated="2" office:value-type="float" office:value="2910" calcext:value-type="float">
            <text:p>2910</text:p>
          </table:table-cell>
          <table:table-cell office:value-type="float" office:value="88603" calcext:value-type="float">
            <text:p>886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782]=[.C78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34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8490" calcext:value-type="float">
            <text:p>8849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83]=[.C78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H4.mtx</text:p>
          </table:table-cell>
          <table:table-cell table:number-columns-repeated="2" office:value-type="float" office:value="5041" calcext:value-type="float">
            <text:p>5041</text:p>
          </table:table-cell>
          <table:table-cell office:value-type="float" office:value="88472" calcext:value-type="float">
            <text:p>8847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784]=[.C78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32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7938" calcext:value-type="float">
            <text:p>8793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85]=[.C78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39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7804" calcext:value-type="float">
            <text:p>8780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86]=[.C78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33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7784" calcext:value-type="float">
            <text:p>8778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87]=[.C78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35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7560" calcext:value-type="float">
            <text:p>8756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88]=[.C78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31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7232" calcext:value-type="float">
            <text:p>8723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789]=[.C78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06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90]=[.C79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05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91]=[.C79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13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92]=[.C79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21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93]=[.C79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33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94]=[.C79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23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95]=[.C79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32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96]=[.C79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24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97]=[.C79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03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98]=[.C79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27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799]=[.C79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36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00]=[.C80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28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01]=[.C80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11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02]=[.C80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03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03]=[.C80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26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04]=[.C80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38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05]=[.C80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22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06]=[.C80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35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07]=[.C80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43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08]=[.C80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08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09]=[.C80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13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10]=[.C81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42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11]=[.C81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31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12]=[.C81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09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13]=[.C81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14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14]=[.C81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23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15]=[.C81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02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16]=[.C81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33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17]=[.C81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41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18]=[.C81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45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19]=[.C81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19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20]=[.C82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07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21]=[.C82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15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22]=[.C82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15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23]=[.C82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44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24]=[.C82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39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25]=[.C82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29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26]=[.C82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10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27]=[.C82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04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28]=[.C82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01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29]=[.C82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37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30]=[.C83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18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31]=[.C83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22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32]=[.C83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40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33]=[.C83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24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34]=[.C83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45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35]=[.C83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39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36]=[.C83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17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37]=[.C83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14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38]=[.C83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16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39]=[.C83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11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40]=[.C84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12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41]=[.C84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25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42]=[.C84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37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43]=[.C84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02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44]=[.C84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30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45]=[.C84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01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46]=[.C84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05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47]=[.C84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48]=[.C84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04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49]=[.C84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16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50]=[.C85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34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51]=[.C85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08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52]=[.C85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44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53]=[.C85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10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54]=[.C85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38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55]=[.C85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07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56]=[.C85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27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57]=[.C85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36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58]=[.C85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31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59]=[.C85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42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60]=[.C86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34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61]=[.C86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18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62]=[.C86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30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63]=[.C86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12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64]=[.C86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32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65]=[.C86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17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66]=[.C86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26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67]=[.C86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40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68]=[.C86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06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69]=[.C86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20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70]=[.C87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09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71]=[.C87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29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72]=[.C87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43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73]=[.C87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41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74]=[.C87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28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75]=[.C87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21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76]=[.C87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77]=[.C87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25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78]=[.C87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35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79]=[.C87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4_A_20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80]=[.C88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_q9_A_19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87025" calcext:value-type="float">
            <text:p>87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81]=[.C88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F_3754.mtx</text:p>
          </table:table-cell>
          <table:table-cell table:number-columns-repeated="2" office:value-type="float" office:value="15435" calcext:value-type="float">
            <text:p>15435</text:p>
          </table:table-cell>
          <table:table-cell office:value-type="float" office:value="86854" calcext:value-type="float">
            <text:p>8685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882]=[.C88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30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6850" calcext:value-type="float">
            <text:p>8685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883]=[.C88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29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6566" calcext:value-type="float">
            <text:p>8656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884]=[.C88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81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5988" calcext:value-type="float">
            <text:p>8598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885]=[.C88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25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5850" calcext:value-type="float">
            <text:p>8585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886]=[.C88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27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5744" calcext:value-type="float">
            <text:p>857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887]=[.C88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26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5468" calcext:value-type="float">
            <text:p>8546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888]=[.C88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28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4962" calcext:value-type="float">
            <text:p>8496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889]=[.C88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m5940.mtx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83842" calcext:value-type="float">
            <text:p>8384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90]=[.C89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24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3640" calcext:value-type="float">
            <text:p>8364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891]=[.C89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23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3524" calcext:value-type="float">
            <text:p>8352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892]=[.C89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n99jac040sc.mtx</text:p>
          </table:table-cell>
          <table:table-cell table:number-columns-repeated="2" office:value-type="float" office:value="13694" calcext:value-type="float">
            <text:p>13694</text:p>
          </table:table-cell>
          <table:table-cell office:value-type="float" office:value="82842" calcext:value-type="float">
            <text:p>8284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93]=[.C89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n99jac040.mtx</text:p>
          </table:table-cell>
          <table:table-cell table:number-columns-repeated="2" office:value-type="float" office:value="13694" calcext:value-type="float">
            <text:p>13694</text:p>
          </table:table-cell>
          <table:table-cell office:value-type="float" office:value="82842" calcext:value-type="float">
            <text:p>8284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94]=[.C89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hr04c.mtx</text:p>
          </table:table-cell>
          <table:table-cell table:number-columns-repeated="2" office:value-type="float" office:value="4101" calcext:value-type="float">
            <text:p>4101</text:p>
          </table:table-cell>
          <table:table-cell office:value-type="float" office:value="82682" calcext:value-type="float">
            <text:p>826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95]=[.C89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hr04.mtx</text:p>
          </table:table-cell>
          <table:table-cell table:number-columns-repeated="2" office:value-type="float" office:value="4101" calcext:value-type="float">
            <text:p>4101</text:p>
          </table:table-cell>
          <table:table-cell office:value-type="float" office:value="82682" calcext:value-type="float">
            <text:p>826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896]=[.C89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22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2138" calcext:value-type="float">
            <text:p>8213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897]=[.C89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21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1882" calcext:value-type="float">
            <text:p>818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898]=[.C89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24.mtx</text:p>
          </table:table-cell>
          <table:table-cell table:number-columns-repeated="2" office:value-type="float" office:value="3562" calcext:value-type="float">
            <text:p>3562</text:p>
          </table:table-cell>
          <table:table-cell office:value-type="float" office:value="81736" calcext:value-type="float">
            <text:p>8173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899]=[.C89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19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0970" calcext:value-type="float">
            <text:p>8097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900]=[.C90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20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0948" calcext:value-type="float">
            <text:p>8094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901]=[.C90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18.mtx</text:p>
          </table:table-cell>
          <table:table-cell table:number-columns-repeated="2" office:value-type="float" office:value="11948" calcext:value-type="float">
            <text:p>11948</text:p>
          </table:table-cell>
          <table:table-cell office:value-type="float" office:value="80519" calcext:value-type="float">
            <text:p>8051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02]=[.C90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18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80396" calcext:value-type="float">
            <text:p>803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903]=[.C90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weya.mtx</text:p>
          </table:table-cell>
          <table:table-cell table:number-columns-repeated="2" office:value-type="float" office:value="30004" calcext:value-type="float">
            <text:p>30004</text:p>
          </table:table-cell>
          <table:table-cell office:value-type="float" office:value="80005" calcext:value-type="float">
            <text:p>8000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04]=[.C90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l_20209_E.mtx</text:p>
          </table:table-cell>
          <table:table-cell table:number-columns-repeated="2" office:value-type="float" office:value="20209" calcext:value-type="float">
            <text:p>20209</text:p>
          </table:table-cell>
          <table:table-cell office:value-type="float" office:value="79841" calcext:value-type="float">
            <text:p>7984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05]=[.C90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l_20209.mtx</text:p>
          </table:table-cell>
          <table:table-cell table:number-columns-repeated="2" office:value-type="float" office:value="20209" calcext:value-type="float">
            <text:p>20209</text:p>
          </table:table-cell>
          <table:table-cell office:value-type="float" office:value="79721" calcext:value-type="float">
            <text:p>7972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06]=[.C90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17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79718" calcext:value-type="float">
            <text:p>7971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907]=[.C90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sa.mtx</text:p>
          </table:table-cell>
          <table:table-cell table:number-columns-repeated="2" office:value-type="float" office:value="11738" calcext:value-type="float">
            <text:p>11738</text:p>
          </table:table-cell>
          <table:table-cell office:value-type="float" office:value="79566" calcext:value-type="float">
            <text:p>7956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908]=[.C90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70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78684" calcext:value-type="float">
            <text:p>7868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909]=[.C90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16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77860" calcext:value-type="float">
            <text:p>7786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910]=[.C91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g3dcqp.mtx</text:p>
          </table:table-cell>
          <table:table-cell table:number-columns-repeated="2" office:value-type="float" office:value="35543" calcext:value-type="float">
            <text:p>35543</text:p>
          </table:table-cell>
          <table:table-cell office:value-type="float" office:value="77829" calcext:value-type="float">
            <text:p>7782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11]=[.C91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t2010.mtx</text:p>
          </table:table-cell>
          <table:table-cell table:number-columns-repeated="2" office:value-type="float" office:value="32580" calcext:value-type="float">
            <text:p>32580</text:p>
          </table:table-cell>
          <table:table-cell office:value-type="float" office:value="77799" calcext:value-type="float">
            <text:p>7779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912]=[.C91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28.mtx</text:p>
          </table:table-cell>
          <table:table-cell table:number-columns-repeated="2" office:value-type="float" office:value="2603" calcext:value-type="float">
            <text:p>2603</text:p>
          </table:table-cell>
          <table:table-cell office:value-type="float" office:value="77781" calcext:value-type="float">
            <text:p>777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13]=[.C91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d_B.mtx</text:p>
          </table:table-cell>
          <table:table-cell table:number-columns-repeated="2" office:value-type="float" office:value="10605" calcext:value-type="float">
            <text:p>10605</text:p>
          </table:table-cell>
          <table:table-cell office:value-type="float" office:value="77592" calcext:value-type="float">
            <text:p>775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14]=[.C91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d_B_unscaled.mtx</text:p>
          </table:table-cell>
          <table:table-cell table:number-columns-repeated="2" office:value-type="float" office:value="10605" calcext:value-type="float">
            <text:p>10605</text:p>
          </table:table-cell>
          <table:table-cell office:value-type="float" office:value="77592" calcext:value-type="float">
            <text:p>775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15]=[.C91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15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77124" calcext:value-type="float">
            <text:p>7712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916]=[.C91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dyy6.mtx</text:p>
          </table:table-cell>
          <table:table-cell table:number-columns-repeated="2" office:value-type="float" office:value="19366" calcext:value-type="float">
            <text:p>19366</text:p>
          </table:table-cell>
          <table:table-cell office:value-type="float" office:value="77057" calcext:value-type="float">
            <text:p>770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17]=[.C91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13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77002" calcext:value-type="float">
            <text:p>7700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918]=[.C91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12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76530" calcext:value-type="float">
            <text:p>7653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919]=[.C91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12.mtx</text:p>
          </table:table-cell>
          <table:table-cell table:number-columns-repeated="2" office:value-type="float" office:value="2597" calcext:value-type="float">
            <text:p>2597</text:p>
          </table:table-cell>
          <table:table-cell office:value-type="float" office:value="76367" calcext:value-type="float">
            <text:p>7636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20]=[.C92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14.mtx</text:p>
          </table:table-cell>
          <table:table-cell table:number-columns-repeated="2" office:value-type="float" office:value="2597" calcext:value-type="float">
            <text:p>2597</text:p>
          </table:table-cell>
          <table:table-cell office:value-type="float" office:value="76367" calcext:value-type="float">
            <text:p>7636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21]=[.C92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11.mtx</text:p>
          </table:table-cell>
          <table:table-cell table:number-columns-repeated="2" office:value-type="float" office:value="2597" calcext:value-type="float">
            <text:p>2597</text:p>
          </table:table-cell>
          <table:table-cell office:value-type="float" office:value="76367" calcext:value-type="float">
            <text:p>7636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22]=[.C92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13.mtx</text:p>
          </table:table-cell>
          <table:table-cell table:number-columns-repeated="2" office:value-type="float" office:value="2597" calcext:value-type="float">
            <text:p>2597</text:p>
          </table:table-cell>
          <table:table-cell office:value-type="float" office:value="76367" calcext:value-type="float">
            <text:p>7636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23]=[.C92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10.mtx</text:p>
          </table:table-cell>
          <table:table-cell table:number-columns-repeated="2" office:value-type="float" office:value="2597" calcext:value-type="float">
            <text:p>2597</text:p>
          </table:table-cell>
          <table:table-cell office:value-type="float" office:value="76367" calcext:value-type="float">
            <text:p>7636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24]=[.C92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15.mtx</text:p>
          </table:table-cell>
          <table:table-cell table:number-columns-repeated="2" office:value-type="float" office:value="2597" calcext:value-type="float">
            <text:p>2597</text:p>
          </table:table-cell>
          <table:table-cell office:value-type="float" office:value="76367" calcext:value-type="float">
            <text:p>7636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25]=[.C92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14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75982" calcext:value-type="float">
            <text:p>759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926]=[.C92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9_A_05.mtx</text:p>
          </table:table-cell>
          <table:table-cell table:number-columns-repeated="2" office:value-type="float" office:value="14454" calcext:value-type="float">
            <text:p>14454</text:p>
          </table:table-cell>
          <table:table-cell office:value-type="float" office:value="75801" calcext:value-type="float">
            <text:p>7580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27]=[.C92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9_A_10.mtx</text:p>
          </table:table-cell>
          <table:table-cell table:number-columns-repeated="2" office:value-type="float" office:value="14454" calcext:value-type="float">
            <text:p>14454</text:p>
          </table:table-cell>
          <table:table-cell office:value-type="float" office:value="75801" calcext:value-type="float">
            <text:p>7580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28]=[.C92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FS_b9_c6.mtx</text:p>
          </table:table-cell>
          <table:table-cell table:number-columns-repeated="2" office:value-type="float" office:value="14454" calcext:value-type="float">
            <text:p>14454</text:p>
          </table:table-cell>
          <table:table-cell office:value-type="float" office:value="75801" calcext:value-type="float">
            <text:p>7580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29]=[.C92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9_A_07.mtx</text:p>
          </table:table-cell>
          <table:table-cell table:number-columns-repeated="2" office:value-type="float" office:value="14454" calcext:value-type="float">
            <text:p>14454</text:p>
          </table:table-cell>
          <table:table-cell office:value-type="float" office:value="75801" calcext:value-type="float">
            <text:p>7580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30]=[.C93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9_A_11.mtx</text:p>
          </table:table-cell>
          <table:table-cell table:number-columns-repeated="2" office:value-type="float" office:value="14454" calcext:value-type="float">
            <text:p>14454</text:p>
          </table:table-cell>
          <table:table-cell office:value-type="float" office:value="75801" calcext:value-type="float">
            <text:p>7580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31]=[.C93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9_A_06.mtx</text:p>
          </table:table-cell>
          <table:table-cell table:number-columns-repeated="2" office:value-type="float" office:value="14454" calcext:value-type="float">
            <text:p>14454</text:p>
          </table:table-cell>
          <table:table-cell office:value-type="float" office:value="75801" calcext:value-type="float">
            <text:p>7580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32]=[.C93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9_A_03.mtx</text:p>
          </table:table-cell>
          <table:table-cell table:number-columns-repeated="2" office:value-type="float" office:value="14454" calcext:value-type="float">
            <text:p>14454</text:p>
          </table:table-cell>
          <table:table-cell office:value-type="float" office:value="75801" calcext:value-type="float">
            <text:p>7580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33]=[.C93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9_A_12.mtx</text:p>
          </table:table-cell>
          <table:table-cell table:number-columns-repeated="2" office:value-type="float" office:value="14454" calcext:value-type="float">
            <text:p>14454</text:p>
          </table:table-cell>
          <table:table-cell office:value-type="float" office:value="75801" calcext:value-type="float">
            <text:p>7580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34]=[.C93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9_A_08.mtx</text:p>
          </table:table-cell>
          <table:table-cell table:number-columns-repeated="2" office:value-type="float" office:value="14454" calcext:value-type="float">
            <text:p>14454</text:p>
          </table:table-cell>
          <table:table-cell office:value-type="float" office:value="75801" calcext:value-type="float">
            <text:p>7580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35]=[.C93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9_A_04.mtx</text:p>
          </table:table-cell>
          <table:table-cell table:number-columns-repeated="2" office:value-type="float" office:value="14454" calcext:value-type="float">
            <text:p>14454</text:p>
          </table:table-cell>
          <table:table-cell office:value-type="float" office:value="75801" calcext:value-type="float">
            <text:p>7580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36]=[.C93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9.mtx</text:p>
          </table:table-cell>
          <table:table-cell table:number-columns-repeated="2" office:value-type="float" office:value="14454" calcext:value-type="float">
            <text:p>14454</text:p>
          </table:table-cell>
          <table:table-cell office:value-type="float" office:value="75801" calcext:value-type="float">
            <text:p>7580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37]=[.C93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9_A_01.mtx</text:p>
          </table:table-cell>
          <table:table-cell table:number-columns-repeated="2" office:value-type="float" office:value="14454" calcext:value-type="float">
            <text:p>14454</text:p>
          </table:table-cell>
          <table:table-cell office:value-type="float" office:value="75801" calcext:value-type="float">
            <text:p>7580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38]=[.C93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9_A_02.mtx</text:p>
          </table:table-cell>
          <table:table-cell table:number-columns-repeated="2" office:value-type="float" office:value="14454" calcext:value-type="float">
            <text:p>14454</text:p>
          </table:table-cell>
          <table:table-cell office:value-type="float" office:value="75801" calcext:value-type="float">
            <text:p>7580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39]=[.C93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9_A_09.mtx</text:p>
          </table:table-cell>
          <table:table-cell table:number-columns-repeated="2" office:value-type="float" office:value="14454" calcext:value-type="float">
            <text:p>14454</text:p>
          </table:table-cell>
          <table:table-cell office:value-type="float" office:value="75801" calcext:value-type="float">
            <text:p>7580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40]=[.C94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ps07_3078.mtx</text:p>
          </table:table-cell>
          <table:table-cell table:number-columns-repeated="2" office:value-type="float" office:value="21128" calcext:value-type="float">
            <text:p>21128</text:p>
          </table:table-cell>
          <table:table-cell office:value-type="float" office:value="75729" calcext:value-type="float">
            <text:p>7572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41]=[.C94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11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75118" calcext:value-type="float">
            <text:p>7511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942]=[.C94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10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74994" calcext:value-type="float">
            <text:p>7499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943]=[.C94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ingo3012.mtx</text:p>
          </table:table-cell>
          <table:table-cell table:number-columns-repeated="2" office:value-type="float" office:value="20944" calcext:value-type="float">
            <text:p>20944</text:p>
          </table:table-cell>
          <table:table-cell office:value-type="float" office:value="74386" calcext:value-type="float">
            <text:p>7438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44]=[.C94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09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74344" calcext:value-type="float">
            <text:p>743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945]=[.C94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kes64.mtx</text:p>
          </table:table-cell>
          <table:table-cell table:number-columns-repeated="2" office:value-type="float" office:value="12546" calcext:value-type="float">
            <text:p>12546</text:p>
          </table:table-cell>
          <table:table-cell office:value-type="float" office:value="74242" calcext:value-type="float">
            <text:p>7424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46]=[.C94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kes64s.mtx</text:p>
          </table:table-cell>
          <table:table-cell table:number-columns-repeated="2" office:value-type="float" office:value="12546" calcext:value-type="float">
            <text:p>12546</text:p>
          </table:table-cell>
          <table:table-cell office:value-type="float" office:value="74242" calcext:value-type="float">
            <text:p>7424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47]=[.C94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dyy5.mtx</text:p>
          </table:table-cell>
          <table:table-cell table:number-columns-repeated="2" office:value-type="float" office:value="18589" calcext:value-type="float">
            <text:p>18589</text:p>
          </table:table-cell>
          <table:table-cell office:value-type="float" office:value="73935" calcext:value-type="float">
            <text:p>7393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48]=[.C94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criptor_xingo6u.mtx</text:p>
          </table:table-cell>
          <table:table-cell table:number-columns-repeated="2" office:value-type="float" office:value="20738" calcext:value-type="float">
            <text:p>20738</text:p>
          </table:table-cell>
          <table:table-cell office:value-type="float" office:value="73916" calcext:value-type="float">
            <text:p>739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49]=[.C94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i4.mtx</text:p>
          </table:table-cell>
          <table:table-cell table:number-columns-repeated="2" office:value-type="float" office:value="33833" calcext:value-type="float">
            <text:p>33833</text:p>
          </table:table-cell>
          <table:table-cell office:value-type="float" office:value="73249" calcext:value-type="float">
            <text:p>7324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50]=[.C95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39.mtx</text:p>
          </table:table-cell>
          <table:table-cell table:number-columns-repeated="2" office:value-type="float" office:value="9271" calcext:value-type="float">
            <text:p>9271</text:p>
          </table:table-cell>
          <table:table-cell office:value-type="float" office:value="73041" calcext:value-type="float">
            <text:p>7304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51]=[.C95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46.mtx</text:p>
          </table:table-cell>
          <table:table-cell table:number-columns-repeated="2" office:value-type="float" office:value="14913" calcext:value-type="float">
            <text:p>14913</text:p>
          </table:table-cell>
          <table:table-cell office:value-type="float" office:value="72655" calcext:value-type="float">
            <text:p>7265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52]=[.C95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.mtx</text:p>
          </table:table-cell>
          <table:table-cell table:number-columns-repeated="2" office:value-type="float" office:value="10617" calcext:value-type="float">
            <text:p>10617</text:p>
          </table:table-cell>
          <table:table-cell office:value-type="float" office:value="72176" calcext:value-type="float">
            <text:p>721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53]=[.C95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08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72140" calcext:value-type="float">
            <text:p>7214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954]=[.C95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18.mtx</text:p>
          </table:table-cell>
          <table:table-cell table:number-columns-repeated="2" office:value-type="float" office:value="5773" calcext:value-type="float">
            <text:p>5773</text:p>
          </table:table-cell>
          <table:table-cell office:value-type="float" office:value="71805" calcext:value-type="float">
            <text:p>7180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55]=[.C95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07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71658" calcext:value-type="float">
            <text:p>7165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956]=[.C95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06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71094" calcext:value-type="float">
            <text:p>7109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957]=[.C95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05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70026" calcext:value-type="float">
            <text:p>700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958]=[.C95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weybl.mtx</text:p>
          </table:table-cell>
          <table:table-cell table:number-columns-repeated="2" office:value-type="float" office:value="30003" calcext:value-type="float">
            <text:p>30003</text:p>
          </table:table-cell>
          <table:table-cell office:value-type="float" office:value="70001" calcext:value-type="float">
            <text:p>7000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59]=[.C95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vxqp3.mtx</text:p>
          </table:table-cell>
          <table:table-cell table:number-columns-repeated="2" office:value-type="float" office:value="17500" calcext:value-type="float">
            <text:p>17500</text:p>
          </table:table-cell>
          <table:table-cell office:value-type="float" office:value="69981" calcext:value-type="float">
            <text:p>699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60]=[.C96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20.mtx</text:p>
          </table:table-cell>
          <table:table-cell table:number-columns-repeated="2" office:value-type="float" office:value="2203" calcext:value-type="float">
            <text:p>2203</text:p>
          </table:table-cell>
          <table:table-cell office:value-type="float" office:value="69981" calcext:value-type="float">
            <text:p>699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61]=[.C96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dyy4.mtx</text:p>
          </table:table-cell>
          <table:table-cell table:number-columns-repeated="2" office:value-type="float" office:value="17546" calcext:value-type="float">
            <text:p>17546</text:p>
          </table:table-cell>
          <table:table-cell office:value-type="float" office:value="69742" calcext:value-type="float">
            <text:p>6974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62]=[.C96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04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68670" calcext:value-type="float">
            <text:p>6867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963]=[.C96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hd3200a.mtx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68026" calcext:value-type="float">
            <text:p>680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64]=[.C96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37.mtx</text:p>
          </table:table-cell>
          <table:table-cell table:number-columns-repeated="2" office:value-type="float" office:value="3565" calcext:value-type="float">
            <text:p>3565</text:p>
          </table:table-cell>
          <table:table-cell office:value-type="float" office:value="67591" calcext:value-type="float">
            <text:p>6759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65]=[.C96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ersim.mtx</text:p>
          </table:table-cell>
          <table:table-cell table:number-columns-repeated="2" office:value-type="float" office:value="15838" calcext:value-type="float">
            <text:p>15838</text:p>
          </table:table-cell>
          <table:table-cell office:value-type="float" office:value="67562" calcext:value-type="float">
            <text:p>6756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66]=[.C96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43.mtx</text:p>
          </table:table-cell>
          <table:table-cell table:number-columns-repeated="2" office:value-type="float" office:value="11125" calcext:value-type="float">
            <text:p>11125</text:p>
          </table:table-cell>
          <table:table-cell office:value-type="float" office:value="67400" calcext:value-type="float">
            <text:p>674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67]=[.C96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wmeter5.mtx</text:p>
          </table:table-cell>
          <table:table-cell table:number-columns-repeated="2" office:value-type="float" office:value="9669" calcext:value-type="float">
            <text:p>9669</text:p>
          </table:table-cell>
          <table:table-cell office:value-type="float" office:value="67391" calcext:value-type="float">
            <text:p>6739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68]=[.C96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s_sensor_E.mtx</text:p>
          </table:table-cell>
          <table:table-cell table:number-columns-repeated="3" office:value-type="float" office:value="66917" calcext:value-type="float">
            <text:p>6691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69]=[.C96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t01.mtx</text:p>
          </table:table-cell>
          <table:table-cell table:number-columns-repeated="2" office:value-type="float" office:value="8205" calcext:value-type="float">
            <text:p>8205</text:p>
          </table:table-cell>
          <table:table-cell office:value-type="float" office:value="66886" calcext:value-type="float">
            <text:p>6688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70]=[.C97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02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66744" calcext:value-type="float">
            <text:p>667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971]=[.C97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03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66680" calcext:value-type="float">
            <text:p>6668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972]=[.C97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mal.mtx</text:p>
          </table:table-cell>
          <table:table-cell table:number-columns-repeated="2" office:value-type="float" office:value="3456" calcext:value-type="float">
            <text:p>3456</text:p>
          </table:table-cell>
          <table:table-cell office:value-type="float" office:value="66528" calcext:value-type="float">
            <text:p>6652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73]=[.C97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ps07_2476.mtx</text:p>
          </table:table-cell>
          <table:table-cell table:number-columns-repeated="2" office:value-type="float" office:value="16861" calcext:value-type="float">
            <text:p>16861</text:p>
          </table:table-cell>
          <table:table-cell office:value-type="float" office:value="66498" calcext:value-type="float">
            <text:p>6649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74]=[.C97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001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65910" calcext:value-type="float">
            <text:p>6591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975]=[.C97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yer02.mtx</text:p>
          </table:table-cell>
          <table:table-cell table:number-columns-repeated="2" office:value-type="float" office:value="13935" calcext:value-type="float">
            <text:p>13935</text:p>
          </table:table-cell>
          <table:table-cell office:value-type="float" office:value="63679" calcext:value-type="float">
            <text:p>6367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76]=[.C97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d18.mtx</text:p>
          </table:table-cell>
          <table:table-cell table:number-columns-repeated="2" office:value-type="float" office:value="16428" calcext:value-type="float">
            <text:p>16428</text:p>
          </table:table-cell>
          <table:table-cell office:value-type="float" office:value="63406" calcext:value-type="float">
            <text:p>6340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77]=[.C97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2010.mtx</text:p>
          </table:table-cell>
          <table:table-cell table:number-columns-repeated="2" office:value-type="float" office:value="25181" calcext:value-type="float">
            <text:p>25181</text:p>
          </table:table-cell>
          <table:table-cell office:value-type="float" office:value="62875" calcext:value-type="float">
            <text:p>6287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978]=[.C97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lCurl_0.mtx</text:p>
          </table:table-cell>
          <table:table-cell table:number-columns-repeated="2" office:value-type="float" office:value="11083" calcext:value-type="float">
            <text:p>11083</text:p>
          </table:table-cell>
          <table:table-cell office:value-type="float" office:value="62213" calcext:value-type="float">
            <text:p>6221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79]=[.C97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ps07_1998.mtx</text:p>
          </table:table-cell>
          <table:table-cell table:number-columns-repeated="2" office:value-type="float" office:value="15066" calcext:value-type="float">
            <text:p>15066</text:p>
          </table:table-cell>
          <table:table-cell office:value-type="float" office:value="62198" calcext:value-type="float">
            <text:p>6219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80]=[.C98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2010.mtx</text:p>
          </table:table-cell>
          <table:table-cell table:number-columns-repeated="2" office:value-type="float" office:value="25016" calcext:value-type="float">
            <text:p>25016</text:p>
          </table:table-cell>
          <table:table-cell office:value-type="float" office:value="62063" calcext:value-type="float">
            <text:p>6206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981]=[.C98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ist3a.mtx</text:p>
          </table:table-cell>
          <table:table-cell table:number-columns-repeated="2" office:value-type="float" office:value="2398" calcext:value-type="float">
            <text:p>2398</text:p>
          </table:table-cell>
          <table:table-cell office:value-type="float" office:value="61896" calcext:value-type="float">
            <text:p>618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82]=[.C98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coplastic1_C_3.mtx</text:p>
          </table:table-cell>
          <table:table-cell table:number-columns-repeated="2" office:value-type="float" office:value="4326" calcext:value-type="float">
            <text:p>4326</text:p>
          </table:table-cell>
          <table:table-cell office:value-type="float" office:value="61166" calcext:value-type="float">
            <text:p>6116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83]=[.C98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coplastic1_C_4.mtx</text:p>
          </table:table-cell>
          <table:table-cell table:number-columns-repeated="2" office:value-type="float" office:value="4326" calcext:value-type="float">
            <text:p>4326</text:p>
          </table:table-cell>
          <table:table-cell office:value-type="float" office:value="61166" calcext:value-type="float">
            <text:p>6116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84]=[.C98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coplastic1_C_5.mtx</text:p>
          </table:table-cell>
          <table:table-cell table:number-columns-repeated="2" office:value-type="float" office:value="4326" calcext:value-type="float">
            <text:p>4326</text:p>
          </table:table-cell>
          <table:table-cell office:value-type="float" office:value="61166" calcext:value-type="float">
            <text:p>6116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85]=[.C98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coplastic1_C_6.mtx</text:p>
          </table:table-cell>
          <table:table-cell table:number-columns-repeated="2" office:value-type="float" office:value="4326" calcext:value-type="float">
            <text:p>4326</text:p>
          </table:table-cell>
          <table:table-cell office:value-type="float" office:value="61166" calcext:value-type="float">
            <text:p>6116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86]=[.C98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coplastic1_C_2.mtx</text:p>
          </table:table-cell>
          <table:table-cell table:number-columns-repeated="2" office:value-type="float" office:value="4326" calcext:value-type="float">
            <text:p>4326</text:p>
          </table:table-cell>
          <table:table-cell office:value-type="float" office:value="61166" calcext:value-type="float">
            <text:p>6116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87]=[.C98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coplastic1.mtx</text:p>
          </table:table-cell>
          <table:table-cell table:number-columns-repeated="2" office:value-type="float" office:value="4326" calcext:value-type="float">
            <text:p>4326</text:p>
          </table:table-cell>
          <table:table-cell office:value-type="float" office:value="61166" calcext:value-type="float">
            <text:p>6116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88]=[.C98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coplastic1_C_7.mtx</text:p>
          </table:table-cell>
          <table:table-cell table:number-columns-repeated="2" office:value-type="float" office:value="4326" calcext:value-type="float">
            <text:p>4326</text:p>
          </table:table-cell>
          <table:table-cell office:value-type="float" office:value="61166" calcext:value-type="float">
            <text:p>6116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89]=[.C98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coplastic1_C_1.mtx</text:p>
          </table:table-cell>
          <table:table-cell table:number-columns-repeated="2" office:value-type="float" office:value="4326" calcext:value-type="float">
            <text:p>4326</text:p>
          </table:table-cell>
          <table:table-cell office:value-type="float" office:value="61166" calcext:value-type="float">
            <text:p>6116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90]=[.C99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15.mtx</text:p>
          </table:table-cell>
          <table:table-cell table:number-columns-repeated="2" office:value-type="float" office:value="3948" calcext:value-type="float">
            <text:p>3948</text:p>
          </table:table-cell>
          <table:table-cell office:value-type="float" office:value="60882" calcext:value-type="float">
            <text:p>608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91]=[.C99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42.mtx</text:p>
          </table:table-cell>
          <table:table-cell table:number-columns-repeated="2" office:value-type="float" office:value="10471" calcext:value-type="float">
            <text:p>10471</text:p>
          </table:table-cell>
          <table:table-cell office:value-type="float" office:value="60378" calcext:value-type="float">
            <text:p>6037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92]=[.C99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F10000.mtx</text:p>
          </table:table-cell>
          <table:table-cell table:number-columns-repeated="2" office:value-type="float" office:value="19998" calcext:value-type="float">
            <text:p>19998</text:p>
          </table:table-cell>
          <table:table-cell office:value-type="float" office:value="59990" calcext:value-type="float">
            <text:p>5999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93]=[.C99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F10000_E.mtx</text:p>
          </table:table-cell>
          <table:table-cell table:number-columns-repeated="2" office:value-type="float" office:value="19998" calcext:value-type="float">
            <text:p>19998</text:p>
          </table:table-cell>
          <table:table-cell office:value-type="float" office:value="59990" calcext:value-type="float">
            <text:p>5999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94]=[.C99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F10000_M.mtx</text:p>
          </table:table-cell>
          <table:table-cell table:number-columns-repeated="2" office:value-type="float" office:value="19998" calcext:value-type="float">
            <text:p>19998</text:p>
          </table:table-cell>
          <table:table-cell office:value-type="float" office:value="59990" calcext:value-type="float">
            <text:p>5999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995]=[.C99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1.mtx</text:p>
          </table:table-cell>
          <table:table-cell table:number-columns-repeated="2" office:value-type="float" office:value="2904" calcext:value-type="float">
            <text:p>2904</text:p>
          </table:table-cell>
          <table:table-cell office:value-type="float" office:value="58142" calcext:value-type="float">
            <text:p>5814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96]=[.C99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2010.mtx</text:p>
          </table:table-cell>
          <table:table-cell table:number-columns-repeated="2" office:value-type="float" office:value="24115" calcext:value-type="float">
            <text:p>24115</text:p>
          </table:table-cell>
          <table:table-cell office:value-type="float" office:value="58028" calcext:value-type="float">
            <text:p>5802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997]=[.C99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ist2.mtx</text:p>
          </table:table-cell>
          <table:table-cell table:number-columns-repeated="2" office:value-type="float" office:value="3198" calcext:value-type="float">
            <text:p>3198</text:p>
          </table:table-cell>
          <table:table-cell office:value-type="float" office:value="56934" calcext:value-type="float">
            <text:p>5693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98]=[.C99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yer03.mtx</text:p>
          </table:table-cell>
          <table:table-cell table:number-columns-repeated="2" office:value-type="float" office:value="6747" calcext:value-type="float">
            <text:p>6747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999]=[.C99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3jac020.mtx</text:p>
          </table:table-cell>
          <table:table-cell table:number-columns-repeated="2" office:value-type="float" office:value="9129" calcext:value-type="float">
            <text:p>9129</text:p>
          </table:table-cell>
          <table:table-cell office:value-type="float" office:value="56175" calcext:value-type="float">
            <text:p>5617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00]=[.C100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3jac020sc.mtx</text:p>
          </table:table-cell>
          <table:table-cell table:number-columns-repeated="2" office:value-type="float" office:value="9129" calcext:value-type="float">
            <text:p>9129</text:p>
          </table:table-cell>
          <table:table-cell office:value-type="float" office:value="56175" calcext:value-type="float">
            <text:p>5617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01]=[.C100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41.mtx</text:p>
          </table:table-cell>
          <table:table-cell table:number-columns-repeated="2" office:value-type="float" office:value="9769" calcext:value-type="float">
            <text:p>9769</text:p>
          </table:table-cell>
          <table:table-cell office:value-type="float" office:value="55757" calcext:value-type="float">
            <text:p>557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02]=[.C100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ystm01.mtx</text:p>
          </table:table-cell>
          <table:table-cell table:number-columns-repeated="2" office:value-type="float" office:value="4875" calcext:value-type="float">
            <text:p>4875</text:p>
          </table:table-cell>
          <table:table-cell office:value-type="float" office:value="55107" calcext:value-type="float">
            <text:p>5510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03]=[.C100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sa4704.mtx</text:p>
          </table:table-cell>
          <table:table-cell table:number-columns-repeated="2" office:value-type="float" office:value="4704" calcext:value-type="float">
            <text:p>4704</text:p>
          </table:table-cell>
          <table:table-cell office:value-type="float" office:value="54730" calcext:value-type="float">
            <text:p>5473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04]=[.C100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7.mtx</text:p>
          </table:table-cell>
          <table:table-cell table:number-columns-repeated="2" office:value-type="float" office:value="1633" calcext:value-type="float">
            <text:p>1633</text:p>
          </table:table-cell>
          <table:table-cell office:value-type="float" office:value="54543" calcext:value-type="float">
            <text:p>5454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05]=[.C100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wail.mtx</text:p>
          </table:table-cell>
          <table:table-cell table:number-columns-repeated="2" office:value-type="float" office:value="6752" calcext:value-type="float">
            <text:p>6752</text:p>
          </table:table-cell>
          <table:table-cell office:value-type="float" office:value="54233" calcext:value-type="float">
            <text:p>5423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006]=[.C100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RS_b9_c6.mtx</text:p>
          </table:table-cell>
          <table:table-cell table:number-columns-repeated="2" office:value-type="float" office:value="7224" calcext:value-type="float">
            <text:p>7224</text:p>
          </table:table-cell>
          <table:table-cell office:value-type="float" office:value="54082" calcext:value-type="float">
            <text:p>540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07]=[.C100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verse.mtx</text:p>
          </table:table-cell>
          <table:table-cell table:number-columns-repeated="2" office:value-type="float" office:value="11999" calcext:value-type="float">
            <text:p>11999</text:p>
          </table:table-cell>
          <table:table-cell office:value-type="float" office:value="53988" calcext:value-type="float">
            <text:p>5398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08]=[.C100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36.mtx</text:p>
          </table:table-cell>
          <table:table-cell table:number-columns-repeated="2" office:value-type="float" office:value="3079" calcext:value-type="float">
            <text:p>3079</text:p>
          </table:table-cell>
          <table:table-cell office:value-type="float" office:value="53843" calcext:value-type="float">
            <text:p>5384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09]=[.C100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rmanACd.mtx</text:p>
          </table:table-cell>
          <table:table-cell table:number-columns-repeated="2" office:value-type="float" office:value="6136" calcext:value-type="float">
            <text:p>6136</text:p>
          </table:table-cell>
          <table:table-cell office:value-type="float" office:value="53329" calcext:value-type="float">
            <text:p>5332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10]=[.C101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15.mtx</text:p>
          </table:table-cell>
          <table:table-cell table:number-columns-repeated="2" office:value-type="float" office:value="6867" calcext:value-type="float">
            <text:p>6867</text:p>
          </table:table-cell>
          <table:table-cell office:value-type="float" office:value="52769" calcext:value-type="float">
            <text:p>5276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11]=[.C101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3c6-b7.mtx</text:p>
          </table:table-cell>
          <table:table-cell table:number-columns-repeated="2" office:value-type="float" office:value="6435" calcext:value-type="float">
            <text:p>6435</text:p>
          </table:table-cell>
          <table:table-cell office:value-type="float" office:value="51480" calcext:value-type="float">
            <text:p>5148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012]=[.C101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9.mtx</text:p>
          </table:table-cell>
          <table:table-cell table:number-columns-repeated="2" office:value-type="float" office:value="3363" calcext:value-type="float">
            <text:p>3363</text:p>
          </table:table-cell>
          <table:table-cell office:value-type="float" office:value="51417" calcext:value-type="float">
            <text:p>5141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13]=[.C101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z5108.mtx</text:p>
          </table:table-cell>
          <table:table-cell table:number-columns-repeated="2" office:value-type="float" office:value="5108" calcext:value-type="float">
            <text:p>5108</text:p>
          </table:table-cell>
          <table:table-cell office:value-type="float" office:value="51412" calcext:value-type="float">
            <text:p>5141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14]=[.C101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c04515.mtx</text:p>
          </table:table-cell>
          <table:table-cell table:number-columns-repeated="2" office:value-type="float" office:value="4515" calcext:value-type="float">
            <text:p>4515</text:p>
          </table:table-cell>
          <table:table-cell office:value-type="float" office:value="51111" calcext:value-type="float">
            <text:p>5111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15]=[.C101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ma1.mtx</text:p>
          </table:table-cell>
          <table:table-cell table:number-columns-repeated="2" office:value-type="float" office:value="22967" calcext:value-type="float">
            <text:p>22967</text:p>
          </table:table-cell>
          <table:table-cell office:value-type="float" office:value="50560" calcext:value-type="float">
            <text:p>5056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16]=[.C101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FAT5000_M.mtx</text:p>
          </table:table-cell>
          <table:table-cell table:number-columns-repeated="2" office:value-type="float" office:value="19994" calcext:value-type="float">
            <text:p>19994</text:p>
          </table:table-cell>
          <table:table-cell office:value-type="float" office:value="49980" calcext:value-type="float">
            <text:p>4998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17]=[.C101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FAT5000_E.mtx</text:p>
          </table:table-cell>
          <table:table-cell table:number-columns-repeated="2" office:value-type="float" office:value="19994" calcext:value-type="float">
            <text:p>19994</text:p>
          </table:table-cell>
          <table:table-cell office:value-type="float" office:value="49980" calcext:value-type="float">
            <text:p>4998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18]=[.C101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FAT5000.mtx</text:p>
          </table:table-cell>
          <table:table-cell table:number-columns-repeated="2" office:value-type="float" office:value="19994" calcext:value-type="float">
            <text:p>19994</text:p>
          </table:table-cell>
          <table:table-cell office:value-type="float" office:value="49980" calcext:value-type="float">
            <text:p>4998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19]=[.C101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beaflw.mtx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49920" calcext:value-type="float">
            <text:p>4992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20]=[.C102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beacxc.mtx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49920" calcext:value-type="float">
            <text:p>4992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21]=[.C102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yg10000.mtx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49699" calcext:value-type="float">
            <text:p>4969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22]=[.C102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6.mtx</text:p>
          </table:table-cell>
          <table:table-cell table:number-columns-repeated="2" office:value-type="float" office:value="1651" calcext:value-type="float">
            <text:p>1651</text:p>
          </table:table-cell>
          <table:table-cell office:value-type="float" office:value="49533" calcext:value-type="float">
            <text:p>4953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23]=[.C102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ps07_1693.mtx</text:p>
          </table:table-cell>
          <table:table-cell table:number-columns-repeated="2" office:value-type="float" office:value="13275" calcext:value-type="float">
            <text:p>13275</text:p>
          </table:table-cell>
          <table:table-cell office:value-type="float" office:value="49044" calcext:value-type="float">
            <text:p>490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24]=[.C102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13.mtx</text:p>
          </table:table-cell>
          <table:table-cell table:number-columns-repeated="2" office:value-type="float" office:value="7598" calcext:value-type="float">
            <text:p>7598</text:p>
          </table:table-cell>
          <table:table-cell office:value-type="float" office:value="48922" calcext:value-type="float">
            <text:p>4892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25]=[.C102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mo8x8_system.mtx</text:p>
          </table:table-cell>
          <table:table-cell table:number-columns-repeated="2" office:value-type="float" office:value="13309" calcext:value-type="float">
            <text:p>13309</text:p>
          </table:table-cell>
          <table:table-cell office:value-type="float" office:value="48872" calcext:value-type="float">
            <text:p>4887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26]=[.C102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ros_nopss_13k.mtx</text:p>
          </table:table-cell>
          <table:table-cell table:number-columns-repeated="2" office:value-type="float" office:value="13296" calcext:value-type="float">
            <text:p>13296</text:p>
          </table:table-cell>
          <table:table-cell office:value-type="float" office:value="48827" calcext:value-type="float">
            <text:p>4882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27]=[.C102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24.mtx</text:p>
          </table:table-cell>
          <table:table-cell table:number-columns-repeated="2" office:value-type="float" office:value="2283" calcext:value-type="float">
            <text:p>2283</text:p>
          </table:table-cell>
          <table:table-cell office:value-type="float" office:value="48737" calcext:value-type="float">
            <text:p>4873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28]=[.C102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mo28x28_system.mtx</text:p>
          </table:table-cell>
          <table:table-cell table:number-columns-repeated="2" office:value-type="float" office:value="13251" calcext:value-type="float">
            <text:p>13251</text:p>
          </table:table-cell>
          <table:table-cell office:value-type="float" office:value="48737" calcext:value-type="float">
            <text:p>4873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29]=[.C102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w_vref_6405.mtx</text:p>
          </table:table-cell>
          <table:table-cell table:number-columns-repeated="2" office:value-type="float" office:value="13251" calcext:value-type="float">
            <text:p>13251</text:p>
          </table:table-cell>
          <table:table-cell office:value-type="float" office:value="48737" calcext:value-type="float">
            <text:p>4873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30]=[.C103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ingo_afonso_itaipu.mtx</text:p>
          </table:table-cell>
          <table:table-cell table:number-columns-repeated="2" office:value-type="float" office:value="13250" calcext:value-type="float">
            <text:p>13250</text:p>
          </table:table-cell>
          <table:table-cell office:value-type="float" office:value="48735" calcext:value-type="float">
            <text:p>4873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31]=[.C103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mo46x46_system.mtx</text:p>
          </table:table-cell>
          <table:table-cell table:number-columns-repeated="2" office:value-type="float" office:value="13250" calcext:value-type="float">
            <text:p>13250</text:p>
          </table:table-cell>
          <table:table-cell office:value-type="float" office:value="48735" calcext:value-type="float">
            <text:p>4873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32]=[.C103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v2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48413" calcext:value-type="float">
            <text:p>4841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33]=[.C103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v3.mtx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48413" calcext:value-type="float">
            <text:p>4841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34]=[.C103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rcuit_3.mtx</text:p>
          </table:table-cell>
          <table:table-cell table:number-columns-repeated="2" office:value-type="float" office:value="12127" calcext:value-type="float">
            <text:p>12127</text:p>
          </table:table-cell>
          <table:table-cell office:value-type="float" office:value="48137" calcext:value-type="float">
            <text:p>4813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35]=[.C103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44.mtx</text:p>
          </table:table-cell>
          <table:table-cell table:number-columns-repeated="2" office:value-type="float" office:value="10728" calcext:value-type="float">
            <text:p>10728</text:p>
          </table:table-cell>
          <table:table-cell office:value-type="float" office:value="47864" calcext:value-type="float">
            <text:p>4786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36]=[.C103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-mat.mtx</text:p>
          </table:table-cell>
          <table:table-cell table:number-columns-repeated="2" office:value-type="float" office:value="16726" calcext:value-type="float">
            <text:p>16726</text:p>
          </table:table-cell>
          <table:table-cell office:value-type="float" office:value="47594" calcext:value-type="float">
            <text:p>4759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37]=[.C103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v1.mtx</text:p>
          </table:table-cell>
          <table:table-cell table:number-columns-repeated="2" office:value-type="float" office:value="9604" calcext:value-type="float">
            <text:p>9604</text:p>
          </table:table-cell>
          <table:table-cell office:value-type="float" office:value="47434" calcext:value-type="float">
            <text:p>4743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38]=[.C103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39.mtx</text:p>
          </table:table-cell>
          <table:table-cell table:number-columns-repeated="3" office:value-type="float" office:value="46772" calcext:value-type="float">
            <text:p>4677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39]=[.C103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40.mtx</text:p>
          </table:table-cell>
          <table:table-cell table:number-columns-repeated="2" office:value-type="float" office:value="9941" calcext:value-type="float">
            <text:p>9941</text:p>
          </table:table-cell>
          <table:table-cell office:value-type="float" office:value="45721" calcext:value-type="float">
            <text:p>4572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40]=[.C104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jac020.mtx</text:p>
          </table:table-cell>
          <table:table-cell table:number-columns-repeated="2" office:value-type="float" office:value="5850" calcext:value-type="float">
            <text:p>5850</text:p>
          </table:table-cell>
          <table:table-cell office:value-type="float" office:value="45465" calcext:value-type="float">
            <text:p>4546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41]=[.C104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jac020sc.mtx</text:p>
          </table:table-cell>
          <table:table-cell table:number-columns-repeated="2" office:value-type="float" office:value="5850" calcext:value-type="float">
            <text:p>5850</text:p>
          </table:table-cell>
          <table:table-cell office:value-type="float" office:value="45465" calcext:value-type="float">
            <text:p>4546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42]=[.C104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.mtx</text:p>
          </table:table-cell>
          <table:table-cell table:number-columns-repeated="2" office:value-type="float" office:value="2142" calcext:value-type="float">
            <text:p>2142</text:p>
          </table:table-cell>
          <table:table-cell office:value-type="float" office:value="45262" calcext:value-type="float">
            <text:p>4526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43]=[.C104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pss_11k.mtx</text:p>
          </table:table-cell>
          <table:table-cell table:number-columns-repeated="2" office:value-type="float" office:value="11685" calcext:value-type="float">
            <text:p>11685</text:p>
          </table:table-cell>
          <table:table-cell office:value-type="float" office:value="44941" calcext:value-type="float">
            <text:p>4494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44]=[.C104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ps98_1450.mtx</text:p>
          </table:table-cell>
          <table:table-cell table:number-columns-repeated="2" office:value-type="float" office:value="11305" calcext:value-type="float">
            <text:p>11305</text:p>
          </table:table-cell>
          <table:table-cell office:value-type="float" office:value="44678" calcext:value-type="float">
            <text:p>4467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45]=[.C104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d15.mtx</text:p>
          </table:table-cell>
          <table:table-cell table:number-columns-repeated="2" office:value-type="float" office:value="11532" calcext:value-type="float">
            <text:p>11532</text:p>
          </table:table-cell>
          <table:table-cell office:value-type="float" office:value="44206" calcext:value-type="float">
            <text:p>4420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46]=[.C104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23.mtx</text:p>
          </table:table-cell>
          <table:table-cell table:number-columns-repeated="2" office:value-type="float" office:value="1409" calcext:value-type="float">
            <text:p>1409</text:p>
          </table:table-cell>
          <table:table-cell office:value-type="float" office:value="43703" calcext:value-type="float">
            <text:p>437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47]=[.C104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13.mtx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float" office:value="42943" calcext:value-type="float">
            <text:p>4294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48]=[.C104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38.mtx</text:p>
          </table:table-cell>
          <table:table-cell table:number-columns-repeated="2" office:value-type="float" office:value="8127" calcext:value-type="float">
            <text:p>8127</text:p>
          </table:table-cell>
          <table:table-cell office:value-type="float" office:value="42908" calcext:value-type="float">
            <text:p>4290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49]=[.C104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ufhold.mtx</text:p>
          </table:table-cell>
          <table:table-cell table:number-columns-repeated="2" office:value-type="float" office:value="8765" calcext:value-type="float">
            <text:p>8765</text:p>
          </table:table-cell>
          <table:table-cell office:value-type="float" office:value="42471" calcext:value-type="float">
            <text:p>4247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50]=[.C105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m3060.mtx</text:p>
          </table:table-cell>
          <table:table-cell table:number-columns-repeated="2" office:value-type="float" office:value="3060" calcext:value-type="float">
            <text:p>3060</text:p>
          </table:table-cell>
          <table:table-cell office:value-type="float" office:value="42211" calcext:value-type="float">
            <text:p>4221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51]=[.C105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12.mtx</text:p>
          </table:table-cell>
          <table:table-cell table:number-columns-repeated="2" office:value-type="float" office:value="3973" calcext:value-type="float">
            <text:p>3973</text:p>
          </table:table-cell>
          <table:table-cell office:value-type="float" office:value="42092" calcext:value-type="float">
            <text:p>420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52]=[.C105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31.mtx</text:p>
          </table:table-cell>
          <table:table-cell table:number-columns-repeated="2" office:value-type="float" office:value="5339" calcext:value-type="float">
            <text:p>5339</text:p>
          </table:table-cell>
          <table:table-cell office:value-type="float" office:value="41955" calcext:value-type="float">
            <text:p>4195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53]=[.C105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w4096.mtx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41746" calcext:value-type="float">
            <text:p>417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54]=[.C105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w8192.mtx</text:p>
          </table:table-cell>
          <table:table-cell table:number-columns-repeated="2" office:value-type="float" office:value="8192" calcext:value-type="float">
            <text:p>8192</text:p>
          </table:table-cell>
          <table:table-cell office:value-type="float" office:value="41746" calcext:value-type="float">
            <text:p>417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55]=[.C105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erberg.mtx</text:p>
          </table:table-cell>
          <table:table-cell table:number-columns-repeated="2" office:value-type="float" office:value="8843" calcext:value-type="float">
            <text:p>8843</text:p>
          </table:table-cell>
          <table:table-cell office:value-type="float" office:value="41601" calcext:value-type="float">
            <text:p>4160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056]=[.C105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ge9.mtx</text:p>
          </table:table-cell>
          <table:table-cell table:number-columns-repeated="2" office:value-type="float" office:value="3534" calcext:value-type="float">
            <text:p>3534</text:p>
          </table:table-cell>
          <table:table-cell office:value-type="float" office:value="41594" calcext:value-type="float">
            <text:p>4159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57]=[.C105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4.mtx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41459" calcext:value-type="float">
            <text:p>4145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058]=[.C105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37.mtx</text:p>
          </table:table-cell>
          <table:table-cell table:number-columns-repeated="2" office:value-type="float" office:value="8204" calcext:value-type="float">
            <text:p>8204</text:p>
          </table:table-cell>
          <table:table-cell office:value-type="float" office:value="41440" calcext:value-type="float">
            <text:p>4144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59]=[.C105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beause.mtx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41063" calcext:value-type="float">
            <text:p>4106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60]=[.C106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ps98_1142.mtx</text:p>
          </table:table-cell>
          <table:table-cell table:number-columns-repeated="2" office:value-type="float" office:value="9735" calcext:value-type="float">
            <text:p>9735</text:p>
          </table:table-cell>
          <table:table-cell office:value-type="float" office:value="40983" calcext:value-type="float">
            <text:p>4098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61]=[.C106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poly.mtx</text:p>
          </table:table-cell>
          <table:table-cell table:number-columns-repeated="2" office:value-type="float" office:value="10774" calcext:value-type="float">
            <text:p>10774</text:p>
          </table:table-cell>
          <table:table-cell office:value-type="float" office:value="40808" calcext:value-type="float">
            <text:p>4080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062]=[.C106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27.mtx</text:p>
          </table:table-cell>
          <table:table-cell table:number-columns-repeated="2" office:value-type="float" office:value="974" calcext:value-type="float">
            <text:p>974</text:p>
          </table:table-cell>
          <table:table-cell office:value-type="float" office:value="40782" calcext:value-type="float">
            <text:p>407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63]=[.C106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cvxqp1.mtx</text:p>
          </table:table-cell>
          <table:table-cell table:number-columns-repeated="2" office:value-type="float" office:value="12111" calcext:value-type="float">
            <text:p>12111</text:p>
          </table:table-cell>
          <table:table-cell office:value-type="float" office:value="40537" calcext:value-type="float">
            <text:p>4053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64]=[.C106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g2dc.mtx</text:p>
          </table:table-cell>
          <table:table-cell table:number-columns-repeated="2" office:value-type="float" office:value="30200" calcext:value-type="float">
            <text:p>302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065]=[.C106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weybq.mtx</text:p>
          </table:table-cell>
          <table:table-cell table:number-columns-repeated="2" office:value-type="float" office:value="10001" calcext:value-type="float">
            <text:p>10001</text:p>
          </table:table-cell>
          <table:table-cell office:value-type="float" office:value="39996" calcext:value-type="float">
            <text:p>399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66]=[.C106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13.mtx</text:p>
          </table:table-cell>
          <table:table-cell table:number-columns-repeated="2" office:value-type="float" office:value="2568" calcext:value-type="float">
            <text:p>2568</text:p>
          </table:table-cell>
          <table:table-cell office:value-type="float" office:value="39098" calcext:value-type="float">
            <text:p>3909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67]=[.C106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n99jac020sc.mtx</text:p>
          </table:table-cell>
          <table:table-cell table:number-columns-repeated="2" office:value-type="float" office:value="6774" calcext:value-type="float">
            <text:p>6774</text:p>
          </table:table-cell>
          <table:table-cell office:value-type="float" office:value="38692" calcext:value-type="float">
            <text:p>386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68]=[.C106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n99jac020.mtx</text:p>
          </table:table-cell>
          <table:table-cell table:number-columns-repeated="2" office:value-type="float" office:value="6774" calcext:value-type="float">
            <text:p>6774</text:p>
          </table:table-cell>
          <table:table-cell office:value-type="float" office:value="38692" calcext:value-type="float">
            <text:p>386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69]=[.C106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wmeter0.mtx</text:p>
          </table:table-cell>
          <table:table-cell table:number-columns-repeated="2" office:value-type="float" office:value="9669" calcext:value-type="float">
            <text:p>9669</text:p>
          </table:table-cell>
          <table:table-cell office:value-type="float" office:value="38530" calcext:value-type="float">
            <text:p>3853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70]=[.C107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g2d.mtx</text:p>
          </table:table-cell>
          <table:table-cell table:number-columns-repeated="2" office:value-type="float" office:value="29008" calcext:value-type="float">
            <text:p>29008</text:p>
          </table:table-cell>
          <table:table-cell office:value-type="float" office:value="38416" calcext:value-type="float">
            <text:p>384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071]=[.C107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s4098.mtx</text:p>
          </table:table-cell>
          <table:table-cell table:number-columns-repeated="2" office:value-type="float" office:value="4098" calcext:value-type="float">
            <text:p>4098</text:p>
          </table:table-cell>
          <table:table-cell office:value-type="float" office:value="38227" calcext:value-type="float">
            <text:p>3822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72]=[.C107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i3.mtx</text:p>
          </table:table-cell>
          <table:table-cell table:number-columns-repeated="2" office:value-type="float" office:value="16955" calcext:value-type="float">
            <text:p>16955</text:p>
          </table:table-cell>
          <table:table-cell office:value-type="float" office:value="37849" calcext:value-type="float">
            <text:p>3784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73]=[.C107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hr02.mtx</text:p>
          </table:table-cell>
          <table:table-cell table:number-columns-repeated="2" office:value-type="float" office:value="2954" calcext:value-type="float">
            <text:p>2954</text:p>
          </table:table-cell>
          <table:table-cell office:value-type="float" office:value="37206" calcext:value-type="float">
            <text:p>3720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74]=[.C107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sa2146.mtx</text:p>
          </table:table-cell>
          <table:table-cell table:number-columns-repeated="2" office:value-type="float" office:value="2146" calcext:value-type="float">
            <text:p>2146</text:p>
          </table:table-cell>
          <table:table-cell office:value-type="float" office:value="37198" calcext:value-type="float">
            <text:p>3719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75]=[.C107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byshev3.mtx</text:p>
          </table:table-cell>
          <table:table-cell table:number-columns-repeated="2" office:value-type="float" office:value="4101" calcext:value-type="float">
            <text:p>4101</text:p>
          </table:table-cell>
          <table:table-cell office:value-type="float" office:value="36879" calcext:value-type="float">
            <text:p>3687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76]=[.C107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36.mtx</text:p>
          </table:table-cell>
          <table:table-cell table:number-columns-repeated="2" office:value-type="float" office:value="7479" calcext:value-type="float">
            <text:p>7479</text:p>
          </table:table-cell>
          <table:table-cell office:value-type="float" office:value="36710" calcext:value-type="float">
            <text:p>3671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77]=[.C107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caida_G_114.mtx</text:p>
          </table:table-cell>
          <table:table-cell table:number-columns-repeated="2" office:value-type="float" office:value="31379" calcext:value-type="float">
            <text:p>31379</text:p>
          </table:table-cell>
          <table:table-cell office:value-type="float" office:value="36406" calcext:value-type="float">
            <text:p>3640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078]=[.C107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rcuit_1.mtx</text:p>
          </table:table-cell>
          <table:table-cell table:number-columns-repeated="2" office:value-type="float" office:value="2624" calcext:value-type="float">
            <text:p>2624</text:p>
          </table:table-cell>
          <table:table-cell office:value-type="float" office:value="35823" calcext:value-type="float">
            <text:p>3582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79]=[.C107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30.mtx</text:p>
          </table:table-cell>
          <table:table-cell table:number-columns-repeated="2" office:value-type="float" office:value="5321" calcext:value-type="float">
            <text:p>5321</text:p>
          </table:table-cell>
          <table:table-cell office:value-type="float" office:value="35507" calcext:value-type="float">
            <text:p>3550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80]=[.C108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34.mtx</text:p>
          </table:table-cell>
          <table:table-cell table:number-columns-repeated="2" office:value-type="float" office:value="6611" calcext:value-type="float">
            <text:p>6611</text:p>
          </table:table-cell>
          <table:table-cell office:value-type="float" office:value="35472" calcext:value-type="float">
            <text:p>3547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81]=[.C108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14.mtx</text:p>
          </table:table-cell>
          <table:table-cell table:number-columns-repeated="2" office:value-type="float" office:value="3251" calcext:value-type="float">
            <text:p>3251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82]=[.C108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g3d.mtx</text:p>
          </table:table-cell>
          <table:table-cell table:number-columns-repeated="2" office:value-type="float" office:value="24300" calcext:value-type="float">
            <text:p>24300</text:p>
          </table:table-cell>
          <table:table-cell office:value-type="float" office:value="34992" calcext:value-type="float">
            <text:p>349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083]=[.C108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toc.mtx</text:p>
          </table:table-cell>
          <table:table-cell table:number-columns-repeated="2" office:value-type="float" office:value="24993" calcext:value-type="float">
            <text:p>24993</text:p>
          </table:table-cell>
          <table:table-cell office:value-type="float" office:value="34986" calcext:value-type="float">
            <text:p>3498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84]=[.C108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l1.mtx</text:p>
          </table:table-cell>
          <table:table-cell table:number-columns-repeated="2" office:value-type="float" office:value="7055" calcext:value-type="float">
            <text:p>7055</text:p>
          </table:table-cell>
          <table:table-cell office:value-type="float" office:value="34855" calcext:value-type="float">
            <text:p>3485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85]=[.C108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l2.mtx</text:p>
          </table:table-cell>
          <table:table-cell table:number-columns-repeated="2" office:value-type="float" office:value="7055" calcext:value-type="float">
            <text:p>7055</text:p>
          </table:table-cell>
          <table:table-cell office:value-type="float" office:value="34855" calcext:value-type="float">
            <text:p>3485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86]=[.C108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ps98_606.mtx</text:p>
          </table:table-cell>
          <table:table-cell table:number-columns-repeated="2" office:value-type="float" office:value="7135" calcext:value-type="float">
            <text:p>7135</text:p>
          </table:table-cell>
          <table:table-cell office:value-type="float" office:value="34738" calcext:value-type="float">
            <text:p>3473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87]=[.C108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35.mtx</text:p>
          </table:table-cell>
          <table:table-cell table:number-columns-repeated="2" office:value-type="float" office:value="6537" calcext:value-type="float">
            <text:p>6537</text:p>
          </table:table-cell>
          <table:table-cell office:value-type="float" office:value="34714" calcext:value-type="float">
            <text:p>3471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88]=[.C108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t100.mtx</text:p>
          </table:table-cell>
          <table:table-cell table:number-columns-repeated="2" office:value-type="float" office:value="10262" calcext:value-type="float">
            <text:p>10262</text:p>
          </table:table-cell>
          <table:table-cell office:value-type="float" office:value="34094" calcext:value-type="float">
            <text:p>3409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89]=[.C108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mat11.mtx</text:p>
          </table:table-cell>
          <table:table-cell table:number-columns-repeated="2" office:value-type="float" office:value="4929" calcext:value-type="float">
            <text:p>4929</text:p>
          </table:table-cell>
          <table:table-cell office:value-type="float" office:value="33185" calcext:value-type="float">
            <text:p>331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90]=[.C109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mat12.mtx</text:p>
          </table:table-cell>
          <table:table-cell table:number-columns-repeated="2" office:value-type="float" office:value="4929" calcext:value-type="float">
            <text:p>4929</text:p>
          </table:table-cell>
          <table:table-cell office:value-type="float" office:value="33111" calcext:value-type="float">
            <text:p>3311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91]=[.C109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i_large.mtx</text:p>
          </table:table-cell>
          <table:table-cell table:number-columns-repeated="2" office:value-type="float" office:value="15575" calcext:value-type="float">
            <text:p>15575</text:p>
          </table:table-cell>
          <table:table-cell office:value-type="float" office:value="33074" calcext:value-type="float">
            <text:p>3307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92]=[.C109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07.mtx</text:p>
          </table:table-cell>
          <table:table-cell table:number-columns-repeated="2" office:value-type="float" office:value="1182" calcext:value-type="float">
            <text:p>1182</text:p>
          </table:table-cell>
          <table:table-cell office:value-type="float" office:value="32747" calcext:value-type="float">
            <text:p>3274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93]=[.C109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09.mtx</text:p>
          </table:table-cell>
          <table:table-cell table:number-columns-repeated="2" office:value-type="float" office:value="1182" calcext:value-type="float">
            <text:p>1182</text:p>
          </table:table-cell>
          <table:table-cell office:value-type="float" office:value="32747" calcext:value-type="float">
            <text:p>3274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94]=[.C109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06.mtx</text:p>
          </table:table-cell>
          <table:table-cell table:number-columns-repeated="2" office:value-type="float" office:value="1182" calcext:value-type="float">
            <text:p>1182</text:p>
          </table:table-cell>
          <table:table-cell office:value-type="float" office:value="32747" calcext:value-type="float">
            <text:p>3274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95]=[.C109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08.mtx</text:p>
          </table:table-cell>
          <table:table-cell table:number-columns-repeated="2" office:value-type="float" office:value="1182" calcext:value-type="float">
            <text:p>1182</text:p>
          </table:table-cell>
          <table:table-cell office:value-type="float" office:value="32747" calcext:value-type="float">
            <text:p>3274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96]=[.C109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05.mtx</text:p>
          </table:table-cell>
          <table:table-cell table:number-columns-repeated="2" office:value-type="float" office:value="1182" calcext:value-type="float">
            <text:p>1182</text:p>
          </table:table-cell>
          <table:table-cell office:value-type="float" office:value="32747" calcext:value-type="float">
            <text:p>3274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97]=[.C109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03.mtx</text:p>
          </table:table-cell>
          <table:table-cell table:number-columns-repeated="2" office:value-type="float" office:value="7602" calcext:value-type="float">
            <text:p>7602</text:p>
          </table:table-cell>
          <table:table-cell office:value-type="float" office:value="32653" calcext:value-type="float">
            <text:p>326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098]=[.C109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14.mtx</text:p>
          </table:table-cell>
          <table:table-cell table:number-columns-repeated="2" office:value-type="float" office:value="1806" calcext:value-type="float">
            <text:p>1806</text:p>
          </table:table-cell>
          <table:table-cell office:value-type="float" office:value="32630" calcext:value-type="float">
            <text:p>3263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099]=[.C109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cvxqp9.mtx</text:p>
          </table:table-cell>
          <table:table-cell table:number-columns-repeated="2" office:value-type="float" office:value="16554" calcext:value-type="float">
            <text:p>16554</text:p>
          </table:table-cell>
          <table:table-cell office:value-type="float" office:value="31547" calcext:value-type="float">
            <text:p>3154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00]=[.C110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33.mtx</text:p>
          </table:table-cell>
          <table:table-cell table:number-columns-repeated="2" office:value-type="float" office:value="6317" calcext:value-type="float">
            <text:p>6317</text:p>
          </table:table-cell>
          <table:table-cell office:value-type="float" office:value="31220" calcext:value-type="float">
            <text:p>3122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01]=[.C110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32.mtx</text:p>
          </table:table-cell>
          <table:table-cell table:number-columns-repeated="2" office:value-type="float" office:value="5975" calcext:value-type="float">
            <text:p>5975</text:p>
          </table:table-cell>
          <table:table-cell office:value-type="float" office:value="30223" calcext:value-type="float">
            <text:p>3022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02]=[.C110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pband.mtx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03]=[.C110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10hs.mtx</text:p>
          </table:table-cell>
          <table:table-cell table:number-columns-repeated="2" office:value-type="float" office:value="2548" calcext:value-type="float">
            <text:p>2548</text:p>
          </table:table-cell>
          <table:table-cell office:value-type="float" office:value="29928" calcext:value-type="float">
            <text:p>2992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04]=[.C110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b5000.mtx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9600" calcext:value-type="float">
            <text:p>296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05]=[.C110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59.mtx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9570" calcext:value-type="float">
            <text:p>2957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106]=[.C110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mography.mtx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8726" calcext:value-type="float">
            <text:p>287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07]=[.C110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27.mtx</text:p>
          </table:table-cell>
          <table:table-cell table:number-columns-repeated="2" office:value-type="float" office:value="1224" calcext:value-type="float">
            <text:p>1224</text:p>
          </table:table-cell>
          <table:table-cell office:value-type="float" office:value="28675" calcext:value-type="float">
            <text:p>2867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08]=[.C110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27.mtx</text:p>
          </table:table-cell>
          <table:table-cell table:number-columns-repeated="2" office:value-type="float" office:value="1224" calcext:value-type="float">
            <text:p>1224</text:p>
          </table:table-cell>
          <table:table-cell office:value-type="float" office:value="28675" calcext:value-type="float">
            <text:p>2867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09]=[.C110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10.mtx</text:p>
          </table:table-cell>
          <table:table-cell table:number-columns-repeated="2" office:value-type="float" office:value="2410" calcext:value-type="float">
            <text:p>2410</text:p>
          </table:table-cell>
          <table:table-cell office:value-type="float" office:value="28625" calcext:value-type="float">
            <text:p>286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10]=[.C111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d12.mtx</text:p>
          </table:table-cell>
          <table:table-cell table:number-columns-repeated="2" office:value-type="float" office:value="7500" calcext:value-type="float">
            <text:p>7500</text:p>
          </table:table-cell>
          <table:table-cell office:value-type="float" office:value="28462" calcext:value-type="float">
            <text:p>2846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11]=[.C111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ma2.mtx</text:p>
          </table:table-cell>
          <table:table-cell table:number-columns-repeated="2" office:value-type="float" office:value="12992" calcext:value-type="float">
            <text:p>12992</text:p>
          </table:table-cell>
          <table:table-cell office:value-type="float" office:value="28440" calcext:value-type="float">
            <text:p>2844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12]=[.C111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yer05.mtx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27836" calcext:value-type="float">
            <text:p>2783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13]=[.C111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yer07.mtx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27836" calcext:value-type="float">
            <text:p>2783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14]=[.C111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yer08.mtx</text:p>
          </table:table-cell>
          <table:table-cell table:number-columns-repeated="2" office:value-type="float" office:value="3008" calcext:value-type="float">
            <text:p>3008</text:p>
          </table:table-cell>
          <table:table-cell office:value-type="float" office:value="27576" calcext:value-type="float">
            <text:p>275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15]=[.C111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yer06.mtx</text:p>
          </table:table-cell>
          <table:table-cell table:number-columns-repeated="2" office:value-type="float" office:value="3008" calcext:value-type="float">
            <text:p>3008</text:p>
          </table:table-cell>
          <table:table-cell office:value-type="float" office:value="27576" calcext:value-type="float">
            <text:p>275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16]=[.C111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3.mtx</text:p>
          </table:table-cell>
          <table:table-cell table:number-columns-repeated="2" office:value-type="float" office:value="1821" calcext:value-type="float">
            <text:p>1821</text:p>
          </table:table-cell>
          <table:table-cell office:value-type="float" office:value="27253" calcext:value-type="float">
            <text:p>272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17]=[.C111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25.mtx</text:p>
          </table:table-cell>
          <table:table-cell table:number-columns-repeated="2" office:value-type="float" office:value="3797" calcext:value-type="float">
            <text:p>3797</text:p>
          </table:table-cell>
          <table:table-cell office:value-type="float" office:value="26716" calcext:value-type="float">
            <text:p>267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18]=[.C111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4.mtx</text:p>
          </table:table-cell>
          <table:table-cell table:number-columns-repeated="2" office:value-type="float" office:value="5860" calcext:value-type="float">
            <text:p>5860</text:p>
          </table:table-cell>
          <table:table-cell office:value-type="float" office:value="26324" calcext:value-type="float">
            <text:p>2632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19]=[.C111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z2548.mtx</text:p>
          </table:table-cell>
          <table:table-cell table:number-columns-repeated="2" office:value-type="float" office:value="2548" calcext:value-type="float">
            <text:p>2548</text:p>
          </table:table-cell>
          <table:table-cell office:value-type="float" office:value="25674" calcext:value-type="float">
            <text:p>2567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20]=[.C112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qsa.mtx</text:p>
          </table:table-cell>
          <table:table-cell table:number-columns-repeated="2" office:value-type="float" office:value="7245" calcext:value-type="float">
            <text:p>7245</text:p>
          </table:table-cell>
          <table:table-cell office:value-type="float" office:value="25633" calcext:value-type="float">
            <text:p>2563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21]=[.C112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ns_3937.mtx</text:p>
          </table:table-cell>
          <table:table-cell table:number-columns-repeated="2" office:value-type="float" office:value="3937" calcext:value-type="float">
            <text:p>3937</text:p>
          </table:table-cell>
          <table:table-cell office:value-type="float" office:value="25407" calcext:value-type="float">
            <text:p>2540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22]=[.C112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nsp3937.mtx</text:p>
          </table:table-cell>
          <table:table-cell table:number-columns-repeated="2" office:value-type="float" office:value="3937" calcext:value-type="float">
            <text:p>3937</text:p>
          </table:table-cell>
          <table:table-cell office:value-type="float" office:value="25407" calcext:value-type="float">
            <text:p>2540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23]=[.C112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rmanACa.mtx</text:p>
          </table:table-cell>
          <table:table-cell table:number-columns-repeated="2" office:value-type="float" office:value="3432" calcext:value-type="float">
            <text:p>3432</text:p>
          </table:table-cell>
          <table:table-cell office:value-type="float" office:value="25220" calcext:value-type="float">
            <text:p>2522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24]=[.C112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25.mtx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24612" calcext:value-type="float">
            <text:p>2461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25]=[.C112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emdar.mtx</text:p>
          </table:table-cell>
          <table:table-cell table:number-columns-repeated="2" office:value-type="float" office:value="6245" calcext:value-type="float">
            <text:p>6245</text:p>
          </table:table-cell>
          <table:table-cell office:value-type="float" office:value="24413" calcext:value-type="float">
            <text:p>2441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126]=[.C112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29.mtx</text:p>
          </table:table-cell>
          <table:table-cell table:number-columns-repeated="2" office:value-type="float" office:value="5033" calcext:value-type="float">
            <text:p>5033</text:p>
          </table:table-cell>
          <table:table-cell office:value-type="float" office:value="24382" calcext:value-type="float">
            <text:p>243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27]=[.C112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cfe.mtx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float" office:value="24382" calcext:value-type="float">
            <text:p>243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28]=[.C112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GPgiantcompo.mtx</text:p>
          </table:table-cell>
          <table:table-cell table:number-columns-repeated="2" office:value-type="float" office:value="10680" calcext:value-type="float">
            <text:p>10680</text:p>
          </table:table-cell>
          <table:table-cell office:value-type="float" office:value="24316" calcext:value-type="float">
            <text:p>243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129]=[.C112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23.mtx</text:p>
          </table:table-cell>
          <table:table-cell table:number-columns-repeated="2" office:value-type="float" office:value="3134" calcext:value-type="float">
            <text:p>3134</text:p>
          </table:table-cell>
          <table:table-cell office:value-type="float" office:value="24156" calcext:value-type="float">
            <text:p>2415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30]=[.C113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32.mtx</text:p>
          </table:table-cell>
          <table:table-cell table:number-columns-repeated="2" office:value-type="float" office:value="4960" calcext:value-type="float">
            <text:p>4960</text:p>
          </table:table-cell>
          <table:table-cell office:value-type="float" office:value="23884" calcext:value-type="float">
            <text:p>2388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31]=[.C113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c01440.mtx</text:p>
          </table:table-cell>
          <table:table-cell table:number-columns-repeated="2" office:value-type="float" office:value="1440" calcext:value-type="float">
            <text:p>1440</text:p>
          </table:table-cell>
          <table:table-cell office:value-type="float" office:value="23855" calcext:value-type="float">
            <text:p>2385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32]=[.C113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29.mtx</text:p>
          </table:table-cell>
          <table:table-cell table:number-columns-repeated="2" office:value-type="float" office:value="2870" calcext:value-type="float">
            <text:p>2870</text:p>
          </table:table-cell>
          <table:table-cell office:value-type="float" office:value="23754" calcext:value-type="float">
            <text:p>2375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33]=[.C113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752" calcext:value-type="float">
            <text:p>237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34]=[.C113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752" calcext:value-type="float">
            <text:p>237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35]=[.C113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16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567" calcext:value-type="float">
            <text:p>2356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36]=[.C113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11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563" calcext:value-type="float">
            <text:p>2356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37]=[.C113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38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563" calcext:value-type="float">
            <text:p>2356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38]=[.C113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61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557" calcext:value-type="float">
            <text:p>235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39]=[.C113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68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557" calcext:value-type="float">
            <text:p>235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40]=[.C114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32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556" calcext:value-type="float">
            <text:p>2355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41]=[.C114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57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555" calcext:value-type="float">
            <text:p>2355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42]=[.C114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72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553" calcext:value-type="float">
            <text:p>235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43]=[.C114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54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543" calcext:value-type="float">
            <text:p>2354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44]=[.C114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22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542" calcext:value-type="float">
            <text:p>2354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45]=[.C114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65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542" calcext:value-type="float">
            <text:p>2354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46]=[.C114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35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541" calcext:value-type="float">
            <text:p>2354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47]=[.C114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29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541" calcext:value-type="float">
            <text:p>2354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48]=[.C114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76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541" calcext:value-type="float">
            <text:p>2354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49]=[.C114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51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540" calcext:value-type="float">
            <text:p>2354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50]=[.C115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25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539" calcext:value-type="float">
            <text:p>2353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51]=[.C115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19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530" calcext:value-type="float">
            <text:p>2353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52]=[.C115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45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526" calcext:value-type="float">
            <text:p>235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53]=[.C115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42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523" calcext:value-type="float">
            <text:p>2352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54]=[.C115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48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517" calcext:value-type="float">
            <text:p>2351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55]=[.C115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rman2.mtx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23094" calcext:value-type="float">
            <text:p>2309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56]=[.C115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10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036" calcext:value-type="float">
            <text:p>2303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57]=[.C115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08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010" calcext:value-type="float">
            <text:p>2301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58]=[.C115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09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59]=[.C115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04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2997" calcext:value-type="float">
            <text:p>2299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60]=[.C116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03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2996" calcext:value-type="float">
            <text:p>229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61]=[.C116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06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2983" calcext:value-type="float">
            <text:p>2298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62]=[.C116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07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2915" calcext:value-type="float">
            <text:p>2291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63]=[.C116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05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2904" calcext:value-type="float">
            <text:p>2290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64]=[.C116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22.mtx</text:p>
          </table:table-cell>
          <table:table-cell table:number-columns-repeated="2" office:value-type="float" office:value="839" calcext:value-type="float">
            <text:p>839</text:p>
          </table:table-cell>
          <table:table-cell office:value-type="float" office:value="22715" calcext:value-type="float">
            <text:p>2271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65]=[.C116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02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2618" calcext:value-type="float">
            <text:p>2261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66]=[.C116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01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22592" calcext:value-type="float">
            <text:p>225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67]=[.C116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mrle2.mtx</text:p>
          </table:table-cell>
          <table:table-cell table:number-columns-repeated="2" office:value-type="float" office:value="5952" calcext:value-type="float">
            <text:p>5952</text:p>
          </table:table-cell>
          <table:table-cell office:value-type="float" office:value="22162" calcext:value-type="float">
            <text:p>2216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68]=[.C116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fethen_2000.mt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21953" calcext:value-type="float">
            <text:p>219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169]=[.C116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m1700b.mtx</text:p>
          </table:table-cell>
          <table:table-cell table:number-columns-repeated="2" office:value-type="float" office:value="1700" calcext:value-type="float">
            <text:p>1700</text:p>
          </table:table-cell>
          <table:table-cell office:value-type="float" office:value="21509" calcext:value-type="float">
            <text:p>2150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70]=[.C117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yer09.mtx</text:p>
          </table:table-cell>
          <table:table-cell table:number-columns-repeated="2" office:value-type="float" office:value="3083" calcext:value-type="float">
            <text:p>3083</text:p>
          </table:table-cell>
          <table:table-cell office:value-type="float" office:value="21216" calcext:value-type="float">
            <text:p>212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71]=[.C117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rcuit_2.mtx</text:p>
          </table:table-cell>
          <table:table-cell table:number-columns-repeated="2" office:value-type="float" office:value="4510" calcext:value-type="float">
            <text:p>4510</text:p>
          </table:table-cell>
          <table:table-cell office:value-type="float" office:value="21199" calcext:value-type="float">
            <text:p>2119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72]=[.C117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al_a.mtx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20861" calcext:value-type="float">
            <text:p>2086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73]=[.C117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al_bci.mtx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20861" calcext:value-type="float">
            <text:p>2086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74]=[.C117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al.mtx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20861" calcext:value-type="float">
            <text:p>2086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75]=[.C117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ang2.mtx</text:p>
          </table:table-cell>
          <table:table-cell table:number-columns-repeated="2" office:value-type="float" office:value="3169" calcext:value-type="float">
            <text:p>3169</text:p>
          </table:table-cell>
          <table:table-cell office:value-type="float" office:value="20841" calcext:value-type="float">
            <text:p>2084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76]=[.C117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ang1.mtx</text:p>
          </table:table-cell>
          <table:table-cell table:number-columns-repeated="2" office:value-type="float" office:value="3169" calcext:value-type="float">
            <text:p>3169</text:p>
          </table:table-cell>
          <table:table-cell office:value-type="float" office:value="20841" calcext:value-type="float">
            <text:p>2084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77]=[.C117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rman5.mtx</text:p>
          </table:table-cell>
          <table:table-cell table:number-columns-repeated="2" office:value-type="float" office:value="3312" calcext:value-type="float">
            <text:p>3312</text:p>
          </table:table-cell>
          <table:table-cell office:value-type="float" office:value="20793" calcext:value-type="float">
            <text:p>2079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78]=[.C117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sa1824.mtx</text:p>
          </table:table-cell>
          <table:table-cell table:number-columns-repeated="2" office:value-type="float" office:value="1824" calcext:value-type="float">
            <text:p>1824</text:p>
          </table:table-cell>
          <table:table-cell office:value-type="float" office:value="20516" calcext:value-type="float">
            <text:p>205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79]=[.C117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3dl_E.mtx</text:p>
          </table:table-cell>
          <table:table-cell table:number-columns-repeated="3" office:value-type="float" office:value="20360" calcext:value-type="float">
            <text:p>2036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80]=[.C118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3dl_e.mtx</text:p>
          </table:table-cell>
          <table:table-cell table:number-columns-repeated="3" office:value-type="float" office:value="20360" calcext:value-type="float">
            <text:p>2036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81]=[.C118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l_5177_E.mtx</text:p>
          </table:table-cell>
          <table:table-cell table:number-columns-repeated="2" office:value-type="float" office:value="5177" calcext:value-type="float">
            <text:p>5177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82]=[.C118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w5151.mtx</text:p>
          </table:table-cell>
          <table:table-cell table:number-columns-repeated="2" office:value-type="float" office:value="5151" calcext:value-type="float">
            <text:p>5151</text:p>
          </table:table-cell>
          <table:table-cell office:value-type="float" office:value="20199" calcext:value-type="float">
            <text:p>2019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83]=[.C118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l_5177.mtx</text:p>
          </table:table-cell>
          <table:table-cell table:number-columns-repeated="2" office:value-type="float" office:value="5177" calcext:value-type="float">
            <text:p>5177</text:p>
          </table:table-cell>
          <table:table-cell office:value-type="float" office:value="20181" calcext:value-type="float">
            <text:p>201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84]=[.C118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pcool0_E.mtx</text:p>
          </table:table-cell>
          <table:table-cell table:number-columns-repeated="3" office:value-type="float" office:value="20082" calcext:value-type="float">
            <text:p>200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85]=[.C118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pcool1_E.mtx</text:p>
          </table:table-cell>
          <table:table-cell table:number-columns-repeated="3" office:value-type="float" office:value="20082" calcext:value-type="float">
            <text:p>200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86]=[.C118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yy41.mtx</text:p>
          </table:table-cell>
          <table:table-cell table:number-columns-repeated="2" office:value-type="float" office:value="4720" calcext:value-type="float">
            <text:p>4720</text:p>
          </table:table-cell>
          <table:table-cell office:value-type="float" office:value="20042" calcext:value-type="float">
            <text:p>2004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87]=[.C118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rman3.mtx</text:p>
          </table:table-cell>
          <table:table-cell table:number-columns-repeated="2" office:value-type="float" office:value="5005" calcext:value-type="float">
            <text:p>5005</text:p>
          </table:table-cell>
          <table:table-cell office:value-type="float" office:value="20033" calcext:value-type="float">
            <text:p>2003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88]=[.C118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7.mtx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189]=[.C118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m5000.mtx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9996" calcext:value-type="float">
            <text:p>199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90]=[.C119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9.mt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9990" calcext:value-type="float">
            <text:p>1999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191]=[.C119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8.mt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9990" calcext:value-type="float">
            <text:p>1999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192]=[.C119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7.mt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9990" calcext:value-type="float">
            <text:p>1999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193]=[.C119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30.mt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9990" calcext:value-type="float">
            <text:p>1999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194]=[.C119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31.mt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9990" calcext:value-type="float">
            <text:p>1999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195]=[.C119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24.mtx</text:p>
          </table:table-cell>
          <table:table-cell table:number-columns-repeated="2" office:value-type="float" office:value="4119" calcext:value-type="float">
            <text:p>4119</text:p>
          </table:table-cell>
          <table:table-cell office:value-type="float" office:value="19909" calcext:value-type="float">
            <text:p>1990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196]=[.C119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jac010sc.mtx</text:p>
          </table:table-cell>
          <table:table-cell table:number-columns-repeated="2" office:value-type="float" office:value="2880" calcext:value-type="float">
            <text:p>2880</text:p>
          </table:table-cell>
          <table:table-cell office:value-type="float" office:value="19635" calcext:value-type="float">
            <text:p>1963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97]=[.C119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jac010.mtx</text:p>
          </table:table-cell>
          <table:table-cell table:number-columns-repeated="2" office:value-type="float" office:value="2880" calcext:value-type="float">
            <text:p>2880</text:p>
          </table:table-cell>
          <table:table-cell office:value-type="float" office:value="19635" calcext:value-type="float">
            <text:p>1963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98]=[.C119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66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10" calcext:value-type="float">
            <text:p>1951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199]=[.C119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73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10" calcext:value-type="float">
            <text:p>1951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00]=[.C120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43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10" calcext:value-type="float">
            <text:p>1951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01]=[.C120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26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10" calcext:value-type="float">
            <text:p>1951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02]=[.C120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30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10" calcext:value-type="float">
            <text:p>1951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03]=[.C120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31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06" calcext:value-type="float">
            <text:p>1950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04]=[.C120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46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03" calcext:value-type="float">
            <text:p>195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05]=[.C120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69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03" calcext:value-type="float">
            <text:p>195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06]=[.C120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36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03" calcext:value-type="float">
            <text:p>195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07]=[.C120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33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03" calcext:value-type="float">
            <text:p>195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08]=[.C120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14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03" calcext:value-type="float">
            <text:p>195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09]=[.C120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39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03" calcext:value-type="float">
            <text:p>195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10]=[.C121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23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03" calcext:value-type="float">
            <text:p>195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11]=[.C121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15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03" calcext:value-type="float">
            <text:p>195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12]=[.C121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20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03" calcext:value-type="float">
            <text:p>195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13]=[.C121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58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03" calcext:value-type="float">
            <text:p>195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14]=[.C121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17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03" calcext:value-type="float">
            <text:p>195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15]=[.C121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52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03" calcext:value-type="float">
            <text:p>195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16]=[.C121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12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03" calcext:value-type="float">
            <text:p>195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17]=[.C121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55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03" calcext:value-type="float">
            <text:p>195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18]=[.C121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49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03" calcext:value-type="float">
            <text:p>195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19]=[.C121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13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03" calcext:value-type="float">
            <text:p>195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20]=[.C122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62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03" calcext:value-type="float">
            <text:p>195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21]=[.C122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67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502" calcext:value-type="float">
            <text:p>1950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22]=[.C122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59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497" calcext:value-type="float">
            <text:p>1949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23]=[.C122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56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495" calcext:value-type="float">
            <text:p>1949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24]=[.C122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37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495" calcext:value-type="float">
            <text:p>1949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25]=[.C122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74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494" calcext:value-type="float">
            <text:p>1949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26]=[.C122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50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494" calcext:value-type="float">
            <text:p>1949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27]=[.C122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70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492" calcext:value-type="float">
            <text:p>194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28]=[.C122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63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491" calcext:value-type="float">
            <text:p>1949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29]=[.C122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40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491" calcext:value-type="float">
            <text:p>1949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30]=[.C123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71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488" calcext:value-type="float">
            <text:p>1948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31]=[.C123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24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486" calcext:value-type="float">
            <text:p>1948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32]=[.C123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60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486" calcext:value-type="float">
            <text:p>1948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33]=[.C123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34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485" calcext:value-type="float">
            <text:p>194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34]=[.C123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27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485" calcext:value-type="float">
            <text:p>194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35]=[.C123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21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484" calcext:value-type="float">
            <text:p>1948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36]=[.C123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44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480" calcext:value-type="float">
            <text:p>1948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37]=[.C123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53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479" calcext:value-type="float">
            <text:p>1947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38]=[.C123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18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479" calcext:value-type="float">
            <text:p>1947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39]=[.C123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64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478" calcext:value-type="float">
            <text:p>1947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40]=[.C124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28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477" calcext:value-type="float">
            <text:p>1947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41]=[.C124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47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473" calcext:value-type="float">
            <text:p>1947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42]=[.C124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41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468" calcext:value-type="float">
            <text:p>1946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43]=[.C124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dr1c_A_75.mtx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9468" calcext:value-type="float">
            <text:p>1946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44]=[.C124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ter1.mtx</text:p>
          </table:table-cell>
          <table:table-cell table:number-columns-repeated="2" office:value-type="float" office:value="1348" calcext:value-type="float">
            <text:p>1348</text:p>
          </table:table-cell>
          <table:table-cell office:value-type="float" office:value="19457" calcext:value-type="float">
            <text:p>194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45]=[.C124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26.mtx</text:p>
          </table:table-cell>
          <table:table-cell table:number-columns-repeated="2" office:value-type="float" office:value="4307" calcext:value-type="float">
            <text:p>4307</text:p>
          </table:table-cell>
          <table:table-cell office:value-type="float" office:value="19422" calcext:value-type="float">
            <text:p>1942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46]=[.C124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CUS_shell_md_E.mtx</text:p>
          </table:table-cell>
          <table:table-cell table:number-columns-repeated="2" office:value-type="float" office:value="23412" calcext:value-type="float">
            <text:p>23412</text:p>
          </table:table-cell>
          <table:table-cell office:value-type="float" office:value="19216" calcext:value-type="float">
            <text:p>192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47]=[.C124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CUS_shell_ld_E.mtx</text:p>
          </table:table-cell>
          <table:table-cell table:number-columns-repeated="2" office:value-type="float" office:value="23412" calcext:value-type="float">
            <text:p>23412</text:p>
          </table:table-cell>
          <table:table-cell office:value-type="float" office:value="19216" calcext:value-type="float">
            <text:p>192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48]=[.C124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ACUS_shell_hd_E.mtx</text:p>
          </table:table-cell>
          <table:table-cell table:number-columns-repeated="2" office:value-type="float" office:value="23412" calcext:value-type="float">
            <text:p>23412</text:p>
          </table:table-cell>
          <table:table-cell office:value-type="float" office:value="19216" calcext:value-type="float">
            <text:p>192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49]=[.C124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9.mtx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9176" calcext:value-type="float">
            <text:p>191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250]=[.C125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8.mtx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9176" calcext:value-type="float">
            <text:p>191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251]=[.C125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.mtx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9176" calcext:value-type="float">
            <text:p>191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252]=[.C125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0.mtx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9176" calcext:value-type="float">
            <text:p>191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253]=[.C125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.mtx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9176" calcext:value-type="float">
            <text:p>191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254]=[.C125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21.mtx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19144" calcext:value-type="float">
            <text:p>191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55]=[.C125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ng1.mtx</text:p>
          </table:table-cell>
          <table:table-cell table:number-columns-repeated="2" office:value-type="float" office:value="2903" calcext:value-type="float">
            <text:p>2903</text:p>
          </table:table-cell>
          <table:table-cell office:value-type="float" office:value="19093" calcext:value-type="float">
            <text:p>1909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56]=[.C125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ng2.mtx</text:p>
          </table:table-cell>
          <table:table-cell table:number-columns-repeated="2" office:value-type="float" office:value="2903" calcext:value-type="float">
            <text:p>2903</text:p>
          </table:table-cell>
          <table:table-cell office:value-type="float" office:value="19093" calcext:value-type="float">
            <text:p>1909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57]=[.C125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blogs.mtx</text:p>
          </table:table-cell>
          <table:table-cell table:number-columns-repeated="2" office:value-type="float" office:value="1490" calcext:value-type="float">
            <text:p>1490</text:p>
          </table:table-cell>
          <table:table-cell office:value-type="float" office:value="19025" calcext:value-type="float">
            <text:p>19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258]=[.C125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b3200l.mtx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8880" calcext:value-type="float">
            <text:p>1888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59]=[.C125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hr01.mtx</text:p>
          </table:table-cell>
          <table:table-cell table:number-columns-repeated="2" office:value-type="float" office:value="1477" calcext:value-type="float">
            <text:p>1477</text:p>
          </table:table-cell>
          <table:table-cell office:value-type="float" office:value="18592" calcext:value-type="float">
            <text:p>185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60]=[.C126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byshev2.mtx</text:p>
          </table:table-cell>
          <table:table-cell table:number-columns-repeated="2" office:value-type="float" office:value="2053" calcext:value-type="float">
            <text:p>2053</text:p>
          </table:table-cell>
          <table:table-cell office:value-type="float" office:value="18447" calcext:value-type="float">
            <text:p>1844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61]=[.C126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LIS.mtx</text:p>
          </table:table-cell>
          <table:table-cell table:number-columns-repeated="2" office:value-type="float" office:value="2909" calcext:value-type="float">
            <text:p>2909</text:p>
          </table:table-cell>
          <table:table-cell office:value-type="float" office:value="18246" calcext:value-type="float">
            <text:p>18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262]=[.C126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35.mtx</text:p>
          </table:table-cell>
          <table:table-cell table:number-columns-repeated="2" office:value-type="float" office:value="30237" calcext:value-type="float">
            <text:p>30237</text:p>
          </table:table-cell>
          <table:table-cell office:value-type="float" office:value="18211" calcext:value-type="float">
            <text:p>1821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63]=[.C126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6.mtx</text:p>
          </table:table-cell>
          <table:table-cell table:number-columns-repeated="2" office:value-type="float" office:value="9000" calcext:value-type="float">
            <text:p>900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264]=[.C126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27.mtx</text:p>
          </table:table-cell>
          <table:table-cell table:number-columns-repeated="2" office:value-type="float" office:value="4563" calcext:value-type="float">
            <text:p>4563</text:p>
          </table:table-cell>
          <table:table-cell office:value-type="float" office:value="17969" calcext:value-type="float">
            <text:p>1796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65]=[.C126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11.mtx</text:p>
          </table:table-cell>
          <table:table-cell table:number-columns-repeated="2" office:value-type="float" office:value="1473" calcext:value-type="float">
            <text:p>1473</text:p>
          </table:table-cell>
          <table:table-cell office:value-type="float" office:value="17857" calcext:value-type="float">
            <text:p>178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66]=[.C126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12.mtx</text:p>
          </table:table-cell>
          <table:table-cell table:number-columns-repeated="2" office:value-type="float" office:value="1473" calcext:value-type="float">
            <text:p>1473</text:p>
          </table:table-cell>
          <table:table-cell office:value-type="float" office:value="17857" calcext:value-type="float">
            <text:p>178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67]=[.C126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21.mtx</text:p>
          </table:table-cell>
          <table:table-cell table:number-columns-repeated="2" office:value-type="float" office:value="3509" calcext:value-type="float">
            <text:p>3509</text:p>
          </table:table-cell>
          <table:table-cell office:value-type="float" office:value="17833" calcext:value-type="float">
            <text:p>1783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68]=[.C126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c00726.mtx</text:p>
          </table:table-cell>
          <table:table-cell table:number-columns-repeated="2" office:value-type="float" office:value="726" calcext:value-type="float">
            <text:p>726</text:p>
          </table:table-cell>
          <table:table-cell office:value-type="float" office:value="17622" calcext:value-type="float">
            <text:p>1762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69]=[.C126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28.mtx</text:p>
          </table:table-cell>
          <table:table-cell table:number-columns-repeated="2" office:value-type="float" office:value="4598" calcext:value-type="float">
            <text:p>4598</text:p>
          </table:table-cell>
          <table:table-cell office:value-type="float" office:value="17594" calcext:value-type="float">
            <text:p>1759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70]=[.C127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23.mtx</text:p>
          </table:table-cell>
          <table:table-cell table:number-columns-repeated="2" office:value-type="float" office:value="3969" calcext:value-type="float">
            <text:p>3969</text:p>
          </table:table-cell>
          <table:table-cell office:value-type="float" office:value="17524" calcext:value-type="float">
            <text:p>1752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71]=[.C127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20.mtx</text:p>
          </table:table-cell>
          <table:table-cell table:number-columns-repeated="2" office:value-type="float" office:value="2395" calcext:value-type="float">
            <text:p>2395</text:p>
          </table:table-cell>
          <table:table-cell office:value-type="float" office:value="17319" calcext:value-type="float">
            <text:p>1731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72]=[.C127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t1919.mtx</text:p>
          </table:table-cell>
          <table:table-cell table:number-columns-repeated="2" office:value-type="float" office:value="1919" calcext:value-type="float">
            <text:p>1919</text:p>
          </table:table-cell>
          <table:table-cell office:value-type="float" office:value="17159" calcext:value-type="float">
            <text:p>1715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73]=[.C127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1.mtx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17148" calcext:value-type="float">
            <text:p>1714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274]=[.C127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bsb480.mtx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17088" calcext:value-type="float">
            <text:p>1708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275]=[.C127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bsa480.mtx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17088" calcext:value-type="float">
            <text:p>1708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276]=[.C127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4.mtx</text:p>
          </table:table-cell>
          <table:table-cell table:number-columns-repeated="2" office:value-type="float" office:value="1601" calcext:value-type="float">
            <text:p>1601</text:p>
          </table:table-cell>
          <table:table-cell office:value-type="float" office:value="16950" calcext:value-type="float">
            <text:p>1695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77]=[.C127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22.mtx</text:p>
          </table:table-cell>
          <table:table-cell table:number-columns-repeated="2" office:value-type="float" office:value="3792" calcext:value-type="float">
            <text:p>3792</text:p>
          </table:table-cell>
          <table:table-cell office:value-type="float" office:value="16332" calcext:value-type="float">
            <text:p>1633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78]=[.C127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hd4800b.mtx</text:p>
          </table:table-cell>
          <table:table-cell table:number-columns-repeated="2" office:value-type="float" office:value="4800" calcext:value-type="float">
            <text:p>4800</text:p>
          </table:table-cell>
          <table:table-cell office:value-type="float" office:value="16160" calcext:value-type="float">
            <text:p>1616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79]=[.C127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26.mtx</text:p>
          </table:table-cell>
          <table:table-cell table:number-columns-repeated="2" office:value-type="float" office:value="1922" calcext:value-type="float">
            <text:p>1922</text:p>
          </table:table-cell>
          <table:table-cell office:value-type="float" office:value="16129" calcext:value-type="float">
            <text:p>1612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80]=[.C128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5.mtx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281]=[.C128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buckle.mtx</text:p>
          </table:table-cell>
          <table:table-cell table:number-columns-repeated="2" office:value-type="float" office:value="1282" calcext:value-type="float">
            <text:p>1282</text:p>
          </table:table-cell>
          <table:table-cell office:value-type="float" office:value="15963" calcext:value-type="float">
            <text:p>1596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82]=[.C128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p-th.mtx</text:p>
          </table:table-cell>
          <table:table-cell table:number-columns-repeated="2" office:value-type="float" office:value="8361" calcext:value-type="float">
            <text:p>8361</text:p>
          </table:table-cell>
          <table:table-cell office:value-type="float" office:value="15751" calcext:value-type="float">
            <text:p>1575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83]=[.C128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25.mtx</text:p>
          </table:table-cell>
          <table:table-cell table:number-columns-repeated="3" office:value-type="float" office:value="15439" calcext:value-type="float">
            <text:p>1543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84]=[.C128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c01050.mtx</text:p>
          </table:table-cell>
          <table:table-cell table:number-columns-repeated="2" office:value-type="float" office:value="1050" calcext:value-type="float">
            <text:p>1050</text:p>
          </table:table-cell>
          <table:table-cell office:value-type="float" office:value="15103" calcext:value-type="float">
            <text:p>151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85]=[.C128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21.mtx</text:p>
          </table:table-cell>
          <table:table-cell table:number-columns-repeated="2" office:value-type="float" office:value="3600" calcext:value-type="float">
            <text:p>3600</text:p>
          </table:table-cell>
          <table:table-cell office:value-type="float" office:value="15100" calcext:value-type="float">
            <text:p>151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86]=[.C128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nios.mtx</text:p>
          </table:table-cell>
          <table:table-cell table:number-columns-repeated="2" office:value-type="float" office:value="2873" calcext:value-type="float">
            <text:p>2873</text:p>
          </table:table-cell>
          <table:table-cell office:value-type="float" office:value="15032" calcext:value-type="float">
            <text:p>1503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87]=[.C128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ber.mtx</text:p>
          </table:table-cell>
          <table:table-cell table:number-columns-repeated="2" office:value-type="float" office:value="2290" calcext:value-type="float">
            <text:p>2290</text:p>
          </table:table-cell>
          <table:table-cell office:value-type="float" office:value="14873" calcext:value-type="float">
            <text:p>1487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88]=[.C128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37.mtx</text:p>
          </table:table-cell>
          <table:table-cell table:number-columns-repeated="2" office:value-type="float" office:value="25503" calcext:value-type="float">
            <text:p>25503</text:p>
          </table:table-cell>
          <table:table-cell office:value-type="float" office:value="14765" calcext:value-type="float">
            <text:p>1476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89]=[.C128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e2961.mtx</text:p>
          </table:table-cell>
          <table:table-cell table:number-columns-repeated="2" office:value-type="float" office:value="2961" calcext:value-type="float">
            <text:p>2961</text:p>
          </table:table-cell>
          <table:table-cell office:value-type="float" office:value="14585" calcext:value-type="float">
            <text:p>145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90]=[.C129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trans_02.mtx</text:p>
          </table:table-cell>
          <table:table-cell table:number-columns-repeated="2" office:value-type="float" office:value="1814" calcext:value-type="float">
            <text:p>1814</text:p>
          </table:table-cell>
          <table:table-cell office:value-type="float" office:value="14579" calcext:value-type="float">
            <text:p>1457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91]=[.C129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trans_01.mtx</text:p>
          </table:table-cell>
          <table:table-cell table:number-columns-repeated="2" office:value-type="float" office:value="1814" calcext:value-type="float">
            <text:p>1814</text:p>
          </table:table-cell>
          <table:table-cell office:value-type="float" office:value="14579" calcext:value-type="float">
            <text:p>1457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92]=[.C129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sreg_1.mtx</text:p>
          </table:table-cell>
          <table:table-cell table:number-columns-repeated="2" office:value-type="float" office:value="2205" calcext:value-type="float">
            <text:p>2205</text:p>
          </table:table-cell>
          <table:table-cell office:value-type="float" office:value="14133" calcext:value-type="float">
            <text:p>1413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93]=[.C129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2.mtx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294]=[.C129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02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13919" calcext:value-type="float">
            <text:p>1391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295]=[.C129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am2.mt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13760" calcext:value-type="float">
            <text:p>1376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96]=[.C129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2.mtx</text:p>
          </table:table-cell>
          <table:table-cell table:number-columns-repeated="2" office:value-type="float" office:value="441" calcext:value-type="float">
            <text:p>441</text:p>
          </table:table-cell>
          <table:table-cell office:value-type="float" office:value="13640" calcext:value-type="float">
            <text:p>1364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297]=[.C129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G_mat364.mtx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float" office:value="13585" calcext:value-type="float">
            <text:p>135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298]=[.C129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dfr1.mtx</text:p>
          </table:table-cell>
          <table:table-cell table:number-columns-repeated="2" office:value-type="float" office:value="1048" calcext:value-type="float">
            <text:p>1048</text:p>
          </table:table-cell>
          <table:table-cell office:value-type="float" office:value="13299" calcext:value-type="float">
            <text:p>1329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299]=[.C129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.mtx</text:p>
          </table:table-cell>
          <table:table-cell table:number-columns-repeated="2" office:value-type="float" office:value="8081" calcext:value-type="float">
            <text:p>8081</text:p>
          </table:table-cell>
          <table:table-cell office:value-type="float" office:value="13036" calcext:value-type="float">
            <text:p>1303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00]=[.C130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ylr4.mtx</text:p>
          </table:table-cell>
          <table:table-cell table:number-columns-repeated="2" office:value-type="float" office:value="3564" calcext:value-type="float">
            <text:p>3564</text:p>
          </table:table-cell>
          <table:table-cell office:value-type="float" office:value="12940" calcext:value-type="float">
            <text:p>1294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301]=[.C130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12.mtx</text:p>
          </table:table-cell>
          <table:table-cell table:number-columns-repeated="2" office:value-type="float" office:value="1879" calcext:value-type="float">
            <text:p>1879</text:p>
          </table:table-cell>
          <table:table-cell office:value-type="float" office:value="12926" calcext:value-type="float">
            <text:p>129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02]=[.C130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OPF_FS_b9_c1.mtx</text:p>
          </table:table-cell>
          <table:table-cell table:number-columns-repeated="2" office:value-type="float" office:value="2454" calcext:value-type="float">
            <text:p>2454</text:p>
          </table:table-cell>
          <table:table-cell office:value-type="float" office:value="12831" calcext:value-type="float">
            <text:p>1283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303]=[.C130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20.mtx</text:p>
          </table:table-cell>
          <table:table-cell table:number-columns-repeated="2" office:value-type="float" office:value="2921" calcext:value-type="float">
            <text:p>2921</text:p>
          </table:table-cell>
          <table:table-cell office:value-type="float" office:value="12803" calcext:value-type="float">
            <text:p>128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304]=[.C130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z1268.mtx</text:p>
          </table:table-cell>
          <table:table-cell table:number-columns-repeated="2" office:value-type="float" office:value="1268" calcext:value-type="float">
            <text:p>1268</text:p>
          </table:table-cell>
          <table:table-cell office:value-type="float" office:value="12786" calcext:value-type="float">
            <text:p>1278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05]=[.C130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56.mtx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2498" calcext:value-type="float">
            <text:p>1249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306]=[.C130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34.mtx</text:p>
          </table:table-cell>
          <table:table-cell table:number-columns-repeated="2" office:value-type="float" office:value="588" calcext:value-type="float">
            <text:p>588</text:p>
          </table:table-cell>
          <table:table-cell office:value-type="float" office:value="12429" calcext:value-type="float">
            <text:p>1242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307]=[.C130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yg2500.mtx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12349" calcext:value-type="float">
            <text:p>1234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08]=[.C130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19.mtx</text:p>
          </table:table-cell>
          <table:table-cell table:number-columns-repeated="2" office:value-type="float" office:value="2327" calcext:value-type="float">
            <text:p>2327</text:p>
          </table:table-cell>
          <table:table-cell office:value-type="float" office:value="12072" calcext:value-type="float">
            <text:p>1207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309]=[.C130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b2048_noL.mtx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032" calcext:value-type="float">
            <text:p>1203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10]=[.C131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b2048.mtx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032" calcext:value-type="float">
            <text:p>1203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11]=[.C131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13.mtx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float" office:value="11973" calcext:value-type="float">
            <text:p>1197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312]=[.C131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33.mtx</text:p>
          </table:table-cell>
          <table:table-cell table:number-columns-repeated="2" office:value-type="float" office:value="1733" calcext:value-type="float">
            <text:p>1733</text:p>
          </table:table-cell>
          <table:table-cell office:value-type="float" office:value="11961" calcext:value-type="float">
            <text:p>1196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313]=[.C131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om.mtx</text:p>
          </table:table-cell>
          <table:table-cell table:number-columns-repeated="2" office:value-type="float" office:value="7343" calcext:value-type="float">
            <text:p>7343</text:p>
          </table:table-cell>
          <table:table-cell office:value-type="float" office:value="11898" calcext:value-type="float">
            <text:p>1189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314]=[.C131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41.mt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1785" calcext:value-type="float">
            <text:p>117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315]=[.C131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42.mt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1779" calcext:value-type="float">
            <text:p>1177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316]=[.C131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39.mt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1778" calcext:value-type="float">
            <text:p>1177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317]=[.C131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K01R.mtx</text:p>
          </table:table-cell>
          <table:table-cell table:number-columns-repeated="2" office:value-type="float" office:value="903" calcext:value-type="float">
            <text:p>903</text:p>
          </table:table-cell>
          <table:table-cell office:value-type="float" office:value="11766" calcext:value-type="float">
            <text:p>1176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18]=[.C131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40.mt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1766" calcext:value-type="float">
            <text:p>1176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319]=[.C131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10.mtx</text:p>
          </table:table-cell>
          <table:table-cell table:number-columns-repeated="2" office:value-type="float" office:value="1086" calcext:value-type="float">
            <text:p>1086</text:p>
          </table:table-cell>
          <table:table-cell office:value-type="float" office:value="11589" calcext:value-type="float">
            <text:p>1158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320]=[.C132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10.mtx</text:p>
          </table:table-cell>
          <table:table-cell table:number-columns-repeated="2" office:value-type="float" office:value="1086" calcext:value-type="float">
            <text:p>1086</text:p>
          </table:table-cell>
          <table:table-cell office:value-type="float" office:value="11578" calcext:value-type="float">
            <text:p>1157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321]=[.C132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t_2.mtx</text:p>
          </table:table-cell>
          <table:table-cell table:number-columns-repeated="2" office:value-type="float" office:value="1856" calcext:value-type="float">
            <text:p>1856</text:p>
          </table:table-cell>
          <table:table-cell office:value-type="float" office:value="11550" calcext:value-type="float">
            <text:p>1155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22]=[.C132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.mtx</text:p>
          </table:table-cell>
          <table:table-cell table:number-columns-repeated="2" office:value-type="float" office:value="2837" calcext:value-type="float">
            <text:p>2837</text:p>
          </table:table-cell>
          <table:table-cell office:value-type="float" office:value="11407" calcext:value-type="float">
            <text:p>1140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23]=[.C132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26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11405" calcext:value-type="float">
            <text:p>1140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24]=[.C132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31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11405" calcext:value-type="float">
            <text:p>1140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25]=[.C132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42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11405" calcext:value-type="float">
            <text:p>1140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26]=[.C132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07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11405" calcext:value-type="float">
            <text:p>1140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27]=[.C132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37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11405" calcext:value-type="float">
            <text:p>1140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28]=[.C132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21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11405" calcext:value-type="float">
            <text:p>1140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29]=[.C132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19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11404" calcext:value-type="float">
            <text:p>1140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30]=[.C133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24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11404" calcext:value-type="float">
            <text:p>1140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31]=[.C133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29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11404" calcext:value-type="float">
            <text:p>1140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32]=[.C133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17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11404" calcext:value-type="float">
            <text:p>1140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33]=[.C133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34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11404" calcext:value-type="float">
            <text:p>1140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34]=[.C133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11404" calcext:value-type="float">
            <text:p>1140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35]=[.C133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40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11404" calcext:value-type="float">
            <text:p>1140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36]=[.C133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t_1.mtx</text:p>
          </table:table-cell>
          <table:table-cell table:number-columns-repeated="2" office:value-type="float" office:value="1856" calcext:value-type="float">
            <text:p>1856</text:p>
          </table:table-cell>
          <table:table-cell office:value-type="float" office:value="11360" calcext:value-type="float">
            <text:p>1136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37]=[.C133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66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38]=[.C133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35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39]=[.C133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02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40]=[.C134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20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41]=[.C134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23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42]=[.C134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42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43]=[.C134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56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44]=[.C134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27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45]=[.C134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58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46]=[.C134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61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47]=[.C134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28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48]=[.C134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38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49]=[.C134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14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50]=[.C135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47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51]=[.C135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34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52]=[.C135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54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53]=[.C135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24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54]=[.C135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29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55]=[.C135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69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56]=[.C135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46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57]=[.C135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52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58]=[.C135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48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59]=[.C135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36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60]=[.C136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17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61]=[.C136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16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62]=[.C136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45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63]=[.C136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60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64]=[.C136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43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65]=[.C136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26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66]=[.C136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65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67]=[.C136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31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68]=[.C136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53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69]=[.C136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51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70]=[.C137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59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71]=[.C137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32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72]=[.C137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50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73]=[.C137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25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74]=[.C137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63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75]=[.C137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62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76]=[.C137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40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77]=[.C137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22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78]=[.C137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67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79]=[.C137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15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80]=[.C138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18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81]=[.C138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64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82]=[.C138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68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83]=[.C138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37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84]=[.C138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49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85]=[.C138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39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86]=[.C138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33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87]=[.C138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21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88]=[.C138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57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89]=[.C138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30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90]=[.C139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12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91]=[.C139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55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92]=[.C139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41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93]=[.C139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44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5" calcext:value-type="float">
            <text:p>1124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94]=[.C139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19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5" calcext:value-type="float">
            <text:p>1124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95]=[.C139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13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5" calcext:value-type="float">
            <text:p>1124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96]=[.C139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11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3" calcext:value-type="float">
            <text:p>1124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97]=[.C139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08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42" calcext:value-type="float">
            <text:p>1124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98]=[.C139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09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39" calcext:value-type="float">
            <text:p>1123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399]=[.C139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10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32" calcext:value-type="float">
            <text:p>1123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00]=[.C140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07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26" calcext:value-type="float">
            <text:p>112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01]=[.C140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06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224" calcext:value-type="float">
            <text:p>1122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02]=[.C140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_adder1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156" calcext:value-type="float">
            <text:p>1115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03]=[.C140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01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156" calcext:value-type="float">
            <text:p>1115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04]=[.C140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03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148" calcext:value-type="float">
            <text:p>1114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05]=[.C140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04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107" calcext:value-type="float">
            <text:p>1110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06]=[.C140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r_dcop_05.mtx</text:p>
          </table:table-cell>
          <table:table-cell table:number-columns-repeated="2" office:value-type="float" office:value="1813" calcext:value-type="float">
            <text:p>1813</text:p>
          </table:table-cell>
          <table:table-cell office:value-type="float" office:value="11097" calcext:value-type="float">
            <text:p>1109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07]=[.C140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ge8.mtx</text:p>
          </table:table-cell>
          <table:table-cell table:number-columns-repeated="2" office:value-type="float" office:value="1015" calcext:value-type="float">
            <text:p>1015</text:p>
          </table:table-cell>
          <table:table-cell office:value-type="float" office:value="11003" calcext:value-type="float">
            <text:p>110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08]=[.C140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34.mtx</text:p>
          </table:table-cell>
          <table:table-cell table:number-columns-repeated="2" office:value-type="float" office:value="588" calcext:value-type="float">
            <text:p>588</text:p>
          </table:table-cell>
          <table:table-cell office:value-type="float" office:value="11003" calcext:value-type="float">
            <text:p>110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409]=[.C140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06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10966" calcext:value-type="float">
            <text:p>1096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10]=[.C141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05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10965" calcext:value-type="float">
            <text:p>1096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11]=[.C141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03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10965" calcext:value-type="float">
            <text:p>1096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12]=[.C141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02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10965" calcext:value-type="float">
            <text:p>1096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13]=[.C141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01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10965" calcext:value-type="float">
            <text:p>1096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14]=[.C141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04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10965" calcext:value-type="float">
            <text:p>1096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15]=[.C141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hd3200b.mtx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758" calcext:value-type="float">
            <text:p>1075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416]=[.C141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tor2.mtx</text:p>
          </table:table-cell>
          <table:table-cell table:number-columns-repeated="2" office:value-type="float" office:value="791" calcext:value-type="float">
            <text:p>791</text:p>
          </table:table-cell>
          <table:table-cell office:value-type="float" office:value="10685" calcext:value-type="float">
            <text:p>106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17]=[.C141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12.mtx</text:p>
          </table:table-cell>
          <table:table-cell table:number-columns-repeated="2" office:value-type="float" office:value="1473" calcext:value-type="float">
            <text:p>1473</text:p>
          </table:table-cell>
          <table:table-cell office:value-type="float" office:value="10566" calcext:value-type="float">
            <text:p>1056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418]=[.C141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Met.mtx</text:p>
          </table:table-cell>
          <table:table-cell table:number-columns-repeated="2" office:value-type="float" office:value="3084" calcext:value-type="float">
            <text:p>3084</text:p>
          </table:table-cell>
          <table:table-cell office:value-type="float" office:value="10413" calcext:value-type="float">
            <text:p>1041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419]=[.C141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80PI_n.mtx</text:p>
          </table:table-cell>
          <table:table-cell table:number-columns-repeated="2" office:value-type="float" office:value="4182" calcext:value-type="float">
            <text:p>4182</text:p>
          </table:table-cell>
          <table:table-cell office:value-type="float" office:value="10261" calcext:value-type="float">
            <text:p>1026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20]=[.C142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80PI_n.mtx</text:p>
          </table:table-cell>
          <table:table-cell table:number-columns-repeated="2" office:value-type="float" office:value="4182" calcext:value-type="float">
            <text:p>4182</text:p>
          </table:table-cell>
          <table:table-cell office:value-type="float" office:value="10261" calcext:value-type="float">
            <text:p>1026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21]=[.C142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w2048.mtx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0114" calcext:value-type="float">
            <text:p>1011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22]=[.C142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w1024.mtx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0114" calcext:value-type="float">
            <text:p>1011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23]=[.C142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57.mtx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424]=[.C142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80PI_n1.mtx</text:p>
          </table:table-cell>
          <table:table-cell table:number-columns-repeated="2" office:value-type="float" office:value="4028" calcext:value-type="float">
            <text:p>4028</text:p>
          </table:table-cell>
          <table:table-cell office:value-type="float" office:value="9927" calcext:value-type="float">
            <text:p>992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25]=[.C142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80PI_n1.mtx</text:p>
          </table:table-cell>
          <table:table-cell table:number-columns-repeated="2" office:value-type="float" office:value="4028" calcext:value-type="float">
            <text:p>4028</text:p>
          </table:table-cell>
          <table:table-cell office:value-type="float" office:value="9927" calcext:value-type="float">
            <text:p>992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26]=[.C142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ral.mtx</text:p>
          </table:table-cell>
          <table:table-cell table:number-columns-repeated="2" office:value-type="float" office:value="1434" calcext:value-type="float">
            <text:p>1434</text:p>
          </table:table-cell>
          <table:table-cell office:value-type="float" office:value="9831" calcext:value-type="float">
            <text:p>983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427]=[.C142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09.mtx</text:p>
          </table:table-cell>
          <table:table-cell table:number-columns-repeated="2" office:value-type="float" office:value="1083" calcext:value-type="float">
            <text:p>1083</text:p>
          </table:table-cell>
          <table:table-cell office:value-type="float" office:value="9760" calcext:value-type="float">
            <text:p>976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428]=[.C142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wmeter5_E.mtx</text:p>
          </table:table-cell>
          <table:table-cell table:number-columns-repeated="3" office:value-type="float" office:value="9669" calcext:value-type="float">
            <text:p>966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429]=[.C142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wmeter0_E.mtx</text:p>
          </table:table-cell>
          <table:table-cell table:number-columns-repeated="3" office:value-type="float" office:value="9669" calcext:value-type="float">
            <text:p>966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430]=[.C143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04.mtx</text:p>
          </table:table-cell>
          <table:table-cell table:number-columns-repeated="2" office:value-type="float" office:value="1041" calcext:value-type="float">
            <text:p>1041</text:p>
          </table:table-cell>
          <table:table-cell office:value-type="float" office:value="9642" calcext:value-type="float">
            <text:p>964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31]=[.C143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es_2.mtx</text:p>
          </table:table-cell>
          <table:table-cell table:number-columns-repeated="2" office:value-type="float" office:value="1224" calcext:value-type="float">
            <text:p>1224</text:p>
          </table:table-cell>
          <table:table-cell office:value-type="float" office:value="9613" calcext:value-type="float">
            <text:p>961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32]=[.C143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01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9318" calcext:value-type="float">
            <text:p>931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433]=[.C143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2.mtx</text:p>
          </table:table-cell>
          <table:table-cell table:number-columns-repeated="2" office:value-type="float" office:value="769" calcext:value-type="float">
            <text:p>769</text:p>
          </table:table-cell>
          <table:table-cell office:value-type="float" office:value="9285" calcext:value-type="float">
            <text:p>92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434]=[.C143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32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35]=[.C143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12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36]=[.C143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27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37]=[.C143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11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38]=[.C143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13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39]=[.C143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25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40]=[.C144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38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41]=[.C144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30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42]=[.C144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41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43]=[.C144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20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44]=[.C144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08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45]=[.C144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35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46]=[.C144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43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47]=[.C144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36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48]=[.C144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10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49]=[.C144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22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50]=[.C145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09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51]=[.C145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39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52]=[.C145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14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53]=[.C145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15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54]=[.C145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18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55]=[.C145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44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56]=[.C145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23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57]=[.C145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28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58]=[.C145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33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59]=[.C145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1b_A_16.mtx</text:p>
          </table:table-cell>
          <table:table-cell table:number-columns-repeated="2" office:value-type="float" office:value="2836" calcext:value-type="float">
            <text:p>2836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60]=[.C146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rob.mtx</text:p>
          </table:table-cell>
          <table:table-cell table:number-columns-repeated="2" office:value-type="float" office:value="3001" calcext:value-type="float">
            <text:p>300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61]=[.C146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05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8834" calcext:value-type="float">
            <text:p>883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462]=[.C146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ls4000.mtx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8784" calcext:value-type="float">
            <text:p>878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63]=[.C146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18.mtx</text:p>
          </table:table-cell>
          <table:table-cell table:number-columns-repeated="2" office:value-type="float" office:value="2169" calcext:value-type="float">
            <text:p>2169</text:p>
          </table:table-cell>
          <table:table-cell office:value-type="float" office:value="8657" calcext:value-type="float">
            <text:p>86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464]=[.C146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nc1374.mtx</text:p>
          </table:table-cell>
          <table:table-cell table:number-columns-repeated="2" office:value-type="float" office:value="1374" calcext:value-type="float">
            <text:p>1374</text:p>
          </table:table-cell>
          <table:table-cell office:value-type="float" office:value="8606" calcext:value-type="float">
            <text:p>860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65]=[.C146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hda416.mtx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float" office:value="8562" calcext:value-type="float">
            <text:p>856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66]=[.C146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s3.mtx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8402" calcext:value-type="float">
            <text:p>840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467]=[.C146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i.mtx</text:p>
          </table:table-cell>
          <table:table-cell table:number-columns-repeated="2" office:value-type="float" office:value="4008" calcext:value-type="float">
            <text:p>4008</text:p>
          </table:table-cell>
          <table:table-cell office:value-type="float" office:value="8188" calcext:value-type="float">
            <text:p>818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68]=[.C146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wm2000.mt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7996" calcext:value-type="float">
            <text:p>79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69]=[.C146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m2000.mt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7996" calcext:value-type="float">
            <text:p>79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70]=[.C147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06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7945" calcext:value-type="float">
            <text:p>794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471]=[.C147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38.mtx</text:p>
          </table:table-cell>
          <table:table-cell table:number-columns-repeated="2" office:value-type="float" office:value="8032" calcext:value-type="float">
            <text:p>8032</text:p>
          </table:table-cell>
          <table:table-cell office:value-type="float" office:value="7842" calcext:value-type="float">
            <text:p>784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472]=[.C147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b0.mtx</text:p>
          </table:table-cell>
          <table:table-cell table:number-columns-repeated="2" office:value-type="float" office:value="1794" calcext:value-type="float">
            <text:p>1794</text:p>
          </table:table-cell>
          <table:table-cell office:value-type="float" office:value="7764" calcext:value-type="float">
            <text:p>776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73]=[.C147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hindas.mtx</text:p>
          </table:table-cell>
          <table:table-cell table:number-columns-repeated="2" office:value-type="float" office:value="1258" calcext:value-type="float">
            <text:p>1258</text:p>
          </table:table-cell>
          <table:table-cell office:value-type="float" office:value="7682" calcext:value-type="float">
            <text:p>76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74]=[.C147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fwa782.mtx</text:p>
          </table:table-cell>
          <table:table-cell table:number-columns-repeated="2" office:value-type="float" office:value="782" calcext:value-type="float">
            <text:p>782</text:p>
          </table:table-cell>
          <table:table-cell office:value-type="float" office:value="7514" calcext:value-type="float">
            <text:p>751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75]=[.C147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03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476]=[.C147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ng1.mtx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float" office:value="7419" calcext:value-type="float">
            <text:p>741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77]=[.C147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trans_02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7382" calcext:value-type="float">
            <text:p>73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78]=[.C147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trans_01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7382" calcext:value-type="float">
            <text:p>73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79]=[.C147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2021.mtx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7353" calcext:value-type="float">
            <text:p>73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80]=[.C148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04.mtx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7327" calcext:value-type="float">
            <text:p>732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81]=[.C148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03.mtx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7327" calcext:value-type="float">
            <text:p>732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82]=[.C148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02.mtx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7327" calcext:value-type="float">
            <text:p>732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83]=[.C148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vity01.mtx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7327" calcext:value-type="float">
            <text:p>732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84]=[.C148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b1250l.mtx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85]=[.C148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b1250.mtx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86]=[.C148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buckle_G.mtx</text:p>
          </table:table-cell>
          <table:table-cell table:number-columns-repeated="2" office:value-type="float" office:value="1282" calcext:value-type="float">
            <text:p>1282</text:p>
          </table:table-cell>
          <table:table-cell office:value-type="float" office:value="7242" calcext:value-type="float">
            <text:p>724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487]=[.C148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08.mtx</text:p>
          </table:table-cell>
          <table:table-cell table:number-columns-repeated="2" office:value-type="float" office:value="1074" calcext:value-type="float">
            <text:p>1074</text:p>
          </table:table-cell>
          <table:table-cell office:value-type="float" office:value="7017" calcext:value-type="float">
            <text:p>701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488]=[.C148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sirr_1.mtx</text:p>
          </table:table-cell>
          <table:table-cell table:number-columns-repeated="2" office:value-type="float" office:value="1030" calcext:value-type="float">
            <text:p>1030</text:p>
          </table:table-cell>
          <table:table-cell office:value-type="float" office:value="6858" calcext:value-type="float">
            <text:p>685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89]=[.C148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fethen_700.mtx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677" calcext:value-type="float">
            <text:p>667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490]=[.C149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3plates.mtx</text:p>
          </table:table-cell>
          <table:table-cell table:number-columns-repeated="2" office:value-type="float" office:value="11107" calcext:value-type="float">
            <text:p>11107</text:p>
          </table:table-cell>
          <table:table-cell office:value-type="float" office:value="6639" calcext:value-type="float">
            <text:p>663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491]=[.C149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z628.mtx</text:p>
          </table:table-cell>
          <table:table-cell table:number-columns-repeated="2" office:value-type="float" office:value="628" calcext:value-type="float">
            <text:p>628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92]=[.C149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32.mtx</text:p>
          </table:table-cell>
          <table:table-cell table:number-columns-repeated="2" office:value-type="float" office:value="1159" calcext:value-type="float">
            <text:p>1159</text:p>
          </table:table-cell>
          <table:table-cell office:value-type="float" office:value="6251" calcext:value-type="float">
            <text:p>625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493]=[.C149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04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6232" calcext:value-type="float">
            <text:p>623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494]=[.C149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2D.mtx</text:p>
          </table:table-cell>
          <table:table-cell table:number-columns-repeated="2" office:value-type="float" office:value="1668" calcext:value-type="float">
            <text:p>1668</text:p>
          </table:table-cell>
          <table:table-cell office:value-type="float" office:value="6209" calcext:value-type="float">
            <text:p>620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495]=[.C149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h1484.mtx</text:p>
          </table:table-cell>
          <table:table-cell table:number-columns-repeated="2" office:value-type="float" office:value="1484" calcext:value-type="float">
            <text:p>1484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96]=[.C149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urnals.mtx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497]=[.C149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pwh_991.mtx</text:p>
          </table:table-cell>
          <table:table-cell table:number-columns-repeated="2" office:value-type="float" office:value="991" calcext:value-type="float">
            <text:p>991</text:p>
          </table:table-cell>
          <table:table-cell office:value-type="float" office:value="6027" calcext:value-type="float">
            <text:p>602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498]=[.C149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_760_1.mtx</text:p>
          </table:table-cell>
          <table:table-cell table:number-columns-repeated="2" office:value-type="float" office:value="760" calcext:value-type="float">
            <text:p>760</text:p>
          </table:table-cell>
          <table:table-cell office:value-type="float" office:value="5976" calcext:value-type="float">
            <text:p>59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499]=[.C149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_760_3.mtx</text:p>
          </table:table-cell>
          <table:table-cell table:number-columns-repeated="2" office:value-type="float" office:value="760" calcext:value-type="float">
            <text:p>760</text:p>
          </table:table-cell>
          <table:table-cell office:value-type="float" office:value="5976" calcext:value-type="float">
            <text:p>59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00]=[.C150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_760_2.mtx</text:p>
          </table:table-cell>
          <table:table-cell table:number-columns-repeated="2" office:value-type="float" office:value="760" calcext:value-type="float">
            <text:p>760</text:p>
          </table:table-cell>
          <table:table-cell office:value-type="float" office:value="5976" calcext:value-type="float">
            <text:p>59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01]=[.C150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sirr_2.mtx</text:p>
          </table:table-cell>
          <table:table-cell table:number-columns-repeated="2" office:value-type="float" office:value="886" calcext:value-type="float">
            <text:p>886</text:p>
          </table:table-cell>
          <table:table-cell office:value-type="float" office:value="5970" calcext:value-type="float">
            <text:p>597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02]=[.C150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21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03]=[.C150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02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04]=[.C150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29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05]=[.C150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32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06]=[.C150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36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07]=[.C150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03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08]=[.C150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19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09]=[.C150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12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10]=[.C151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44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11]=[.C151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39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12]=[.C151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48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13]=[.C151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28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14]=[.C151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33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15]=[.C151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37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16]=[.C151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46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17]=[.C151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43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18]=[.C151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23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19]=[.C151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18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20]=[.C152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51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21]=[.C152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50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22]=[.C152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13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23]=[.C152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45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24]=[.C152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49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25]=[.C152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01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26]=[.C152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24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27]=[.C152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31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28]=[.C152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35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29]=[.C152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40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30]=[.C153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22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31]=[.C153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26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32]=[.C153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30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33]=[.C153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47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34]=[.C153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15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35]=[.C153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41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36]=[.C153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11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37]=[.C153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38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38]=[.C153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20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39]=[.C153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34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40]=[.C154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14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41]=[.C154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16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42]=[.C154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17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43]=[.C154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27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44]=[.C154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42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45]=[.C154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25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46]=[.C154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08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88" calcext:value-type="float">
            <text:p>588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47]=[.C154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09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88" calcext:value-type="float">
            <text:p>588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48]=[.C154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04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49]=[.C154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10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50]=[.C155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rcuit204.mtx</text:p>
          </table:table-cell>
          <table:table-cell table:number-columns-repeated="2" office:value-type="float" office:value="1020" calcext:value-type="float">
            <text:p>1020</text:p>
          </table:table-cell>
          <table:table-cell office:value-type="float" office:value="5883" calcext:value-type="float">
            <text:p>588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51]=[.C155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06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60" calcext:value-type="float">
            <text:p>586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52]=[.C155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07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55" calcext:value-type="float">
            <text:p>585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53]=[.C155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ga_dcop_05.mtx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5852" calcext:value-type="float">
            <text:p>58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54]=[.C155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15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5754" calcext:value-type="float">
            <text:p>575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555]=[.C155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_1107.mtx</text:p>
          </table:table-cell>
          <table:table-cell table:number-columns-repeated="2" office:value-type="float" office:value="1107" calcext:value-type="float">
            <text:p>1107</text:p>
          </table:table-cell>
          <table:table-cell office:value-type="float" office:value="5664" calcext:value-type="float">
            <text:p>566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56]=[.C155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b968.mtx</text:p>
          </table:table-cell>
          <table:table-cell table:number-columns-repeated="2" office:value-type="float" office:value="968" calcext:value-type="float">
            <text:p>968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57]=[.C155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1505.mtx</text:p>
          </table:table-cell>
          <table:table-cell table:number-columns-repeated="2" office:value-type="float" office:value="1505" calcext:value-type="float">
            <text:p>1505</text:p>
          </table:table-cell>
          <table:table-cell office:value-type="float" office:value="5445" calcext:value-type="float">
            <text:p>544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58]=[.C155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19.mtx</text:p>
          </table:table-cell>
          <table:table-cell table:number-columns-repeated="2" office:value-type="float" office:value="1157" calcext:value-type="float">
            <text:p>1157</text:p>
          </table:table-cell>
          <table:table-cell office:value-type="float" office:value="5399" calcext:value-type="float">
            <text:p>539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59]=[.C155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40PI_n.mtx</text:p>
          </table:table-cell>
          <table:table-cell table:number-columns-repeated="2" office:value-type="float" office:value="2182" calcext:value-type="float">
            <text:p>2182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60]=[.C156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40PI_n.mtx</text:p>
          </table:table-cell>
          <table:table-cell table:number-columns-repeated="2" office:value-type="float" office:value="2182" calcext:value-type="float">
            <text:p>2182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61]=[.C156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ls2000.mt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5184" calcext:value-type="float">
            <text:p>518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62]=[.C156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l_1357_E.mtx</text:p>
          </table:table-cell>
          <table:table-cell table:number-columns-repeated="2" office:value-type="float" office:value="1357" calcext:value-type="float">
            <text:p>1357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563]=[.C156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l_1357.mtx</text:p>
          </table:table-cell>
          <table:table-cell table:number-columns-repeated="2" office:value-type="float" office:value="1357" calcext:value-type="float">
            <text:p>1357</text:p>
          </table:table-cell>
          <table:table-cell office:value-type="float" office:value="5171" calcext:value-type="float">
            <text:p>517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564]=[.C156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11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565]=[.C156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40PI_n1.mtx</text:p>
          </table:table-cell>
          <table:table-cell table:number-columns-repeated="2" office:value-type="float" office:value="2028" calcext:value-type="float">
            <text:p>2028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66]=[.C156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40PI_n1.mtx</text:p>
          </table:table-cell>
          <table:table-cell table:number-columns-repeated="2" office:value-type="float" office:value="2028" calcext:value-type="float">
            <text:p>2028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67]=[.C156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.mtx</text:p>
          </table:table-cell>
          <table:table-cell table:number-columns-repeated="2" office:value-type="float" office:value="3002" calcext:value-type="float">
            <text:p>300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568]=[.C156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m97ZtZ.mtx</text:p>
          </table:table-cell>
          <table:table-cell table:number-columns-repeated="2" office:value-type="float" office:value="2541" calcext:value-type="float">
            <text:p>2541</text:p>
          </table:table-cell>
          <table:table-cell office:value-type="float" office:value="4951" calcext:value-type="float">
            <text:p>495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569]=[.C156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Gri.mtx</text:p>
          </table:table-cell>
          <table:table-cell table:number-columns-repeated="2" office:value-type="float" office:value="1059" calcext:value-type="float">
            <text:p>1059</text:p>
          </table:table-cell>
          <table:table-cell office:value-type="float" office:value="4919" calcext:value-type="float">
            <text:p>491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570]=[.C157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16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4893" calcext:value-type="float">
            <text:p>489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571]=[.C157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_1600.mtx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4841" calcext:value-type="float">
            <text:p>484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72]=[.C157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sk1919.mtx</text:p>
          </table:table-cell>
          <table:table-cell table:number-columns-repeated="2" office:value-type="float" office:value="1919" calcext:value-type="float">
            <text:p>1919</text:p>
          </table:table-cell>
          <table:table-cell office:value-type="float" office:value="4831" calcext:value-type="float">
            <text:p>483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kew-symmetric</text:p>
          </table:table-cell>
          <table:table-cell table:formula="of:=IF([.B1573]=[.C157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_1400.mtx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4790" calcext:value-type="float">
            <text:p>479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74]=[.C157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_1200.mtx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4726" calcext:value-type="float">
            <text:p>47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75]=[.C157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_131.mtx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4710" calcext:value-type="float">
            <text:p>471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76]=[.C157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10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4705" calcext:value-type="float">
            <text:p>470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577]=[.C157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8.mtx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4694" calcext:value-type="float">
            <text:p>469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578]=[.C157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dde3.mtx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4681" calcext:value-type="float">
            <text:p>46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79]=[.C157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dde6.mtx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4681" calcext:value-type="float">
            <text:p>46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80]=[.C158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dde1.mtx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4681" calcext:value-type="float">
            <text:p>46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81]=[.C158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dde2.mtx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4681" calcext:value-type="float">
            <text:p>46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82]=[.C158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dde5.mtx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4681" calcext:value-type="float">
            <text:p>46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83]=[.C158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dde4.mtx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4681" calcext:value-type="float">
            <text:p>46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84]=[.C158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0.mtx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4672" calcext:value-type="float">
            <text:p>467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585]=[.C158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1.mtx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4667" calcext:value-type="float">
            <text:p>466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586]=[.C158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9.mtx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4661" calcext:value-type="float">
            <text:p>466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587]=[.C158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_1000.mtx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4661" calcext:value-type="float">
            <text:p>466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88]=[.C158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b800l.mtx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4640" calcext:value-type="float">
            <text:p>464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89]=[.C158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07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4602" calcext:value-type="float">
            <text:p>460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590]=[.C159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_800.mtx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4534" calcext:value-type="float">
            <text:p>453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91]=[.C159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fethen_500.mtx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489" calcext:value-type="float">
            <text:p>448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592]=[.C159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e900.mtx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380" calcext:value-type="float">
            <text:p>438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93]=[.C159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1.mtx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4352" calcext:value-type="float">
            <text:p>43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94]=[.C159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_30_30.mtx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322" calcext:value-type="float">
            <text:p>432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595]=[.C159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_541_2.mtx</text:p>
          </table:table-cell>
          <table:table-cell table:number-columns-repeated="2" office:value-type="float" office:value="541" calcext:value-type="float">
            <text:p>541</text:p>
          </table:table-cell>
          <table:table-cell office:value-type="float" office:value="4285" calcext:value-type="float">
            <text:p>42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96]=[.C159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_541_1.mtx</text:p>
          </table:table-cell>
          <table:table-cell table:number-columns-repeated="2" office:value-type="float" office:value="541" calcext:value-type="float">
            <text:p>541</text:p>
          </table:table-cell>
          <table:table-cell office:value-type="float" office:value="4285" calcext:value-type="float">
            <text:p>42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97]=[.C159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_541_3.mtx</text:p>
          </table:table-cell>
          <table:table-cell table:number-columns-repeated="2" office:value-type="float" office:value="541" calcext:value-type="float">
            <text:p>541</text:p>
          </table:table-cell>
          <table:table-cell office:value-type="float" office:value="4285" calcext:value-type="float">
            <text:p>42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98]=[.C159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_541_4.mtx</text:p>
          </table:table-cell>
          <table:table-cell table:number-columns-repeated="2" office:value-type="float" office:value="541" calcext:value-type="float">
            <text:p>541</text:p>
          </table:table-cell>
          <table:table-cell office:value-type="float" office:value="4285" calcext:value-type="float">
            <text:p>42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599]=[.C159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dyn.mtx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4264" calcext:value-type="float">
            <text:p>426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00]=[.C160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al_e.mtx</text:p>
          </table:table-cell>
          <table:table-cell table:number-columns-repeated="3" office:value-type="float" office:value="4257" calcext:value-type="float">
            <text:p>42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01]=[.C160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al_bci_E.mtx</text:p>
          </table:table-cell>
          <table:table-cell table:number-columns-repeated="3" office:value-type="float" office:value="4257" calcext:value-type="float">
            <text:p>42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02]=[.C160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al_E.mtx</text:p>
          </table:table-cell>
          <table:table-cell table:number-columns-repeated="3" office:value-type="float" office:value="4257" calcext:value-type="float">
            <text:p>42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03]=[.C160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2_ss.mtx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04]=[.C160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_600.mtx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4172" calcext:value-type="float">
            <text:p>417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05]=[.C160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07.mtx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06]=[.C160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06.mtx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07]=[.C160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80PI_n_E.mtx</text:p>
          </table:table-cell>
          <table:table-cell table:number-columns-repeated="2" office:value-type="float" office:value="4182" calcext:value-type="float">
            <text:p>4182</text:p>
          </table:table-cell>
          <table:table-cell office:value-type="float" office:value="4063" calcext:value-type="float">
            <text:p>406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08]=[.C160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80PI_n_E.mtx</text:p>
          </table:table-cell>
          <table:table-cell table:number-columns-repeated="2" office:value-type="float" office:value="4182" calcext:value-type="float">
            <text:p>4182</text:p>
          </table:table-cell>
          <table:table-cell office:value-type="float" office:value="4063" calcext:value-type="float">
            <text:p>406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09]=[.C160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nc666.mtx</text:p>
          </table:table-cell>
          <table:table-cell table:number-columns-repeated="2" office:value-type="float" office:value="666" calcext:value-type="float">
            <text:p>666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10]=[.C161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80PI_n1_E.mtx</text:p>
          </table:table-cell>
          <table:table-cell table:number-columns-repeated="3" office:value-type="float" office:value="4028" calcext:value-type="float">
            <text:p>402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11]=[.C161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80PI_n1_E.mtx</text:p>
          </table:table-cell>
          <table:table-cell table:number-columns-repeated="3" office:value-type="float" office:value="4028" calcext:value-type="float">
            <text:p>402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12]=[.C161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_400.mtx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13]=[.C161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31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14]=[.C161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32.mt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15]=[.C161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33.mt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16]=[.C161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34.mt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17]=[.C161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m1000.mtx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996" calcext:value-type="float">
            <text:p>39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18]=[.C161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b1000.mtx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996" calcext:value-type="float">
            <text:p>39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19]=[.C161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ng3c.mtx</text:p>
          </table:table-cell>
          <table:table-cell table:number-columns-repeated="2" office:value-type="float" office:value="841" calcext:value-type="float">
            <text:p>841</text:p>
          </table:table-cell>
          <table:table-cell office:value-type="float" office:value="3988" calcext:value-type="float">
            <text:p>398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20]=[.C162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56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988" calcext:value-type="float">
            <text:p>398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21]=[.C162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09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884" calcext:value-type="float">
            <text:p>388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22]=[.C162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k656.mtx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3884" calcext:value-type="float">
            <text:p>388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23]=[.C162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07.mtx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24]=[.C162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19.mtx</text:p>
          </table:table-cell>
          <table:table-cell table:number-columns-repeated="2" office:value-type="float" office:value="817" calcext:value-type="float">
            <text:p>817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25]=[.C162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36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26]=[.C162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25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27]=[.C162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28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816" calcext:value-type="float">
            <text:p>381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28]=[.C162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_200.mtx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29]=[.C162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rman4.mtx</text:p>
          </table:table-cell>
          <table:table-cell table:number-columns-repeated="2" office:value-type="float" office:value="1104" calcext:value-type="float">
            <text:p>1104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30]=[.C163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am1.mtx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3762" calcext:value-type="float">
            <text:p>376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31]=[.C163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17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687" calcext:value-type="float">
            <text:p>368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32]=[.C163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fwa398.mtx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33]=[.C163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37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34]=[.C163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27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35]=[.C163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21.mtx</text:p>
          </table:table-cell>
          <table:table-cell table:number-columns-repeated="3" office:value-type="float" office:value="3600" calcext:value-type="float">
            <text:p>36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36]=[.C163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39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37]=[.C163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22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38]=[.C163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24.mtx</text:p>
          </table:table-cell>
          <table:table-cell table:number-columns-repeated="3" office:value-type="float" office:value="3562" calcext:value-type="float">
            <text:p>356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39]=[.C163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35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548" calcext:value-type="float">
            <text:p>354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40]=[.C164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ls1090.mtx</text:p>
          </table:table-cell>
          <table:table-cell table:number-columns-repeated="2" office:value-type="float" office:value="1090" calcext:value-type="float">
            <text:p>1090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41]=[.C164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21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42]=[.C164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0989.mtx</text:p>
          </table:table-cell>
          <table:table-cell table:number-columns-repeated="2" office:value-type="float" office:value="989" calcext:value-type="float">
            <text:p>989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43]=[.C164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52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523" calcext:value-type="float">
            <text:p>352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44]=[.C164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es_3.mtx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45]=[.C164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53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465" calcext:value-type="float">
            <text:p>346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46]=[.C164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08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47]=[.C164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18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48]=[.C164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54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49]=[.C164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fwb782.mtx</text:p>
          </table:table-cell>
          <table:table-cell table:number-columns-repeated="2" office:value-type="float" office:value="782" calcext:value-type="float">
            <text:p>782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50]=[.C165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h882.mtx</text:p>
          </table:table-cell>
          <table:table-cell table:number-columns-repeated="2" office:value-type="float" office:value="882" calcext:value-type="float">
            <text:p>882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51]=[.C165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_600.mtx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float" office:value="3279" calcext:value-type="float">
            <text:p>327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52]=[.C165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_0.mtx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53]=[.C165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47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54]=[.C165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50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55]=[.C165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z308.mtx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56]=[.C165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_400.mtx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57]=[.C165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m300.mtx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58]=[.C165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49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135" calcext:value-type="float">
            <text:p>313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59]=[.C165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23.mtx</text:p>
          </table:table-cell>
          <table:table-cell table:number-columns-repeated="3" office:value-type="float" office:value="3134" calcext:value-type="float">
            <text:p>313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60]=[.C166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40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133" calcext:value-type="float">
            <text:p>313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61]=[.C166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26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62]=[.C166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32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63]=[.C166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59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095" calcext:value-type="float">
            <text:p>309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64]=[.C166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ge7.mtx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3084" calcext:value-type="float">
            <text:p>308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65]=[.C166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30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66]=[.C166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t362.mtx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67]=[.C166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_200.mtx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float" office:value="3068" calcext:value-type="float">
            <text:p>306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68]=[.C166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34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068" calcext:value-type="float">
            <text:p>306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69]=[.C166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33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70]=[.C167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23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71]=[.C167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20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2983" calcext:value-type="float">
            <text:p>298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72]=[.C167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38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73]=[.C167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44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2935" calcext:value-type="float">
            <text:p>293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74]=[.C167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h768.mtx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75]=[.C167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48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76]=[.C167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51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2889" calcext:value-type="float">
            <text:p>288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77]=[.C167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60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78]=[.C167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20PI_n.mtx</text:p>
          </table:table-cell>
          <table:table-cell table:number-columns-repeated="2" office:value-type="float" office:value="1182" calcext:value-type="float">
            <text:p>1182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79]=[.C167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20PI_n.mtx</text:p>
          </table:table-cell>
          <table:table-cell table:number-columns-repeated="2" office:value-type="float" office:value="1182" calcext:value-type="float">
            <text:p>1182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80]=[.C168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k400.mtx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81]=[.C168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0655.mtx</text:p>
          </table:table-cell>
          <table:table-cell table:number-columns-repeated="2" office:value-type="float" office:value="655" calcext:value-type="float">
            <text:p>655</text:p>
          </table:table-cell>
          <table:table-cell office:value-type="float" office:value="2854" calcext:value-type="float">
            <text:p>285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82]=[.C168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29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2841" calcext:value-type="float">
            <text:p>284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83]=[.C168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s5.mtx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84]=[.C168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ns_511.mtx</text:p>
          </table:table-cell>
          <table:table-cell table:number-columns-repeated="2" office:value-type="float" office:value="511" calcext:value-type="float">
            <text:p>511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85]=[.C168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nsp_511.mtx</text:p>
          </table:table-cell>
          <table:table-cell table:number-columns-repeated="2" office:value-type="float" office:value="511" calcext:value-type="float">
            <text:p>511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86]=[.C168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blem1.mtx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float" office:value="2779" calcext:value-type="float">
            <text:p>277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87]=[.C168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12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88]=[.C168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41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2774" calcext:value-type="float">
            <text:p>277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89]=[.C168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zz.mtx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90]=[.C169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science.mtx</text:p>
          </table:table-cell>
          <table:table-cell table:number-columns-repeated="2" office:value-type="float" office:value="1589" calcext:value-type="float">
            <text:p>1589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91]=[.C169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14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92]=[.C169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s7.mtx</text:p>
          </table:table-cell>
          <table:table-cell table:number-columns-repeated="2" office:value-type="float" office:value="729" calcext:value-type="float">
            <text:p>729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93]=[.C169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cca.mtx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94]=[.C169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55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695]=[.C169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_680_1.mtx</text:p>
          </table:table-cell>
          <table:table-cell table:number-columns-repeated="2" office:value-type="float" office:value="680" calcext:value-type="float">
            <text:p>680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96]=[.C169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_680_2.mtx</text:p>
          </table:table-cell>
          <table:table-cell table:number-columns-repeated="2" office:value-type="float" office:value="680" calcext:value-type="float">
            <text:p>680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97]=[.C169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_680_3.mtx</text:p>
          </table:table-cell>
          <table:table-cell table:number-columns-repeated="2" office:value-type="float" office:value="680" calcext:value-type="float">
            <text:p>680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698]=[.C169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38_bus.mtx</text:p>
          </table:table-cell>
          <table:table-cell table:number-columns-repeated="2" office:value-type="float" office:value="1138" calcext:value-type="float">
            <text:p>1138</text:p>
          </table:table-cell>
          <table:table-cell office:value-type="float" office:value="2596" calcext:value-type="float">
            <text:p>25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699]=[.C169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b450l.mtx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00]=[.C170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b450.mtx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01]=[.C170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45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702]=[.C170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61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703]=[.C170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20PI_n1.mtx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04]=[.C170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20PI_n1.mtx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05]=[.C170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s2.mtx</text:p>
          </table:table-cell>
          <table:table-cell table:number-columns-repeated="2" office:value-type="float" office:value="957" calcext:value-type="float">
            <text:p>957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06]=[.C170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w256B.mtx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07]=[.C170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wb512.mtx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08]=[.C170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fethen_300.mtx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709]=[.C170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46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710]=[.C171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w256A.mtx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11]=[.C171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wa512.mtx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12]=[.C171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_0.mtx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13]=[.C171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sson2D.mtx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14]=[.C171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5-5-b3.mt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715]=[.C171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24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716]=[.C171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rman1.mtx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17]=[.C171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ylr3.mtx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18]=[.C171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43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719]=[.C171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64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720]=[.C172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egansneural.mtx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721]=[.C172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byshev1.mtx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22]=[.C172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66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723]=[.C172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42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724]=[.C172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02.mtx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25]=[.C172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ls340.mtx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2196" calcext:value-type="float">
            <text:p>21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26]=[.C172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_512.mtx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27]=[.C172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58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728]=[.C172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ston_M.mtx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29]=[.C172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0381.mtx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30]=[.C173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13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731]=[.C173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65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732]=[.C173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ir97.mtx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2126" calcext:value-type="float">
            <text:p>21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33]=[.C173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40PI_n_E.mtx</text:p>
          </table:table-cell>
          <table:table-cell table:number-columns-repeated="2" office:value-type="float" office:value="2182" calcext:value-type="float">
            <text:p>2182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34]=[.C173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40PI_n_E.mtx</text:p>
          </table:table-cell>
          <table:table-cell table:number-columns-repeated="2" office:value-type="float" office:value="2182" calcext:value-type="float">
            <text:p>2182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35]=[.C173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egans_metabolic.mtx</text:p>
          </table:table-cell>
          <table:table-cell table:number-columns-repeated="2" office:value-type="float" office:value="453" calcext:value-type="float">
            <text:p>453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736]=[.C173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40PI_n1_E.mtx</text:p>
          </table:table-cell>
          <table:table-cell table:number-columns-repeated="3" office:value-type="float" office:value="2028" calcext:value-type="float">
            <text:p>202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37]=[.C173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40PI_n1_E.mtx</text:p>
          </table:table-cell>
          <table:table-cell table:number-columns-repeated="3" office:value-type="float" office:value="2028" calcext:value-type="float">
            <text:p>202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38]=[.C173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62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739]=[.C173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m500.mtx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40]=[.C174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85_bus.mtx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41]=[.C174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s6.mtx</text:p>
          </table:table-cell>
          <table:table-cell table:number-columns-repeated="2" office:value-type="float" office:value="675" calcext:value-type="float">
            <text:p>675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42]=[.C174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63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743]=[.C174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26.mtx</text:p>
          </table:table-cell>
          <table:table-cell table:number-columns-repeated="3" office:value-type="float" office:value="1922" calcext:value-type="float">
            <text:p>192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44]=[.C174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0479.mtx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45]=[.C174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04.mtx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46]=[.C174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57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747]=[.C174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ters911_Day_19.mtx</text:p>
          </table:table-cell>
          <table:table-cell table:number-columns-repeated="2" office:value-type="float" office:value="13332" calcext:value-type="float">
            <text:p>13332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748]=[.C174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w496.mtx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49]=[.C174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20.mtx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50]=[.C175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ls90.mtx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51]=[.C175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0497.mtx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52]=[.C175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l_200.mtx</text:p>
          </table:table-cell>
          <table:table-cell table:number-columns-repeated="2" office:value-type="float" office:value="663" calcext:value-type="float">
            <text:p>663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753]=[.C175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l_400.mtx</text:p>
          </table:table-cell>
          <table:table-cell table:number-columns-repeated="2" office:value-type="float" office:value="663" calcext:value-type="float">
            <text:p>663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754]=[.C175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l_0.mtx</text:p>
          </table:table-cell>
          <table:table-cell table:number-columns-repeated="2" office:value-type="float" office:value="663" calcext:value-type="float">
            <text:p>663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755]=[.C175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D96_a.mtx</text:p>
          </table:table-cell>
          <table:table-cell table:number-columns-repeated="2" office:value-type="float" office:value="1096" calcext:value-type="float">
            <text:p>1096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756]=[.C175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2D_E.mtx</text:p>
          </table:table-cell>
          <table:table-cell table:number-columns-repeated="3" office:value-type="float" office:value="1668" calcext:value-type="float">
            <text:p>166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57]=[.C175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fwb398.mtx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58]=[.C175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10PI_n.mtx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59]=[.C175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0PI_n.mtx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60]=[.C176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trans_01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61]=[.C176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3.mtx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762]=[.C176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1.mtx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763]=[.C176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2.mtx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764]=[.C176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62_bus.mtx</text:p>
          </table:table-cell>
          <table:table-cell table:number-columns-repeated="2" office:value-type="float" office:value="662" calcext:value-type="float">
            <text:p>662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765]=[.C176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fethen_200.mtx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766]=[.C176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45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67]=[.C176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02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68]=[.C176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31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69]=[.C176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12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70]=[.C177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28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71]=[.C177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30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72]=[.C177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09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73]=[.C177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47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74]=[.C177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35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75]=[.C177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37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76]=[.C177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50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77]=[.C177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53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78]=[.C177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38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79]=[.C177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07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80]=[.C178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44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81]=[.C178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29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82]=[.C178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11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83]=[.C178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23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84]=[.C178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42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85]=[.C178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16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86]=[.C178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06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87]=[.C178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10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88]=[.C178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43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89]=[.C178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41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90]=[.C179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25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91]=[.C179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24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92]=[.C179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34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93]=[.C179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48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94]=[.C179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40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95]=[.C179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20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96]=[.C179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32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97]=[.C179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26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98]=[.C179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55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799]=[.C179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19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00]=[.C180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22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01]=[.C180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36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02]=[.C180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08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03]=[.C180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17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04]=[.C180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05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05]=[.C180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04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06]=[.C180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51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07]=[.C180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54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08]=[.C180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14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09]=[.C180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33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10]=[.C181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21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11]=[.C181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56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12]=[.C181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27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13]=[.C181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46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14]=[.C181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57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15]=[.C181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15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16]=[.C181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01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17]=[.C181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18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18]=[.C181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13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19]=[.C181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49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20]=[.C182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39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21]=[.C182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03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22]=[.C182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il_dcop_52.mtx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23]=[.C182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fethen_200b.mtx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824]=[.C182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z148.mtx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25]=[.C182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14.mtx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26]=[.C182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nc261.mtx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27]=[.C182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11.mtx</text:p>
          </table:table-cell>
          <table:table-cell table:number-columns-repeated="3" office:value-type="float" office:value="1473" calcext:value-type="float">
            <text:p>147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28]=[.C182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_343.mtx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29]=[.C182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05.mtx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30]=[.C183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hdb416.mtx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31]=[.C183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col_d.mtx</text:p>
          </table:table-cell>
          <table:table-cell table:number-columns-repeated="2" office:value-type="float" office:value="425" calcext:value-type="float">
            <text:p>425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32]=[.C183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10PI_n1.mtx</text:p>
          </table:table-cell>
          <table:table-cell table:number-columns-repeated="2" office:value-type="float" office:value="528" calcext:value-type="float">
            <text:p>528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33]=[.C183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0PI_n1.mtx</text:p>
          </table:table-cell>
          <table:table-cell table:number-columns-repeated="2" office:value-type="float" office:value="528" calcext:value-type="float">
            <text:p>528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34]=[.C183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col_e.mtx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35]=[.C183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nd_a.mtx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36]=[.C183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nd_b.mtx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37]=[.C183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05.mtx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38]=[.C183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130.mtx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39]=[.C183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epa400.mtx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40]=[.C184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w_36_pmec_36.mtx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41]=[.C184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h2e1.mtx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42]=[.C184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h2em5.mtx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43]=[.C184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ylr1.mtx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44]=[.C184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b200l.mtx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45]=[.C184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b200.mtx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46]=[.C184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fethen_150.mtx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847]=[.C184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h3e1.mtx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48]=[.C184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h3em5.mtx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49]=[.C184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09.mtx</text:p>
          </table:table-cell>
          <table:table-cell table:number-columns-repeated="3" office:value-type="float" office:value="1083" calcext:value-type="float">
            <text:p>108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50]=[.C185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94_bus.mtx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51]=[.C185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08.mtx</text:p>
          </table:table-cell>
          <table:table-cell table:number-columns-repeated="3" office:value-type="float" office:value="1074" calcext:value-type="float">
            <text:p>107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52]=[.C185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_183_6.mtx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53]=[.C185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_183_1.mtx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54]=[.C185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_183_3.mtx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55]=[.C185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_183_4.mtx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56]=[.C185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e225.mtx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57]=[.C185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20PI_n_E.mtx</text:p>
          </table:table-cell>
          <table:table-cell table:number-columns-repeated="2" office:value-type="float" office:value="1182" calcext:value-type="float">
            <text:p>1182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58]=[.C185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20PI_n_E.mtx</text:p>
          </table:table-cell>
          <table:table-cell table:number-columns-repeated="2" office:value-type="float" office:value="1182" calcext:value-type="float">
            <text:p>1182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59]=[.C185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D00_c.mtx</text:p>
          </table:table-cell>
          <table:table-cell table:number-columns-repeated="2" office:value-type="float" office:value="638" calcext:value-type="float">
            <text:p>638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860]=[.C186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20PI_n1_E.mtx</text:p>
          </table:table-cell>
          <table:table-cell table:number-columns-repeated="3" office:value-type="float" office:value="1028" calcext:value-type="float">
            <text:p>102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61]=[.C186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20PI_n1_E.mtx</text:p>
          </table:table-cell>
          <table:table-cell table:number-columns-repeated="3" office:value-type="float" office:value="1028" calcext:value-type="float">
            <text:p>102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62]=[.C186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G_mat72.mtx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863]=[.C186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_185.mtx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64]=[.C186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llW.mtx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865]=[.C186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k104.mtx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66]=[.C186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p163.mtx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67]=[.C186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am3.mtx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68]=[.C186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skz362.mtx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kew-symmetric</text:p>
          </table:table-cell>
          <table:table-cell table:formula="of:=IF([.B1869]=[.C186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_216a.mtx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70]=[.C187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_216b.mtx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71]=[.C187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bot.mtx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72]=[.C187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19.mtx</text:p>
          </table:table-cell>
          <table:table-cell table:number-columns-repeated="3" office:value-type="float" office:value="817" calcext:value-type="float">
            <text:p>81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73]=[.C187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t11.mtx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74]=[.C187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wm200.mtx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75]=[.C187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ge6.mtx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76]=[.C187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tor1.mtx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77]=[.C187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D01_a.mtx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878]=[.C187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D01_Acap.mtx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879]=[.C187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s1.mtx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880]=[.C188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8blocks.mtx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881]=[.C188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col_a.mtx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82]=[.C188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0PI_n_E.mtx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83]=[.C188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10PI_n_E.mtx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84]=[.C188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ns_131.mtx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85]=[.C188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nsp_131.mtx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86]=[.C188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0PI_n1_E.mtx</text:p>
          </table:table-cell>
          <table:table-cell table:number-columns-repeated="3" office:value-type="float" office:value="528" calcext:value-type="float">
            <text:p>52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87]=[.C188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10PI_n1_E.mtx</text:p>
          </table:table-cell>
          <table:table-cell table:number-columns-repeated="3" office:value-type="float" office:value="528" calcext:value-type="float">
            <text:p>52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88]=[.C188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0167.mtx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89]=[.C188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20.mtx</text:p>
          </table:table-cell>
          <table:table-cell table:number-columns-repeated="3" office:value-type="float" office:value="485" calcext:value-type="float">
            <text:p>48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90]=[.C189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w136.mtx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91]=[.C189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D97_c.mtx</text:p>
          </table:table-cell>
          <table:table-cell table:number-columns-repeated="2" office:value-type="float" office:value="452" calcext:value-type="float">
            <text:p>45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892]=[.C189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fwa62.mtx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93]=[.C189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_115.mtx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94]=[.C189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06.mtx</text:p>
          </table:table-cell>
          <table:table-cell table:number-columns-repeated="3" office:value-type="float" office:value="420" calcext:value-type="float">
            <text:p>42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95]=[.C189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22.mtx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96]=[.C189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0132.mtx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97]=[.C189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col_c.mtx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898]=[.C189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epb400.mtx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899]=[.C189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b100.mtx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900]=[.C190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m100.mtx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901]=[.C190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03.mtx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02]=[.C190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0156.mtx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903]=[.C190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s4.mtx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04]=[.C190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col_b.mtx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905]=[.C190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vtol.mtx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906]=[.C190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0067.mtx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907]=[.C190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smis.mtx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908]=[.C190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_dyn1.mtx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909]=[.C190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_dyn.mtx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910]=[.C191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ge5.mtx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911]=[.C191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k01.mtx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12]=[.C191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3c6-b1.mtx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913]=[.C191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fwb62.mtx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14]=[.C191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es_1.mtx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915]=[.C191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h1e1.mtx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16]=[.C191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h1em6.mtx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17]=[.C191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h1em1.mtx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18]=[.C191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5.mtx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19]=[.C191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05.mtx</text:p>
          </table:table-cell>
          <table:table-cell table:number-columns-repeated="3" office:value-type="float" office:value="153" calcext:value-type="float">
            <text:p>15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20]=[.C192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_ss.mtx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921]=[.C192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22.mtx</text:p>
          </table:table-cell>
          <table:table-cell table:number-columns-repeated="3" office:value-type="float" office:value="138" calcext:value-type="float">
            <text:p>13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22]=[.C192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D01_c.mtx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923]=[.C192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04.mtx</text:p>
          </table:table-cell>
          <table:table-cell table:number-columns-repeated="3" office:value-type="float" office:value="132" calcext:value-type="float">
            <text:p>13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24]=[.C192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D97_b.mtx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25]=[.C192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D99_b.mtx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926]=[.C192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di_authors.mtx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927]=[.C192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otball.mtx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928]=[.C192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03.mtx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29]=[.C192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al_bci_Atop.mtx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30]=[.C193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al_bci_Abottom.mtx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31]=[.C193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mrle1.mtx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932]=[.C193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fethen_20.mtx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933]=[.C193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fethen_20b.mtx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934]=[.C193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gusa16.mtx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935]=[.C193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02.mtx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36]=[.C193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gusa18.mtx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ral</text:p>
          </table:table-cell>
          <table:table-cell table:formula="of:=IF([.B1937]=[.C193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F10_M.mtx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38]=[.C193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F10_E.mtx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39]=[.C1939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F10.mtx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40]=[.C1940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ge4.mtx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941]=[.C1941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sstm01.mtx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942]=[.C1942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anke94.mtx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ymmetric</text:p>
          </table:table-cell>
          <table:table-cell table:formula="of:=IF([.B1943]=[.C1943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dal_bci_Aside.mtx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44]=[.C1944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FAT5_M.mtx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45]=[.C1945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FAT5_E.mtx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46]=[.C1946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FAT5.mtx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mmetric</text:p>
          </table:table-cell>
          <table:table-cell table:formula="of:=IF([.B1947]=[.C1947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ge3.mt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948]=[.C1948]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1_ss.mtx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general</text:p>
          </table:table-cell>
          <table:table-cell table:formula="of:=IF([.B1949]=[.C1949];&quot;yes&quot;;&quot;no&quot;)" office:value-type="string" office:string-value="yes" calcext:value-type="string">
            <text:p>yes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H194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47:24.118932450</meta:creation-date>
    <dc:date>2016-02-29T14:04:42.042905308</dc:date>
    <meta:editing-duration>PT17M17S</meta:editing-duration>
    <meta:editing-cycles>2</meta:editing-cycles>
    <meta:generator>LibreOffice/5.0.5.2$Linux_X86_64 LibreOffice_project/00m0$Build-2</meta:generator>
    <meta:document-statistic meta:table-count="1" meta:cell-count="15605" meta:object-count="0"/>
  </office:meta>
</office:document-meta>
</file>